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Konatu" svg:font-family="Konatu"/>
    <style:font-face style:name="Pothana2000" svg:font-family="Pothana2000"/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>
      <style:paragraph-properties fo:margin-left="0in" fo:margin-right="0in" fo:text-indent="0in" style:auto-text-indent="false"/>
    </style:style>
    <style:style style:name="P3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33" style:family="paragraph" style:parent-style-name="Text_20_body">
      <style:paragraph-properties fo:margin-left="0in" fo:margin-right="0in" fo:margin-top="0.0075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34" style:family="paragraph" style:parent-style-name="Text_20_body">
      <style:paragraph-properties fo:margin-left="0in" fo:margin-right="0in" fo:margin-top="0.0063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35" style:family="paragraph" style:parent-style-name="Text_20_body">
      <style:paragraph-properties fo:margin-left="0in" fo:margin-right="0in" fo:margin-top="0.0028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36" style:family="paragraph" style:parent-style-name="Text_20_body">
      <style:paragraph-properties fo:margin-left="0in" fo:margin-right="0in" fo:margin-top="0.0047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37" style:family="paragraph" style:parent-style-name="Text_20_body">
      <style:paragraph-properties fo:margin-left="0in" fo:margin-right="0in" fo:margin-top="0.0035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38" style:family="paragraph" style:parent-style-name="Text_20_body">
      <style:paragraph-properties fo:margin-left="0in" fo:margin-right="0in" fo:margin-top="0.0008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39" style:family="paragraph" style:parent-style-name="Text_20_body">
      <style:paragraph-properties fo:margin-left="0in" fo:margin-right="0in" fo:margin-top="0.0071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40" style:family="paragraph" style:parent-style-name="Text_20_body">
      <style:paragraph-properties fo:margin-left="0in" fo:margin-right="0in" fo:margin-top="0.0043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41" style:family="paragraph" style:parent-style-name="Text_20_body">
      <style:paragraph-properties fo:margin-left="0in" fo:margin-right="0in" fo:margin-top="0.002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42" style:family="paragraph" style:parent-style-name="Text_20_body">
      <style:paragraph-properties fo:margin-left="0in" fo:margin-right="0in" fo:margin-top="0.0055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43" style:family="paragraph" style:parent-style-name="Text_20_body">
      <style:paragraph-properties fo:margin-left="0in" fo:margin-right="0in" fo:margin-top="0.0016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44" style:family="paragraph" style:parent-style-name="Text_20_body">
      <style:paragraph-properties fo:margin-left="0.4043in" fo:margin-right="0.4193in" fo:margin-top="0.0008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6pt" fo:letter-spacing="normal" fo:font-style="normal" fo:font-weight="normal"/>
    </style:style>
    <style:style style:name="P45" style:family="paragraph" style:parent-style-name="Text_20_body">
      <style:paragraph-properties fo:margin-left="0.4043in" fo:margin-right="0.4193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/>
    </style:style>
    <style:style style:name="P46" style:family="paragraph" style:parent-style-name="Text_20_body">
      <style:paragraph-properties fo:margin-left="0in" fo:margin-right="0.0819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/>
    </style:style>
    <style:style style:name="P47" style:family="paragraph" style:parent-style-name="Text_20_body">
      <style:paragraph-properties fo:margin-left="0.4043in" fo:margin-right="0.4173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/>
    </style:style>
    <style:style style:name="P48" style:family="paragraph" style:parent-style-name="Text_20_body">
      <style:paragraph-properties fo:margin-left="0.4043in" fo:margin-right="0.4173in" fo:margin-top="0.1118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/>
    </style:style>
    <style:style style:name="P49" style:family="paragraph" style:parent-style-name="Text_20_body">
      <style:paragraph-properties fo:margin-left="0.0965in" fo:margin-right="0.1126in" fo:margin-top="0in" fo:margin-bottom="0in" loext:contextual-spacing="false" style:line-height-at-least="0.3752in" fo:text-align="center" style:justify-single-word="false" fo:orphans="2" fo:widows="2" fo:text-indent="0.00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0" style:family="paragraph" style:parent-style-name="Text_20_body">
      <style:paragraph-properties fo:margin-left="1.5618in" fo:margin-right="1.5772in" fo:margin-top="0.111in" fo:margin-bottom="0in" loext:contextual-spacing="false" style:line-height-at-least="0.389in" fo:text-align="center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1" style:family="paragraph" style:parent-style-name="Text_20_body">
      <style:paragraph-properties fo:margin-left="0.4043in" fo:margin-right="0.4189in" fo:margin-top="0.1138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2" style:family="paragraph" style:parent-style-name="Text_20_body">
      <style:paragraph-properties fo:margin-left="0.0701in" fo:margin-right="0.5917in" fo:margin-top="0.0307in" fo:margin-bottom="0in" loext:contextual-spacing="false" style:line-height-at-least="0.389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3" style:family="paragraph" style:parent-style-name="Text_20_body">
      <style:paragraph-properties fo:margin-left="0.0701in" fo:margin-right="0in" fo:margin-top="0in" fo:margin-bottom="0in" loext:contextual-spacing="false" style:line-height-at-least="0.220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4" style:family="paragraph" style:parent-style-name="Text_20_body">
      <style:paragraph-properties fo:margin-left="0.0701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5" style:family="paragraph" style:parent-style-name="Text_20_body">
      <style:paragraph-properties fo:margin-left="0.0701in" fo:margin-right="0in" fo:margin-top="0in" fo:margin-bottom="0in" loext:contextual-spacing="false" style:line-height-at-least="0.2201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6" style:family="paragraph" style:parent-style-name="Text_20_body">
      <style:paragraph-properties fo:margin-left="0.0701in" fo:margin-right="0in" fo:margin-top="0in" fo:margin-bottom="0in" loext:contextual-spacing="false" style:line-height-at-least="0.098in" fo:orphans="2" fo:widows="2" fo:text-indent="0in" style:auto-text-indent="false"/>
      <style:text-properties fo:font-variant="normal" fo:text-transform="none" fo:color="#000000" fo:letter-spacing="normal"/>
    </style:style>
    <style:style style:name="P57" style:family="paragraph" style:parent-style-name="Text_20_body">
      <style:paragraph-properties fo:margin-left="0.0701in" fo:margin-right="0in" fo:margin-top="0.0008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8" style:family="paragraph" style:parent-style-name="Text_20_body">
      <style:paragraph-properties fo:margin-left="0.0701in" fo:margin-right="0in" fo:margin-top="0.05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9" style:family="paragraph" style:parent-style-name="Text_20_body">
      <style:paragraph-properties fo:margin-left="0.0701in" fo:margin-right="0in" fo:margin-top="0.0063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0" style:family="paragraph" style:parent-style-name="Text_20_body">
      <style:paragraph-properties fo:margin-left="0.0701in" fo:margin-right="0in" fo:margin-top="0.0661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1" style:family="paragraph" style:parent-style-name="Text_20_body">
      <style:paragraph-properties fo:margin-left="0.0701in" fo:margin-right="0in" fo:margin-top="0.1118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2" style:family="paragraph" style:parent-style-name="Text_20_body">
      <style:paragraph-properties fo:margin-left="0.0701in" fo:margin-right="0in" fo:margin-top="0.1102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3" style:family="paragraph" style:parent-style-name="Text_20_body">
      <style:paragraph-properties fo:margin-left="0.0701in" fo:margin-right="0in" fo:margin-top="0.1126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4" style:family="paragraph" style:parent-style-name="Text_20_body">
      <style:paragraph-properties fo:margin-left="0.0701in" fo:margin-right="0in" fo:margin-top="0.1083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5" style:family="paragraph" style:parent-style-name="Text_20_body">
      <style:paragraph-properties fo:margin-left="0.0701in" fo:margin-right="0in" fo:margin-top="0.0445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6" style:family="paragraph" style:parent-style-name="Text_20_body">
      <style:paragraph-properties fo:margin-left="2.6453in" fo:margin-right="0in" fo:margin-top="0.1102in" fo:margin-bottom="0in" loext:contextual-spacing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/>
    </style:style>
    <style:style style:name="P67" style:family="paragraph" style:parent-style-name="Text_20_body">
      <style:paragraph-properties fo:margin-left="2.6445in" fo:margin-right="1.6173in" fo:margin-top="0.1102in" fo:margin-bottom="0in" loext:contextual-spacing="false" style:line-height-at-least="0.389in" fo:orphans="2" fo:widows="2" fo:text-indent="-0.0008in" style:auto-text-indent="false" fo:padding="0in" fo:border="non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8" style:family="paragraph" style:parent-style-name="Text_20_body">
      <style:paragraph-properties fo:margin-left="2.6453in" fo:margin-right="1.3055in" fo:margin-top="0.1126in" fo:margin-bottom="0in" loext:contextual-spacing="false" style:line-height-at-least="0.389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9" style:family="paragraph" style:parent-style-name="Text_20_body">
      <style:paragraph-properties fo:margin-left="0.0701in" fo:margin-right="0.0819in" fo:margin-top="0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0" style:family="paragraph" style:parent-style-name="Text_20_body">
      <style:paragraph-properties fo:margin-left="0.0701in" fo:margin-right="0.0819in" fo:margin-top="0.0035in" fo:margin-bottom="0in" loext:contextual-spacing="false" style:line-height-at-least="0.3752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1" style:family="paragraph" style:parent-style-name="Text_20_body">
      <style:paragraph-properties fo:margin-left="0.0701in" fo:margin-right="0.2854in" fo:margin-top="0in" fo:margin-bottom="0in" loext:contextual-spacing="false" style:line-height-at-least="0.389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2" style:family="paragraph" style:parent-style-name="Text_20_body">
      <style:paragraph-properties fo:margin-left="0.0701in" fo:margin-right="2.0654in" fo:margin-top="0.0008in" fo:margin-bottom="0in" loext:contextual-spacing="false" style:line-height-at-least="0.6665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3" style:family="paragraph" style:parent-style-name="Text_20_body">
      <style:paragraph-properties fo:margin-left="0.4043in" fo:margin-right="0.4138in" fo:margin-top="0.0307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/>
    </style:style>
    <style:style style:name="P74" style:family="paragraph" style:parent-style-name="Text_20_body">
      <style:paragraph-properties fo:margin-left="0.0701in" fo:margin-right="0.0783in" fo:margin-top="0.0008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5" style:family="paragraph" style:parent-style-name="Text_20_body">
      <style:paragraph-properties fo:margin-left="0.0701in" fo:margin-right="0.0783in" fo:margin-top="0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6" style:family="paragraph" style:parent-style-name="Text_20_body">
      <style:paragraph-properties fo:margin-left="0.0701in" fo:margin-right="0.0783in" fo:margin-top="0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7" style:family="paragraph" style:parent-style-name="Text_20_body">
      <style:paragraph-properties fo:margin-left="0.0701in" fo:margin-right="0.0783in" fo:margin-top="0.0445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8" style:family="paragraph" style:parent-style-name="Text_20_body">
      <style:paragraph-properties fo:margin-left="0.0701in" fo:margin-right="0.0783in" fo:margin-top="0.0307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9" style:family="paragraph" style:parent-style-name="Text_20_body">
      <style:paragraph-properties fo:margin-left="0.0701in" fo:margin-right="0.0783in" fo:margin-top="0.1118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0" style:family="paragraph" style:parent-style-name="Text_20_body">
      <style:paragraph-properties fo:margin-left="0.0701in" fo:margin-right="0.0783in" fo:margin-top="0.002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1" style:family="paragraph" style:parent-style-name="Text_20_body">
      <style:paragraph-properties fo:margin-left="0.0701in" fo:margin-right="0.0783in" fo:margin-top="0.1102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2" style:family="paragraph" style:parent-style-name="Text_20_body">
      <style:paragraph-properties fo:margin-left="0.0701in" fo:margin-right="0.0783in" fo:margin-top="0.0047in" fo:margin-bottom="0in" loext:contextual-spacing="false" style:line-height-at-least="0.361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3" style:family="paragraph" style:parent-style-name="Text_20_body">
      <style:paragraph-properties fo:margin-left="0.0701in" fo:margin-right="0.0783in" fo:margin-top="0.0102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4" style:family="paragraph" style:parent-style-name="Text_20_body">
      <style:paragraph-properties fo:margin-left="0.0701in" fo:margin-right="0.0783in" fo:margin-top="0.0118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5" style:family="paragraph" style:parent-style-name="Text_20_body">
      <style:paragraph-properties fo:margin-left="0.0701in" fo:margin-right="0.0799in" fo:margin-top="0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6" style:family="paragraph" style:parent-style-name="Text_20_body">
      <style:paragraph-properties fo:margin-left="0.0701in" fo:margin-right="0.0799in" fo:margin-top="0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7" style:family="paragraph" style:parent-style-name="Text_20_body">
      <style:paragraph-properties fo:margin-left="0.0701in" fo:margin-right="0.0799in" fo:margin-top="0.0445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8" style:family="paragraph" style:parent-style-name="Text_20_body">
      <style:paragraph-properties fo:margin-left="0.0701in" fo:margin-right="0.0799in" fo:margin-top="0.0035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9" style:family="paragraph" style:parent-style-name="Text_20_body">
      <style:paragraph-properties fo:margin-left="0.0701in" fo:margin-right="0.0799in" fo:margin-top="0.0035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0" style:family="paragraph" style:parent-style-name="Text_20_body">
      <style:paragraph-properties fo:margin-left="0.0701in" fo:margin-right="0.0791in" fo:margin-top="0in" fo:margin-bottom="0in" loext:contextual-spacing="false" style:line-height-at-least="0.3752in" fo:text-align="justify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91" style:family="paragraph" style:parent-style-name="Text_20_body">
      <style:paragraph-properties fo:margin-left="0.0701in" fo:margin-right="0.0791in" fo:margin-top="0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2" style:family="paragraph" style:parent-style-name="Text_20_body">
      <style:paragraph-properties fo:margin-left="0.0701in" fo:margin-right="0.0791in" fo:margin-top="0.072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3" style:family="paragraph" style:parent-style-name="Text_20_body">
      <style:paragraph-properties fo:margin-left="0.0701in" fo:margin-right="0.0791in" fo:margin-top="0.0445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4" style:family="paragraph" style:parent-style-name="Text_20_body">
      <style:paragraph-properties fo:margin-left="0.0701in" fo:margin-right="0.0791in" fo:margin-top="0.1102in" fo:margin-bottom="0in" loext:contextual-spacing="false" style:line-height-at-least="0.3752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5" style:family="paragraph" style:parent-style-name="Text_20_body">
      <style:paragraph-properties fo:margin-left="0.0701in" fo:margin-right="0.0807in" fo:margin-top="0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6" style:family="paragraph" style:parent-style-name="Text_20_body">
      <style:paragraph-properties fo:margin-left="0.0701in" fo:margin-right="0.0807in" fo:margin-top="0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7" style:family="paragraph" style:parent-style-name="Text_20_body">
      <style:paragraph-properties fo:margin-left="0.0701in" fo:margin-right="0.0807in" fo:margin-top="0.0146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8" style:family="paragraph" style:parent-style-name="Text_20_body">
      <style:paragraph-properties fo:margin-left="0.0701in" fo:margin-right="0.0807in" fo:margin-top="0.0075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9" style:family="paragraph" style:parent-style-name="Text_20_body">
      <style:paragraph-properties fo:margin-left="0.0701in" fo:margin-right="0.0807in" fo:margin-top="0.1102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0" style:family="paragraph" style:parent-style-name="Text_20_body">
      <style:paragraph-properties fo:margin-left="0.5618in" fo:margin-right="0in" fo:margin-top="0in" fo:margin-bottom="0in" loext:contextual-spacing="false" style:line-height-at-least="0.2228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1" style:family="paragraph" style:parent-style-name="Text_20_body">
      <style:paragraph-properties fo:margin-left="0.5618in" fo:margin-right="0in" fo:margin-top="0in" fo:margin-bottom="0in" loext:contextual-spacing="false" style:line-height-at-least="0.2236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2" style:family="paragraph" style:parent-style-name="Text_20_body">
      <style:paragraph-properties fo:margin-left="0.5618in" fo:margin-right="0in" fo:margin-top="0in" fo:margin-bottom="0in" loext:contextual-spacing="false" style:line-height-at-least="0.2146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3" style:family="paragraph" style:parent-style-name="Text_20_body">
      <style:paragraph-properties fo:margin-left="0.5618in" fo:margin-right="0in" fo:margin-top="0in" fo:margin-bottom="0in" loext:contextual-spacing="false" style:line-height-at-least="0.222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4" style:family="paragraph" style:parent-style-name="Text_20_body">
      <style:paragraph-properties fo:margin-left="0.5618in" fo:margin-right="0in" fo:margin-top="0in" fo:margin-bottom="0in" loext:contextual-spacing="false" style:line-height-at-least="0.220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5" style:family="paragraph" style:parent-style-name="Text_20_body">
      <style:paragraph-properties fo:margin-left="0.5618in" fo:margin-right="0in" fo:margin-top="0in" fo:margin-bottom="0in" loext:contextual-spacing="false" style:line-height-at-least="0.2217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6" style:family="paragraph" style:parent-style-name="Text_20_body">
      <style:paragraph-properties fo:margin-left="0.5618in" fo:margin-right="0in" fo:margin-top="0.0445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7" style:family="paragraph" style:parent-style-name="Text_20_body">
      <style:paragraph-properties fo:margin-left="0.5618in" fo:margin-right="0in" fo:margin-top="0.0102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8" style:family="paragraph" style:parent-style-name="Text_20_body">
      <style:paragraph-properties fo:margin-left="0.5618in" fo:margin-right="0in" fo:margin-top="0.0055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9" style:family="paragraph" style:parent-style-name="Text_20_body">
      <style:paragraph-properties fo:margin-left="0.5618in" fo:margin-right="0in" fo:margin-top="0.1102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0" style:family="paragraph" style:parent-style-name="Text_20_body">
      <style:paragraph-properties fo:margin-left="0.0701in" fo:margin-right="0.0807in" fo:margin-top="0.1055in" fo:margin-bottom="0in" loext:contextual-spacing="false" style:line-height-at-least="0.389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1" style:family="paragraph" style:parent-style-name="Text_20_body">
      <style:paragraph-properties fo:margin-left="0.0701in" fo:margin-right="0.0807in" fo:margin-top="0in" fo:margin-bottom="0in" loext:contextual-spacing="false" style:line-height-at-least="0.389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2" style:family="paragraph" style:parent-style-name="Text_20_body">
      <style:paragraph-properties fo:margin-left="0.0701in" fo:margin-right="0.0807in" fo:margin-top="0.1083in" fo:margin-bottom="0in" loext:contextual-spacing="false" style:line-height-at-least="0.3752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3" style:family="paragraph" style:parent-style-name="Text_20_body">
      <style:paragraph-properties fo:margin-left="0.4453in" fo:margin-right="0in" fo:margin-top="0.1126in" fo:margin-bottom="0in" loext:contextual-spacing="false" fo:text-align="justify" style:justify-single-word="false" fo:orphans="2" fo:widows="2" fo:text-indent="-0.2508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4" style:family="paragraph" style:parent-style-name="Text_20_body">
      <style:paragraph-properties fo:margin-left="0.0701in" fo:margin-right="0.0783in" fo:margin-top="0.1102in" fo:margin-bottom="0in" loext:contextual-spacing="false" style:line-height-at-least="0.3752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5" style:family="paragraph" style:parent-style-name="Text_20_body">
      <style:paragraph-properties fo:margin-left="0.0701in" fo:margin-right="0.0783in" fo:margin-top="0in" fo:margin-bottom="0in" loext:contextual-spacing="false" style:line-height-at-least="0.389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6" style:family="paragraph" style:parent-style-name="Text_20_body">
      <style:paragraph-properties fo:margin-left="0.0701in" fo:margin-right="0.0783in" fo:margin-top="0in" fo:margin-bottom="0in" loext:contextual-spacing="false" style:line-height-at-least="0.3752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7" style:family="paragraph" style:parent-style-name="Text_20_body">
      <style:paragraph-properties fo:margin-left="0.0701in" fo:margin-right="0.0783in" fo:margin-top="0.002in" fo:margin-bottom="0in" loext:contextual-spacing="false" style:line-height-at-least="0.3752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8" style:family="paragraph" style:parent-style-name="Text_20_body">
      <style:paragraph-properties fo:margin-left="0.0701in" fo:margin-right="0.0783in" fo:margin-top="0.002in" fo:margin-bottom="0in" loext:contextual-spacing="false" style:line-height-at-least="0.389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9" style:family="paragraph" style:parent-style-name="Text_20_body">
      <style:paragraph-properties fo:margin-left="0.0701in" fo:margin-right="0.0772in" fo:margin-top="0.002in" fo:margin-bottom="0in" loext:contextual-spacing="false" style:line-height-at-least="0.389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0" style:family="paragraph" style:parent-style-name="Text_20_body">
      <style:paragraph-properties fo:margin-left="0.0701in" fo:margin-right="0.0772in" fo:margin-top="0in" fo:margin-bottom="0in" loext:contextual-spacing="false" style:line-height-at-least="0.3752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1" style:family="paragraph" style:parent-style-name="Text_20_body">
      <style:paragraph-properties fo:margin-left="0.0701in" fo:margin-right="0.0791in" fo:margin-top="0.0035in" fo:margin-bottom="0in" loext:contextual-spacing="false" style:line-height-at-least="0.3752in" fo:text-align="justify" style:justify-single-word="false" fo:orphans="2" fo:widows="2" fo:text-indent="0.12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2" style:family="paragraph" style:parent-style-name="Text_20_body">
      <style:paragraph-properties fo:margin-left="0.0701in" fo:margin-right="0.0772in" fo:margin-top="0.1126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3" style:family="paragraph" style:parent-style-name="Text_20_body">
      <style:paragraph-properties fo:margin-left="0.0701in" fo:margin-right="0.0772in" fo:margin-top="0.0445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4" style:family="paragraph" style:parent-style-name="Text_20_body">
      <style:paragraph-properties fo:margin-left="0.0701in" fo:margin-right="0.0772in" fo:margin-top="0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5" style:family="paragraph" style:parent-style-name="Text_20_body">
      <style:paragraph-properties fo:margin-left="0.0701in" fo:margin-right="0.0791in" fo:margin-top="0.1102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6" style:family="paragraph" style:parent-style-name="Text_20_body">
      <style:paragraph-properties fo:margin-left="0.0701in" fo:margin-right="0.0791in" fo:margin-top="0.1102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7" style:family="paragraph" style:parent-style-name="Text_20_body">
      <style:paragraph-properties fo:margin-left="0.0701in" fo:margin-right="0.0791in" fo:margin-top="0.1118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8" style:family="paragraph" style:parent-style-name="Text_20_body">
      <style:paragraph-properties fo:margin-left="0.0701in" fo:margin-right="0.0791in" fo:margin-top="0.0016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9" style:family="paragraph" style:parent-style-name="Text_20_body">
      <style:paragraph-properties fo:margin-left="0.0701in" fo:margin-right="0.0791in" fo:margin-top="0.0028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0" style:family="paragraph" style:parent-style-name="Text_20_body">
      <style:paragraph-properties fo:margin-left="0.0701in" fo:margin-right="0.0791in" fo:margin-top="0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1" style:family="paragraph" style:parent-style-name="Text_20_body">
      <style:paragraph-properties fo:margin-left="0.0701in" fo:margin-right="0.0791in" fo:margin-top="0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2" style:family="paragraph" style:parent-style-name="Text_20_body">
      <style:paragraph-properties fo:margin-left="0.0701in" fo:margin-right="0.0791in" fo:margin-top="0.0043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3" style:family="paragraph" style:parent-style-name="Text_20_body">
      <style:paragraph-properties fo:margin-left="0.0701in" fo:margin-right="0.0791in" fo:margin-top="0.1126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4" style:family="paragraph" style:parent-style-name="Text_20_body">
      <style:paragraph-properties fo:margin-left="0.0701in" fo:margin-right="0.0807in" fo:margin-top="0.0445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5" style:family="paragraph" style:parent-style-name="Text_20_body">
      <style:paragraph-properties fo:margin-left="0.0701in" fo:margin-right="0.0807in" fo:margin-top="0.0075in" fo:margin-bottom="0in" loext:contextual-spacing="false" style:line-height-at-least="0.3752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6" style:family="paragraph" style:parent-style-name="Text_20_body">
      <style:paragraph-properties fo:margin-left="0.0701in" fo:margin-right="0.0807in" fo:margin-top="0.052in" fo:margin-bottom="0in" loext:contextual-spacing="false" style:line-height-at-least="0.3335in" fo:orphans="2" fo:widows="2" fo:text-indent="0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37" style:family="paragraph" style:parent-style-name="Text_20_body">
      <style:paragraph-properties fo:margin-left="0.0701in" fo:margin-right="0.0807in" fo:margin-top="0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8" style:family="paragraph" style:parent-style-name="Text_20_body">
      <style:paragraph-properties fo:margin-left="0.0701in" fo:margin-right="0.0764in" fo:margin-top="0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9" style:family="paragraph" style:parent-style-name="Text_20_body">
      <style:paragraph-properties fo:margin-left="0.4043in" fo:margin-right="0.4126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/>
    </style:style>
    <style:style style:name="P140" style:family="paragraph" style:parent-style-name="Text_20_body">
      <style:paragraph-properties fo:margin-left="0.0701in" fo:margin-right="0.0783in" fo:margin-top="0.0445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1" style:family="paragraph" style:parent-style-name="Text_20_body">
      <style:paragraph-properties fo:margin-left="0.0701in" fo:margin-right="0.0783in" fo:margin-top="0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2" style:family="paragraph" style:parent-style-name="Text_20_body">
      <style:paragraph-properties fo:margin-left="0.0701in" fo:margin-right="0.0783in" fo:margin-top="0in" fo:margin-bottom="0in" loext:contextual-spacing="false" style:line-height-at-least="0.3752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3" style:family="paragraph" style:parent-style-name="Text_20_body">
      <style:paragraph-properties fo:margin-left="0.0701in" fo:margin-right="0.0783in" fo:margin-top="0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144" style:family="paragraph" style:parent-style-name="Text_20_body">
      <style:paragraph-properties fo:margin-left="0.0701in" fo:margin-right="0.0783in" fo:margin-top="0.0035in" fo:margin-bottom="0in" loext:contextual-spacing="false" style:line-height-at-least="0.3752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5" style:family="paragraph" style:parent-style-name="Text_20_body">
      <style:paragraph-properties fo:margin-left="0.0701in" fo:margin-right="0.0862in" fo:margin-top="0.0965in" fo:margin-bottom="0in" loext:contextual-spacing="false" style:line-height-at-least="0.3193in" fo:orphans="2" fo:widows="2" fo:text-indent="0.1244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46" style:family="paragraph" style:parent-style-name="Text_20_body">
      <style:paragraph-properties fo:margin-left="0.0701in" fo:margin-right="0.0874in" fo:margin-top="0.002in" fo:margin-bottom="0in" loext:contextual-spacing="false" style:line-height-at-least="0.3193in" fo:orphans="2" fo:widows="2" fo:text-indent="0.1252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47" style:family="paragraph" style:parent-style-name="Text_20_body">
      <style:paragraph-properties fo:margin-left="0.5701in" fo:margin-right="0in" fo:margin-top="0in" fo:margin-bottom="0in" loext:contextual-spacing="false" style:line-height-at-least="0.222in" fo:orphans="2" fo:widows="2" fo:text-indent="-0.5008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8" style:family="paragraph" style:parent-style-name="Text_20_body">
      <style:paragraph-properties fo:margin-left="0.5701in" fo:margin-right="0in" fo:margin-top="0in" fo:margin-bottom="0in" loext:contextual-spacing="false" fo:orphans="2" fo:widows="2" fo:text-indent="-0.5008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9" style:family="paragraph" style:parent-style-name="Text_20_body">
      <style:paragraph-properties fo:margin-left="0.5701in" fo:margin-right="0in" fo:margin-top="0.002in" fo:margin-bottom="0in" loext:contextual-spacing="false" fo:orphans="2" fo:widows="2" fo:text-indent="-0.5008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0" style:family="paragraph" style:parent-style-name="Text_20_body">
      <style:paragraph-properties fo:margin-left="0.0701in" fo:margin-right="2.6319in" fo:margin-top="0.1102in" fo:margin-bottom="0in" loext:contextual-spacing="false" style:line-height-at-least="0.3752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1" style:family="paragraph" style:parent-style-name="Text_20_body">
      <style:paragraph-properties fo:margin-left="0.3201in" fo:margin-right="0in" fo:margin-top="0in" fo:margin-bottom="0in" loext:contextual-spacing="false" style:line-height-at-least="0.2209in" fo:orphans="2" fo:widows="2" fo:text-indent="-0.2508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2" style:family="paragraph" style:parent-style-name="Text_20_body">
      <style:paragraph-properties fo:margin-left="0in" fo:margin-right="0.4035in" fo:margin-top="0.1126in" fo:margin-bottom="0in" loext:contextual-spacing="false" fo:text-align="end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3" style:family="paragraph" style:parent-style-name="Text_20_body">
      <style:paragraph-properties fo:margin-left="0in" fo:margin-right="0.3689in" fo:margin-top="0.1102in" fo:margin-bottom="0in" loext:contextual-spacing="false" fo:text-align="end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4" style:family="paragraph" style:parent-style-name="Text_20_body">
      <style:paragraph-properties fo:margin-left="0.0701in" fo:margin-right="0.0854in" fo:margin-top="0.0516in" fo:margin-bottom="0in" loext:contextual-spacing="false" style:line-height-at-least="0.3193in" fo:orphans="2" fo:widows="2" fo:text-indent="0.1244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55" style:family="paragraph" style:parent-style-name="Text_20_body">
      <style:paragraph-properties fo:margin-left="0.4453in" fo:margin-right="0in" fo:margin-top="0in" fo:margin-bottom="0in" loext:contextual-spacing="false" style:line-height-at-least="0.2209in" fo:orphans="2" fo:widows="2" fo:text-indent="-0.3244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6" style:family="paragraph" style:parent-style-name="Text_20_body">
      <style:paragraph-properties fo:margin-left="0.122in" fo:margin-right="0.102in" fo:margin-top="0.1098in" fo:margin-bottom="0in" loext:contextual-spacing="false" style:line-height-at-least="0.3752in" fo:text-align="justify" style:justify-single-word="false" fo:orphans="2" fo:widows="2" fo:text-indent="0.3228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7" style:family="paragraph" style:parent-style-name="Text_20_body">
      <style:paragraph-properties fo:margin-left="0.0701in" fo:margin-right="0.0854in" fo:margin-top="0.0043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8" style:family="paragraph" style:parent-style-name="Text_20_body">
      <style:paragraph-properties fo:margin-left="0.4453in" fo:margin-right="0in" fo:margin-top="0in" fo:margin-bottom="0in" loext:contextual-spacing="false" style:line-height-at-least="0.2209in" fo:orphans="2" fo:widows="2" fo:text-indent="-0.3756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9" style:family="paragraph" style:parent-style-name="Text_20_body">
      <style:paragraph-properties fo:margin-left="0.4453in" fo:margin-right="0in" fo:margin-top="0in" fo:margin-bottom="0in" loext:contextual-spacing="false" style:line-height-at-least="0.2189in" fo:orphans="2" fo:widows="2" fo:text-indent="-0.3756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0" style:family="paragraph" style:parent-style-name="Text_20_body">
      <style:paragraph-properties fo:margin-left="0.4453in" fo:margin-right="0in" fo:margin-top="0in" fo:margin-bottom="0in" loext:contextual-spacing="false" style:line-height-at-least="0.2193in" fo:orphans="2" fo:widows="2" fo:text-indent="-0.3756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1" style:family="paragraph" style:parent-style-name="Text_20_body">
      <style:paragraph-properties fo:margin-left="0.4453in" fo:margin-right="0in" fo:margin-top="0.0028in" fo:margin-bottom="0in" loext:contextual-spacing="false" fo:orphans="2" fo:widows="2" fo:text-indent="-0.3756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2" style:family="paragraph" style:parent-style-name="Text_20_body">
      <style:paragraph-properties fo:margin-left="0.4453in" fo:margin-right="0in" fo:margin-top="0.1118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3" style:family="paragraph" style:parent-style-name="Text_20_body">
      <style:paragraph-properties fo:margin-left="0.4453in" fo:margin-right="0in" fo:margin-top="0.1102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4" style:family="paragraph" style:parent-style-name="Text_20_body">
      <style:paragraph-properties fo:margin-left="0.4453in" fo:margin-right="0in" fo:margin-top="0in" fo:margin-bottom="0in" loext:contextual-spacing="false" style:line-height-at-least="0.2236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5" style:family="paragraph" style:parent-style-name="Text_20_body">
      <style:paragraph-properties fo:margin-left="0.122in" fo:margin-right="0in" fo:margin-top="0.111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6" style:family="paragraph" style:parent-style-name="Text_20_body">
      <style:paragraph-properties fo:margin-left="0.3555in" fo:margin-right="0in" fo:margin-top="0in" fo:margin-bottom="0in" loext:contextual-spacing="false" style:line-height-at-least="0.2209in" fo:orphans="2" fo:widows="2" fo:text-indent="-0.286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7" style:family="paragraph" style:parent-style-name="Text_20_body">
      <style:paragraph-properties fo:margin-left="0.3201in" fo:margin-right="0in" fo:margin-top="0.1071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8" style:family="paragraph" style:parent-style-name="Text_20_body">
      <style:paragraph-properties fo:margin-left="0.0701in" fo:margin-right="0.8272in" fo:margin-top="0.1098in" fo:margin-bottom="0in" loext:contextual-spacing="false" style:line-height-at-least="0.3752in" fo:text-align="justify" style:justify-single-word="false" fo:orphans="2" fo:widows="2" fo:text-indent="0.37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9" style:family="paragraph" style:parent-style-name="Text_20_body">
      <style:paragraph-properties fo:margin-left="0.0701in" fo:margin-right="0.0756in" fo:margin-top="0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0" style:family="paragraph" style:parent-style-name="Text_20_body">
      <style:paragraph-properties fo:margin-left="0.0701in" fo:margin-right="0.0819in" fo:margin-top="0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1" style:family="paragraph" style:parent-style-name="Text_20_body">
      <style:paragraph-properties fo:margin-left="0.0701in" fo:margin-right="0.0862in" fo:margin-top="0.0445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2" style:family="paragraph" style:parent-style-name="Text_20_body">
      <style:paragraph-properties fo:margin-left="0.0701in" fo:margin-right="2.6472in" fo:margin-top="0.1035in" fo:margin-bottom="0in" loext:contextual-spacing="false" style:line-height-at-least="0.3752in" fo:orphans="2" fo:widows="2" fo:text-indent="0.499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3" style:family="paragraph" style:parent-style-name="Text_20_body">
      <style:paragraph-properties fo:margin-left="0.0701in" fo:margin-right="2.2335in" fo:margin-top="0.0445in" fo:margin-bottom="0in" loext:contextual-spacing="false" style:line-height-at-least="0.389in" fo:orphans="2" fo:widows="2" fo:text-indent="0.375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4" style:family="paragraph" style:parent-style-name="Text_20_body">
      <style:paragraph-properties fo:margin-left="0.0701in" fo:margin-right="0.078in" fo:margin-top="0in" fo:margin-bottom="0in" loext:contextual-spacing="false" style:line-height-at-least="0.389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5" style:family="paragraph" style:parent-style-name="Text_20_body">
      <style:paragraph-properties fo:margin-left="0.0701in" fo:margin-right="0.0839in" fo:margin-top="0.0098in" fo:margin-bottom="0in" loext:contextual-spacing="false" style:line-height-at-least="0.3752in" fo:text-align="justify" style:justify-single-word="false" fo:orphans="2" fo:widows="2" fo:text-indent="0.49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6" style:family="paragraph" style:parent-style-name="Text_20_body">
      <style:paragraph-properties fo:margin-left="0.5701in" fo:margin-right="0in" fo:margin-top="0.1102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7" style:family="paragraph" style:parent-style-name="Text_20_body">
      <style:paragraph-properties fo:margin-left="0.5701in" fo:margin-right="0in" fo:margin-top="0.1134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8" style:family="paragraph" style:parent-style-name="Text_20_body">
      <style:paragraph-properties fo:margin-left="0.5701in" fo:margin-right="0in" fo:margin-top="0in" fo:margin-bottom="0in" loext:contextual-spacing="false" style:line-height-at-least="0.2201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9" style:family="paragraph" style:parent-style-name="Text_20_body">
      <style:paragraph-properties fo:margin-left="0.0701in" fo:margin-right="0.0854in" fo:margin-top="0.1118in" fo:margin-bottom="0in" loext:contextual-spacing="false" style:line-height-at-least="0.3752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0" style:family="paragraph" style:parent-style-name="Text_20_body">
      <style:paragraph-properties fo:margin-left="0.0701in" fo:margin-right="0.0783in" fo:margin-top="0.048in" fo:margin-bottom="0in" loext:contextual-spacing="false" style:line-height-at-least="0.3752in" fo:text-align="justify" style:justify-single-word="false" fo:orphans="2" fo:widows="2" fo:text-indent="0.499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1" style:family="paragraph" style:parent-style-name="Text_20_body">
      <style:paragraph-properties fo:margin-left="0.252in" fo:margin-right="0in" fo:margin-top="0.0161in" fo:margin-bottom="0in" loext:contextual-spacing="false" fo:text-align="justify" style:justify-single-word="false" fo:orphans="2" fo:widows="2" fo:text-indent="-0.182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2" style:family="paragraph" style:parent-style-name="Text_20_body">
      <style:paragraph-properties fo:margin-left="0.252in" fo:margin-right="0in" fo:margin-top="0.0075in" fo:margin-bottom="0in" loext:contextual-spacing="false" fo:text-align="justify" style:justify-single-word="false" fo:orphans="2" fo:widows="2" fo:text-indent="-0.182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3" style:family="paragraph" style:parent-style-name="Text_20_body">
      <style:paragraph-properties fo:margin-left="0.252in" fo:margin-right="0in" fo:margin-top="0.0165in" fo:margin-bottom="0in" loext:contextual-spacing="false" fo:text-align="justify" style:justify-single-word="false" fo:orphans="2" fo:widows="2" fo:text-indent="-0.182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4" style:family="paragraph" style:parent-style-name="Text_20_body">
      <style:paragraph-properties fo:margin-left="0.0701in" fo:margin-right="0.0772in" fo:margin-top="0.1071in" fo:margin-bottom="0in" loext:contextual-spacing="false" style:line-height-at-least="0.3752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5" style:family="paragraph" style:parent-style-name="Text_20_body">
      <style:paragraph-properties fo:margin-left="0.0701in" fo:margin-right="0.0772in" fo:margin-top="0in" fo:margin-bottom="0in" loext:contextual-spacing="false" style:line-height-at-least="0.3752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6" style:family="paragraph" style:parent-style-name="Text_20_body">
      <style:paragraph-properties fo:margin-left="0.0701in" fo:margin-right="0.0772in" fo:margin-top="0.0008in" fo:margin-bottom="0in" loext:contextual-spacing="false" style:line-height-at-least="0.3752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7" style:family="paragraph" style:parent-style-name="Text_20_body">
      <style:paragraph-properties fo:margin-left="0.0701in" fo:margin-right="0.0772in" fo:margin-top="0.0307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8" style:family="paragraph" style:parent-style-name="Text_20_body">
      <style:paragraph-properties fo:margin-left="0.0701in" fo:margin-right="0.0846in" fo:margin-top="0.052in" fo:margin-bottom="0in" loext:contextual-spacing="false" style:line-height-at-least="0.3335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89" style:family="paragraph" style:parent-style-name="Text_20_body">
      <style:paragraph-properties fo:margin-left="0.0701in" fo:margin-right="0.0839in" fo:margin-top="0.0008in" fo:margin-bottom="0in" loext:contextual-spacing="false" style:line-height-at-least="0.3335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90" style:family="paragraph" style:parent-style-name="Text_20_body">
      <style:paragraph-properties fo:margin-left="0.0701in" fo:margin-right="0.0772in" fo:margin-top="0.0445in" fo:margin-bottom="0in" loext:contextual-spacing="false" style:line-height-at-least="0.389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1" style:family="paragraph" style:parent-style-name="Text_20_body">
      <style:paragraph-properties fo:margin-left="0.0701in" fo:margin-right="0.0783in" fo:margin-top="0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2" style:family="paragraph" style:parent-style-name="Text_20_body">
      <style:paragraph-properties fo:margin-left="0.0701in" fo:margin-right="0.0783in" fo:margin-top="0.0445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3" style:family="paragraph" style:parent-style-name="Text_20_body">
      <style:paragraph-properties fo:margin-left="0.0701in" fo:margin-right="0.0783in" fo:margin-top="0.1071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4" style:family="paragraph" style:parent-style-name="Text_20_body">
      <style:paragraph-properties fo:margin-left="0.0701in" fo:margin-right="0.0783in" fo:margin-top="0.1028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5" style:family="paragraph" style:parent-style-name="Text_20_body">
      <style:paragraph-properties fo:margin-left="0.0701in" fo:margin-right="0.0783in" fo:margin-top="0.1075in" fo:margin-bottom="0in" loext:contextual-spacing="false" style:line-height-at-least="0.3752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6" style:family="paragraph" style:parent-style-name="Text_20_body">
      <style:paragraph-properties fo:margin-left="0.0701in" fo:margin-right="0.0756in" fo:margin-top="0.0307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7" style:family="paragraph" style:parent-style-name="Text_20_body">
      <style:paragraph-properties fo:margin-left="0.0701in" fo:margin-right="0.0756in" fo:margin-top="0.1126in" fo:margin-bottom="0in" loext:contextual-spacing="false" style:line-height-at-least="0.3752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8" style:family="paragraph" style:parent-style-name="Text_20_body">
      <style:paragraph-properties fo:margin-left="0.0701in" fo:margin-right="0.0756in" fo:margin-top="0.1071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9" style:family="paragraph" style:parent-style-name="Text_20_body">
      <style:paragraph-properties fo:margin-left="0.0701in" fo:margin-right="0.0807in" fo:margin-top="0.0091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0" style:family="paragraph" style:parent-style-name="Text_20_body">
      <style:paragraph-properties fo:margin-left="0.0701in" fo:margin-right="0.0807in" fo:margin-top="0.0339in" fo:margin-bottom="0in" loext:contextual-spacing="false" style:line-height-at-least="0.389in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1" style:family="paragraph" style:parent-style-name="Text_20_body">
      <style:paragraph-properties fo:margin-left="0.0701in" fo:margin-right="0.0791in" fo:margin-top="0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2" style:family="paragraph" style:parent-style-name="Text_20_body">
      <style:paragraph-properties fo:margin-left="0.0701in" fo:margin-right="0.0791in" fo:margin-top="0.002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3" style:family="paragraph" style:parent-style-name="Text_20_body">
      <style:paragraph-properties fo:margin-left="0.0701in" fo:margin-right="0.0799in" fo:margin-top="0in" fo:margin-bottom="0in" loext:contextual-spacing="false" style:line-height-at-least="0.3752in" fo:text-align="justify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204" style:family="paragraph" style:parent-style-name="Text_20_body">
      <style:paragraph-properties fo:margin-left="0.0701in" fo:margin-right="0.2854in" fo:margin-top="0.052in" fo:margin-bottom="0in" loext:contextual-spacing="false" style:line-height-at-least="0.3335in" fo:orphans="2" fo:widows="2" fo:text-indent="0.0417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205" style:family="paragraph" style:parent-style-name="Text_20_body">
      <style:paragraph-properties fo:margin-left="0.25in" fo:margin-right="0in" fo:margin-top="0in" fo:margin-bottom="0in" loext:contextual-spacing="false" style:line-height-at-least="0.222in" fo:text-align="justify" style:justify-single-word="false" fo:orphans="2" fo:widows="2" fo:text-indent="-0.180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6" style:family="paragraph" style:parent-style-name="Text_20_body">
      <style:paragraph-properties fo:margin-left="0.0701in" fo:margin-right="0.0799in" fo:margin-top="0in" fo:margin-bottom="0in" loext:contextual-spacing="false" style:line-height-at-least="0.3752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7" style:family="paragraph" style:parent-style-name="Text_20_body">
      <style:paragraph-properties fo:margin-left="0.3118in" fo:margin-right="3.4571in" fo:margin-top="0.0028in" fo:margin-bottom="0in" loext:contextual-spacing="false" style:line-height-at-least="0.3752in" fo:text-align="justify" style:justify-single-word="false" fo:orphans="2" fo:widows="2" fo:text-indent="-0.116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8" style:family="paragraph" style:parent-style-name="Text_20_body">
      <style:paragraph-properties fo:margin-left="0.4453in" fo:margin-right="1.4437in" fo:margin-top="0.1098in" fo:margin-bottom="0in" loext:contextual-spacing="false" style:line-height-at-least="0.389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9" style:family="paragraph" style:parent-style-name="Text_20_body">
      <style:paragraph-properties fo:margin-left="0.3118in" fo:margin-right="0in" fo:margin-top="0.1138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0" style:family="paragraph" style:parent-style-name="Text_20_body">
      <style:paragraph-properties fo:margin-left="0.3118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1" style:family="paragraph" style:parent-style-name="Text_20_body">
      <style:paragraph-properties fo:margin-left="0in" fo:margin-right="0.0807in" fo:margin-top="0in" fo:margin-bottom="0in" loext:contextual-spacing="false" style:line-height-at-least="0.222in" fo:text-align="end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2" style:family="paragraph" style:parent-style-name="Text_20_body">
      <style:paragraph-properties fo:margin-left="0in" fo:margin-right="0.0791in" fo:margin-top="0.111in" fo:margin-bottom="0in" loext:contextual-spacing="false" fo:text-align="end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3" style:family="paragraph" style:parent-style-name="Text_20_body">
      <style:paragraph-properties fo:margin-left="0.3201in" fo:margin-right="0.0791in" fo:margin-top="0in" fo:margin-bottom="0in" loext:contextual-spacing="false" style:line-height-at-least="0.3752in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4" style:family="paragraph" style:parent-style-name="Text_20_body">
      <style:paragraph-properties fo:margin-left="0.5083in" fo:margin-right="0in" fo:margin-top="0.002in" fo:margin-bottom="0in" loext:contextual-spacing="false" fo:text-align="justify" style:justify-single-word="false" fo:orphans="2" fo:widows="2" fo:text-indent="-0.1972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5" style:family="paragraph" style:parent-style-name="Text_20_body">
      <style:paragraph-properties fo:margin-left="0.0701in" fo:margin-right="0.0791in" fo:margin-top="0.1102in" fo:margin-bottom="0in" loext:contextual-spacing="false" style:line-height-at-least="0.389in" fo:text-align="justify" style:justify-single-word="false" fo:orphans="2" fo:widows="2" fo:text-indent="0.24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6" style:family="paragraph" style:parent-style-name="Text_20_body">
      <style:paragraph-properties fo:margin-left="0.0701in" fo:margin-right="0.0783in" fo:margin-top="0.002in" fo:margin-bottom="0in" loext:contextual-spacing="false" style:line-height-at-least="0.389in" fo:text-align="justify" style:justify-single-word="false" fo:orphans="2" fo:widows="2" fo:text-indent="0.24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7" style:family="paragraph" style:parent-style-name="Text_20_body">
      <style:paragraph-properties fo:margin-left="0.0701in" fo:margin-right="0.0807in" fo:margin-top="0in" fo:margin-bottom="0in" loext:contextual-spacing="false" style:line-height-at-least="0.3752in" fo:text-align="justify" style:justify-single-word="false" fo:orphans="2" fo:widows="2" fo:text-indent="0.2417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8" style:family="paragraph" style:parent-style-name="Text_20_body">
      <style:paragraph-properties fo:margin-left="0.3555in" fo:margin-right="0in" fo:margin-top="0in" fo:margin-bottom="0in" loext:contextual-spacing="false" fo:text-align="justify" style:justify-single-word="false" fo:orphans="2" fo:widows="2" fo:text-indent="-0.2854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9" style:family="paragraph" style:parent-style-name="Text_20_body">
      <style:paragraph-properties fo:margin-left="0.0701in" fo:margin-right="0.078in" fo:margin-top="0.1102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20" style:family="paragraph" style:parent-style-name="Text_20_body">
      <style:paragraph-properties fo:margin-left="0.0701in" fo:margin-right="0.0819in" fo:margin-top="0.0445in" fo:margin-bottom="0in" loext:contextual-spacing="false" style:line-height-at-least="0.389in" fo:text-align="justify" style:justify-single-word="false" fo:orphans="2" fo:widows="2" fo:text-indent="0.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21" style:family="paragraph" style:parent-style-name="Text_20_body">
      <style:paragraph-properties fo:margin-left="0.0701in" fo:margin-right="0.0807in" fo:margin-top="0in" fo:margin-bottom="0in" loext:contextual-spacing="false" style:line-height-at-least="0.389in" fo:text-align="justify" style:justify-single-word="false" fo:orphans="2" fo:widows="2" fo:text-indent="0.366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22" style:family="paragraph" style:parent-style-name="Text_20_body">
      <style:paragraph-properties fo:margin-left="0.0701in" fo:margin-right="0.0783in" fo:margin-top="0in" fo:margin-bottom="0in" loext:contextual-spacing="false" style:line-height-at-least="0.389in" fo:text-align="justify" style:justify-single-word="false" fo:orphans="2" fo:widows="2" fo:text-indent="0.3665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23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1" fo:letter-spacing="-0.0043in"/>
    </style:style>
    <style:style style:name="T8" style:family="text">
      <style:text-properties style:font-name="Arial1" fo:letter-spacing="-0.0047in"/>
    </style:style>
    <style:style style:name="T9" style:family="text">
      <style:text-properties style:font-name="Arial1" fo:letter-spacing="-0.0055in"/>
    </style:style>
    <style:style style:name="T10" style:family="text">
      <style:text-properties style:font-name="Arial1" fo:letter-spacing="-0.0028in"/>
    </style:style>
    <style:style style:name="T11" style:family="text">
      <style:text-properties style:font-name="Arial1" fo:letter-spacing="-0.0035in"/>
    </style:style>
    <style:style style:name="T12" style:family="text">
      <style:text-properties style:font-name="Arial1" fo:letter-spacing="-0.002in"/>
    </style:style>
    <style:style style:name="T13" style:family="text">
      <style:text-properties style:font-name="Arial1" fo:font-size="14pt" fo:font-style="normal" fo:font-weight="normal"/>
    </style:style>
    <style:style style:name="T14" style:family="text">
      <style:text-properties style:font-name="Arial1" fo:font-size="14pt" fo:letter-spacing="-0.0047in" fo:font-style="normal" fo:font-weight="normal"/>
    </style:style>
    <style:style style:name="T15" style:family="text">
      <style:text-properties style:font-name="Arial1" fo:font-size="14pt" fo:letter-spacing="-0.0043in" fo:font-style="normal" fo:font-weight="normal"/>
    </style:style>
    <style:style style:name="T16" style:family="text">
      <style:text-properties style:font-name="Arial1" fo:font-size="14pt" fo:letter-spacing="-0.0055in" fo:font-style="normal" fo:font-weight="normal"/>
    </style:style>
    <style:style style:name="T17" style:family="text">
      <style:text-properties style:font-name="Arial1" fo:font-size="14pt" fo:letter-spacing="-0.0028in" fo:font-style="normal" fo:font-weight="normal"/>
    </style:style>
    <style:style style:name="T18" style:family="text">
      <style:text-properties style:font-name="Arial1" fo:font-size="14pt" fo:letter-spacing="-0.0035in" fo:font-style="normal" fo:font-weight="normal"/>
    </style:style>
    <style:style style:name="T19" style:family="text">
      <style:text-properties style:font-name="Arial1" fo:font-size="12pt"/>
    </style:style>
    <style:style style:name="T20" style:family="text">
      <style:text-properties style:font-name="Arial1" fo:letter-spacing="0.0016in"/>
    </style:style>
    <style:style style:name="T21" style:family="text">
      <style:text-properties style:font-name="Arial1" fo:letter-spacing="0.002in"/>
    </style:style>
    <style:style style:name="T22" style:family="text">
      <style:text-properties style:font-name="Arial1" fo:letter-spacing="0.0028in"/>
    </style:style>
    <style:style style:name="T23" style:family="text">
      <style:text-properties style:font-name="Arial1" fo:letter-spacing="0.0035in"/>
    </style:style>
    <style:style style:name="T24" style:family="text">
      <style:text-properties style:font-name="Arial1" fo:letter-spacing="-0.0063in"/>
    </style:style>
    <style:style style:name="T25" style:family="text">
      <style:text-properties style:font-name="Times New Roman1" fo:font-size="14pt" fo:font-style="normal" fo:font-weight="normal"/>
    </style:style>
    <style:style style:name="T26" style:family="text">
      <style:text-properties style:font-name="Times New Roman1" fo:font-size="14pt" fo:letter-spacing="-0.0047in" fo:font-style="normal" fo:font-weight="normal"/>
    </style:style>
    <style:style style:name="T27" style:family="text">
      <style:text-properties style:font-name="Times New Roman1" fo:font-size="14pt" fo:letter-spacing="-0.0055in" fo:font-style="normal" fo:font-weight="normal"/>
    </style:style>
    <style:style style:name="T28" style:family="text">
      <style:text-properties style:font-name="Times New Roman1" fo:font-size="14pt" fo:letter-spacing="-0.0043in" fo:font-style="normal" fo:font-weight="normal"/>
    </style:style>
    <style:style style:name="T29" style:family="text">
      <style:text-properties fo:letter-spacing="-0.0201in"/>
    </style:style>
    <style:style style:name="T30" style:family="text">
      <style:text-properties fo:letter-spacing="-0.0335in"/>
    </style:style>
    <style:style style:name="T31" style:family="text">
      <style:text-properties fo:letter-spacing="-0.0319in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letter-spacing="-0.0043in"/>
    </style:style>
    <style:style style:name="T34" style:family="text">
      <style:text-properties fo:letter-spacing="-0.0043in" fo:font-weight="bold"/>
    </style:style>
    <style:style style:name="T35" style:family="text">
      <style:text-properties fo:letter-spacing="-0.0098in"/>
    </style:style>
    <style:style style:name="T36" style:family="text">
      <style:text-properties fo:letter-spacing="-0.0047in"/>
    </style:style>
    <style:style style:name="T37" style:family="text">
      <style:text-properties fo:letter-spacing="-0.0047in" fo:font-weight="bold"/>
    </style:style>
    <style:style style:name="T38" style:family="text">
      <style:text-properties fo:letter-spacing="-0.0047in" fo:font-style="italic"/>
    </style:style>
    <style:style style:name="T39" style:family="text">
      <style:text-properties fo:letter-spacing="-0.0055in"/>
    </style:style>
    <style:style style:name="T40" style:family="text">
      <style:text-properties fo:letter-spacing="-0.0055in" style:text-underline-style="solid" style:text-underline-width="auto" style:text-underline-color="font-color"/>
    </style:style>
    <style:style style:name="T41" style:family="text">
      <style:text-properties fo:letter-spacing="-0.0055in" fo:font-style="italic"/>
    </style:style>
    <style:style style:name="T42" style:family="text">
      <style:text-properties fo:letter-spacing="-0.0028in"/>
    </style:style>
    <style:style style:name="T43" style:family="text">
      <style:text-properties fo:letter-spacing="-0.0028in" fo:font-weight="bold"/>
    </style:style>
    <style:style style:name="T44" style:family="text">
      <style:text-properties fo:letter-spacing="-0.0035in"/>
    </style:style>
    <style:style style:name="T45" style:family="text">
      <style:text-properties fo:letter-spacing="-0.0035in" fo:font-weight="bold"/>
    </style:style>
    <style:style style:name="T46" style:family="text">
      <style:text-properties fo:letter-spacing="-0.002in"/>
    </style:style>
    <style:style style:name="T47" style:family="text">
      <style:text-properties fo:letter-spacing="-0.002in" fo:font-weight="bold"/>
    </style:style>
    <style:style style:name="T48" style:family="text">
      <style:text-properties fo:font-size="9.35000038146973pt" fo:letter-spacing="-0.0035in"/>
    </style:style>
    <style:style style:name="T49" style:family="text">
      <style:text-properties fo:font-size="9.35000038146973pt" fo:letter-spacing="0.0016in"/>
    </style:style>
    <style:style style:name="T50" style:family="text">
      <style:text-properties fo:font-size="9.35000038146973pt" fo:letter-spacing="-0.0043in"/>
    </style:style>
    <style:style style:name="T51" style:family="text">
      <style:text-properties fo:font-size="8pt"/>
    </style:style>
    <style:style style:name="T52" style:family="text">
      <style:text-properties fo:font-size="12pt"/>
    </style:style>
    <style:style style:name="T53" style:family="text">
      <style:text-properties style:font-name="Pothana2000" fo:font-size="9.35000038146973pt"/>
    </style:style>
    <style:style style:name="T54" style:family="text">
      <style:text-properties fo:letter-spacing="0.0016in"/>
    </style:style>
    <style:style style:name="T55" style:family="text">
      <style:text-properties fo:letter-spacing="0.002in"/>
    </style:style>
    <style:style style:name="T56" style:family="text">
      <style:text-properties fo:letter-spacing="-0.0071in"/>
    </style:style>
    <style:style style:name="T57" style:family="text">
      <style:text-properties fo:letter-spacing="-0.0016in"/>
    </style:style>
    <style:style style:name="T58" style:family="text">
      <style:text-properties fo:letter-spacing="0.0008in"/>
    </style:style>
    <style:style style:name="T59" style:family="text">
      <style:text-properties fo:letter-spacing="-0.0008in"/>
    </style:style>
    <style:style style:name="T60" style:family="text">
      <style:text-properties fo:letter-spacing="-0.0291in"/>
    </style:style>
    <style:style style:name="T61" style:family="text">
      <style:text-properties fo:letter-spacing="0.0028in"/>
    </style:style>
    <style:style style:name="T62" style:family="text">
      <style:text-properties fo:letter-spacing="0.0043in"/>
    </style:style>
    <style:style style:name="T63" style:family="text">
      <style:text-properties fo:letter-spacing="0.0035in"/>
    </style:style>
    <style:style style:name="T64" style:family="text">
      <style:text-properties style:font-name="Konatu"/>
    </style:style>
    <style:style style:name="T65" style:family="text">
      <style:text-properties fo:letter-spacing="-0.0063in"/>
    </style:style>
    <style:style style:name="T66" style:family="text">
      <style:text-properties fo:letter-spacing="-0.0063in" style:text-underline-style="solid" style:text-underline-width="auto" style:text-underline-color="font-color"/>
    </style:style>
    <style:style style:name="T67" style:family="text">
      <style:text-properties fo:letter-spacing="-0.028in"/>
    </style:style>
    <style:style style:name="T68" style:family="text">
      <style:text-properties fo:letter-spacing="-0.0193in"/>
    </style:style>
    <style:style style:name="T69" style:family="text">
      <style:text-properties fo:font-size="6.5pt"/>
    </style:style>
    <style:style style:name="T70" style:family="text">
      <style:text-properties fo:letter-spacing="-0.0138in"/>
    </style:style>
    <style:style style:name="T71" style:family="text">
      <style:text-properties fo:letter-spacing="-0.0083in"/>
    </style:style>
    <style:style style:name="T72" style:family="text">
      <style:text-properties fo:letter-spacing="0.0244in"/>
    </style:style>
    <style:style style:name="T73" style:family="text">
      <style:text-properties fo:letter-spacing="-0.022in"/>
    </style:style>
    <style:style style:name="fr1" style:family="graphic" style:parent-style-name="Graphics">
      <style:graphic-properties fo:margin-left="4.3047in" fo:margin-right="0in" fo:margin-top="10.8063in" fo:margin-bottom="0in" style:wrap="run-through" style:number-wrapped-paragraphs="no-limit" style:vertical-pos="top" style:vertical-rel="char" style:horizontal-pos="left" style:horizontal-rel="char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2.6984in" fo:margin-right="0in" fo:margin-top="1.7091in" fo:margin-bottom="0in" style:wrap="run-through" style:number-wrapped-paragraphs="no-limit" style:vertical-pos="top" style:vertical-rel="char" style:horizontal-pos="left" style:horizontal-rel="char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prefix="(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prefix="(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prefix="(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prefix="(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prefix="(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prefix="(" style:num-suffix=")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prefix="(" style:num-suffix=")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3"><text:span text:style-name="T6">Moscow State University </text:span>. <text:span text:style-name="T6">M </text:span>. <text:span text:style-name="T6">In </text:span>. <text:span text:style-name="T6">Lomonosov</text:span></text:p>
      <text:p text:style-name="P32"><text:s/></text:p>
      <text:p text:style-name="P32"><text:s/></text:p>
      <text:p text:style-name="P33"><text:s/></text:p>
      <text:p text:style-name="P46">As a manuscript</text:p>
      <text:p text:style-name="P32"><text:s/></text:p>
      <text:p text:style-name="P32"><text:s/></text:p>
      <text:p text:style-name="P32"><text:s/></text:p>
      <text:p text:style-name="P32"><text:s/></text:p>
      <text:p text:style-name="P34"><text:s/></text:p>
      <text:p text:style-name="P47">Skorodumova Polina Yurievna</text:p>
      <text:p text:style-name="P32"><text:s/></text:p>
      <text:p text:style-name="P32"><text:s/></text:p>
      <text:p text:style-name="P34"><text:s/></text:p>
      <text:p text:style-name="P44">SERIAL CONSTRUCTIONS IN HEBREW</text:p>
      <text:p text:style-name="P32"><text:s/></text:p>
      <text:p text:style-name="P32"><text:s/></text:p>
      <text:p text:style-name="P32"><text:s/></text:p>
      <text:p text:style-name="P32"><text:s/></text:p>
      <text:p text:style-name="P35"><text:s/></text:p>
      <text:p text:style-name="P49"><text:span text:style-name="T6">Specialty </text:span>10.02.22 - <text:span text:style-name="T6">Languages ​​of the peoples of foreign countries of Europe </text:span>, <text:span text:style-name="T6">Asia </text:span>, <text:span text:style-name="T6">Africa </text:span>, <text:span text:style-name="T6">Aboriginal America and Australia </text:span>( <text:span text:style-name="T6">languages ​​of the peoples of South </text:span>- <text:span text:style-name="T6">West Asia </text:span>, the <text:span text:style-name="T6">Middle East and Africa </text:span>; <text:span text:style-name="T6">languages ​​of the peoples of South Asia </text:span>, the <text:span text:style-name="T6">Middle and Far East </text:span>)</text:p>
      <text:p text:style-name="P32"><text:s/></text:p>
      <text:p text:style-name="P32"><text:s/></text:p>
      <text:p text:style-name="P36"><text:s/></text:p>
      <text:p text:style-name="P45">ABSTRACT</text:p>
      <text:p text:style-name="P50"><text:span text:style-name="T6">dissertations for the degree of candidate of philological sciences</text:span></text:p>
      <text:p text:style-name="P32"><text:s/></text:p>
      <text:p text:style-name="P32"><text:s/></text:p>
      <text:p text:style-name="P32"><text:s/></text:p>
      <text:p text:style-name="P32"><text:s/></text:p>
      <text:p text:style-name="P48">Moscow</text:p>
      <text:p text:style-name="P51"><text:soft-page-break/>2010</text:p>
      <text:p text:style-name="Text_20_body"/>
      <text:p text:style-name="P52"><text:span text:style-name="T6">Work performed at the Department of Jewish Studies Institute of the countries of Asia and Africa of the Moscow State University named after M </text:span>. <text:span text:style-name="T6">In </text:span>. <text:span text:style-name="T6">Lomonosov</text:span></text:p>
      <text:p text:style-name="P37"><text:s/></text:p>
      <text:p text:style-name="P54"><text:span text:style-name="T6">Scientific leader </text:span>: <text:span text:style-name="T6">Doctor of philological sciences </text:span>, <text:span text:style-name="T6">professor</text:span><text:span text:style-name="T29"> </text:span><text:s text:c="13"/></text:p>
      <text:p text:style-name="P66">Plungyan Vladimir Alexandrovich</text:p>
      <text:p text:style-name="P32"><text:s/></text:p>
      <text:p text:style-name="P38"><text:s/></text:p>
      <text:p text:style-name="P54"><text:span text:style-name="T6">Official opponents Doctor of philological sciences </text:span>,<text:span text:style-name="T30"> </text:span><text:s text:c="13"/></text:p>
      <text:p text:style-name="P67"><text:span text:style-name="T6">Chief Scientific Officer Belova Anna G.</text:span></text:p>
      <text:p text:style-name="P32"><text:s/></text:p>
      <text:p text:style-name="P68"><text:span text:style-name="T6">Candidate of Philological Sciences </text:span>, <text:span text:style-name="T6">Senior Researcher Maysak Timur Anatolyevich</text:span></text:p>
      <text:p text:style-name="P39"><text:s/></text:p>
      <text:p text:style-name="P57"><text:span text:style-name="T6">The leading organization of Saint </text:span>- <text:span text:style-name="T6">Petersburg State</text:span><text:span text:style-name="T31"> </text:span><text:s text:c="13"/></text:p>
      <text:p text:style-name="P66">university</text:p>
      <text:p text:style-name="P39"><text:s/></text:p>
      <text:p text:style-name="P69"><text:span text:style-name="T6">Protection will be held </text:span>, " " <text:span text:style-name="T6">November </text:span>2010 <text:span text:style-name="T6">g </text:span>. <text:span text:style-name="T6">in hours at the meeting of the Dissertation Council D </text:span>501.001.34 <text:span text:style-name="T6">in philology </text:span>( <text:span text:style-name="T6">linguistics </text:span>) <text:span text:style-name="T6">Institute of Asian and Africa of the Moscow State University named after M </text:span>. <text:span text:style-name="T6">In </text:span>. <text:span text:style-name="T6">Lomonosov at </text:span>:</text:p>
      <text:p text:style-name="P53">113911, <text:span text:style-name="T6">Moscow </text:span>, <text:span text:style-name="T6">st </text:span>. <text:span text:style-name="T6">Moss </text:span>, <text:span text:style-name="T6">etc. </text:span>.11</text:p>
      <text:p text:style-name="P32"><text:soft-page-break/><text:s/></text:p>
      <text:p text:style-name="P32"><text:s/></text:p>
      <text:p text:style-name="P71"><text:span text:style-name="T6">With the thesis can be found in the library of the Institute of the countries of Asia and Africa, Moscow State University named after M </text:span>. <text:span text:style-name="T6">In </text:span>. <text:span text:style-name="T6">Lomonosov</text:span></text:p>
      <text:p text:style-name="P40"><text:s/></text:p>
      <text:p text:style-name="P72"><text:span text:style-name="T6">Abstract of distributed </text:span>" " 2010 <text:span text:style-name="T6">g </text:span>. <text:span text:style-name="T6">Scientific secretary M </text:span>. <text:span text:style-name="T6">P </text:span>. <text:span text:style-name="T7">Urb</text:span><text:span text:style-name="T35"> </text:span><text:span text:style-name="T32"><text:s text:c="28"/></text:span><text:s text:c="27"/></text:p>
      <text:p text:style-name="P32"><text:s/><draw:frame draw:style-name="fr1" draw:name="Image1" text:anchor-type="char" svg:width="0.3335in" svg:height="0.2917in" draw:z-index="0"><draw:image xlink:href="https://translate.googleusercontent.com/image_0.png" xlink:type="simple" xlink:show="embed" xlink:actuate="onLoad"/></draw:frame></text:p>
      <text:p text:style-name="Text_20_body"/>
      <text:p text:style-name="P73">GENERAL DESCRIPTION OF WORK</text:p>
      <text:p text:style-name="P32"><text:s/></text:p>
      <text:p text:style-name="P38"><text:s/></text:p>
      <text:p text:style-name="P74"><text:span text:style-name="T8">This work is a study of serial constructions <text:s/></text:span><text:span text:style-name="T6">in </text:span><text:span text:style-name="T7">the </text:span><text:span text:style-name="T8">Hebrew </text:span><text:span text:style-name="T7">language </text:span><text:span text:style-name="T36">. </text:span><text:span text:style-name="T8">Serials construction </text:span>- <text:span text:style-name="T7">is </text:span><text:span text:style-name="T8">a special </text:span><text:span text:style-name="T7">type </text:span><text:span text:style-name="T8">of complex predicate </text:span><text:span text:style-name="T36">, </text:span><text:span text:style-name="T9">consisting </text:span><text:span text:style-name="T10">of </text:span><text:span text:style-name="T11">two </text:span><text:span text:style-name="T7">or </text:span><text:span text:style-name="T8">more finite verb forms </text:span><text:span text:style-name="T36">, </text:span><text:span text:style-name="T7">as a </text:span><text:span text:style-name="T8">rule </text:span><text:span text:style-name="T36">, </text:span><text:span text:style-name="T9">directly </text:span><text:span text:style-name="T7">following </text:span><text:span text:style-name="T11">one </text:span><text:span text:style-name="T12">after </text:span><text:span text:style-name="T7">another </text:span><text:span text:style-name="T33">. </text:span><text:span text:style-name="T6">In </text:span><text:span text:style-name="T8">most </text:span><text:span text:style-name="T7">cases, one </text:span><text:span text:style-name="T10">of the </text:span><text:span text:style-name="T8">verbs </text:span><text:span text:style-name="T36">that </text:span><text:span text:style-name="T7">make up the </text:span><text:span text:style-name="T8">serial construction </text:span><text:span text:style-name="T36">is </text:span><text:span text:style-name="T8">partially </text:span><text:span text:style-name="T7">or </text:span><text:span text:style-name="T8">fully delexicalized </text:span><text:span text:style-name="T6">and </text:span><text:span text:style-name="T9">goes </text:span><text:span text:style-name="T6">into the </text:span><text:span text:style-name="T7">class of </text:span><text:span text:style-name="T8">verb </text:span><text:span text:style-name="T9">modifiers </text:span><text:span text:style-name="T36">( </text:span><text:span text:style-name="T8">for example </text:span><text:span text:style-name="T36">, </text:span><text:span text:style-name="T7">aspect </text:span><text:span text:style-name="T8">indicators </text:span><text:span text:style-name="T7">or </text:span><text:span text:style-name="T8">adverbial indicators </text:span><text:span text:style-name="T36">), </text:span><text:span text:style-name="T11">whose </text:span><text:span text:style-name="T8">scope is </text:span><text:span text:style-name="T7">another verb </text:span><text:span text:style-name="T33">( </text:span><text:span text:style-name="T7">or </text:span><text:span text:style-name="T8">verbs </text:span><text:span text:style-name="T36">) of the </text:span><text:span text:style-name="T8">serial construction </text:span><text:span text:style-name="T36">. </text:span><text:span text:style-name="T8">Serial designs are widely </text:span><text:span text:style-name="T9">distributed </text:span><text:span text:style-name="T6">in the </text:span><text:span text:style-name="T8">languages of Africa </text:span><text:span text:style-name="T36">, </text:span><text:span text:style-name="T9">South </text:span><text:span text:style-name="T39">- </text:span><text:span text:style-name="T9">East </text:span><text:span text:style-name="T7">Asia </text:span><text:span text:style-name="T33">, </text:span><text:span text:style-name="T8">Oceania </text:span><text:span text:style-name="T6">and in </text:span><text:span text:style-name="T8">some other resorts </text:span><text:span text:style-name="T36">. </text:span><text:span text:style-name="T6">In the </text:span><text:span text:style-name="T7">Russian language </text:span><text:span text:style-name="T33">, </text:span><text:span text:style-name="T11">both </text:span><text:span text:style-name="T8">shown </text:span><text:span text:style-name="T6">in </text:span><text:span text:style-name="T7">a number of </text:span><text:span text:style-name="T8">studies </text:span><text:span text:style-name="T36">, </text:span><text:span text:style-name="T8">a significant </text:span><text:span text:style-name="T7">proximity </text:span><text:span text:style-name="T6">to the </text:span><text:span text:style-name="T8">serials show verb constructions </text:span><text:span text:style-name="T7">such as sitting </text:span><text:span text:style-name="T8">bored </text:span><text:span text:style-name="T36">, </text:span><text:span text:style-name="T7">picked up </text:span><text:span text:style-name="T6">and </text:span><text:span text:style-name="T8">began to cry </text:span><text:span text:style-name="T11">, or </text:span><text:span text:style-name="T8">see </text:span><text:span text:style-name="T10">no </text:span><text:span text:style-name="T8">Fall </text:span><text:span text:style-name="T36">.</text:span></text:p>
      <text:p text:style-name="P75"><text:soft-page-break/><text:span text:style-name="T8">The serial construction has a </text:span><text:span text:style-name="T9">certain </text:span><text:span text:style-name="T8">set of semantic <text:s/></text:span><text:span text:style-name="T6">and </text:span><text:span text:style-name="T8">syntactic </text:span><text:span text:style-name="T7">properties </text:span><text:span text:style-name="T33">, </text:span><text:span text:style-name="T8">which </text:span><text:span text:style-name="T6">in </text:span><text:span text:style-name="T8">different languages ​​is </text:span><text:span text:style-name="T10">not </text:span><text:span text:style-name="T8">completely identical </text:span><text:span text:style-name="T36">. </text:span><text:span text:style-name="T9">Traditionally </text:span><text:span text:style-name="T39">, </text:span><text:span text:style-name="T8">one </text:span><text:span text:style-name="T10">of </text:span><text:span text:style-name="T8">the basic properties of serial design is considered conjunctionless </text:span><text:span text:style-name="T7">bond </text:span><text:span text:style-name="T33">, </text:span><text:span text:style-name="T6">and in </text:span><text:span text:style-name="T7">some cases it serves as </text:span><text:span text:style-name="T8">a formal test </text:span><text:span text:style-name="T36">, </text:span><text:span text:style-name="T8">distinguishing serial structure </text:span><text:span text:style-name="T10">of </text:span><text:span text:style-name="T8">polypredicative verb sequences </text:span><text:span text:style-name="T36">, </text:span><text:span text:style-name="T8">consisting </text:span><text:span text:style-name="T10">of </text:span><text:span text:style-name="T8">semantically independent verbs </text:span><text:span text:style-name="T36">. </text:span><text:span text:style-name="T7">Topics </text:span><text:span text:style-name="T10">not </text:span><text:span text:style-name="T7">less </text:span><text:span text:style-name="T33">, </text:span><text:span text:style-name="T6">in </text:span><text:span text:style-name="T8">some languages marked </text:span><text:span text:style-name="T6">and </text:span><text:span text:style-name="T8">allied serial design </text:span><text:span text:style-name="T42">( </text:span><text:span text:style-name="T10">in </text:span><text:span text:style-name="T8">particular </text:span><text:span text:style-name="T36">, </text:span><text:span text:style-name="T8">these are the </text:span><text:span text:style-name="T7">Russian </text:span><text:span text:style-name="T8">construction </text:span><text:span text:style-name="T7">type took </text:span><text:span text:style-name="T6">and </text:span><text:span text:style-name="T8">cried </text:span><text:span text:style-name="T36">).</text:span></text:p>
      <text:p text:style-name="P85"><text:span text:style-name="T8">Semantics serial designs has </text:span><text:span text:style-name="T7">influence </text:span><text:span text:style-name="T10">on their </text:span><text:span text:style-name="T9">morphosyntax </text:span><text:span text:style-name="T39">: </text:span><text:span text:style-name="T11">as a </text:span><text:span text:style-name="T8">rule </text:span><text:span text:style-name="T36">, </text:span><text:span text:style-name="T8">the values of grammatical categories of verbs </text:span><text:span text:style-name="T36">, </text:span><text:span text:style-name="T8">components of serial design </text:span><text:span text:style-name="T36">, </text:span><text:span text:style-name="T8">the same </text:span><text:span text:style-name="T36">, </text:span><text:span text:style-name="T7">though </text:span><text:span text:style-name="T6">, and </text:span><text:span text:style-name="T11">this </text:span><text:span text:style-name="T8">pattern can </text:span><text:span text:style-name="T6">in </text:span><text:span text:style-name="T8">certain </text:span><text:span text:style-name="T7">cases be violated </text:span><text:span text:style-name="T33">.</text:span></text:p>
      <text:p text:style-name="P76"><text:span text:style-name="T10">On </text:span><text:span text:style-name="T9">lexical </text:span><text:span text:style-name="T39">- </text:span><text:span text:style-name="T9">grammatical </text:span><text:span text:style-name="T8">continuum serial structure disposed </text:span><text:span text:style-name="T7">between </text:span><text:span text:style-name="T9">Polypredicative </text:span><text:span text:style-name="T7">Clausen </text:span><text:span text:style-name="T33">, </text:span><text:span text:style-name="T6">in </text:span><text:span text:style-name="T8">which </text:span><text:span text:style-name="T7">both of the verb are </text:span><text:span text:style-name="T8">independent lexical meaning </text:span><text:span text:style-name="T36">, </text:span><text:span text:style-name="T6">and </text:span><text:span text:style-name="T8">constructs </text:span><text:span text:style-name="T10">with </text:span><text:span text:style-name="T8">auxiliary verbs </text:span><text:span text:style-name="T36">, </text:span><text:span text:style-name="T6">with </text:span><text:span text:style-name="T8">full deleksikalizatsiey one </text:span><text:span text:style-name="T10">of </text:span><text:span text:style-name="T8">verbs </text:span><text:span text:style-name="T36">.</text:span></text:p>
      <text:p text:style-name="P31"><draw:frame draw:style-name="fr1" draw:name="Image2" text:anchor-type="char" svg:width="0.3335in" svg:height="0.2917in" draw:z-index="1"><draw:image xlink:href="https://translate.googleusercontent.com/image_1.png" xlink:type="simple" xlink:show="embed" xlink:actuate="onLoad"/></draw:frame></text:p>
      <text:p text:style-name="P77"><text:span text:style-name="T8">You can talk </text:span><text:span text:style-name="T6">about </text:span><text:span text:style-name="T8">a </text:span><text:span text:style-name="T7">kind of </text:span><text:span text:style-name="T8">prototype of the serial design </text:span><text:span text:style-name="T36">, </text:span><text:span text:style-name="T8">which is the most </text:span><text:span text:style-name="T9">common </text:span><text:span text:style-name="T6">in the </text:span><text:span text:style-name="T8">languages ​​of the world </text:span><text:span text:style-name="T36">. </text:span><text:span text:style-name="T7">This </text:span><text:span text:style-name="T8">semantically </text:span><text:span text:style-name="T9">monopredicative </text:span><text:span text:style-name="T8">conjunctionless </text:span><text:span text:style-name="T7">verbal </text:span><text:span text:style-name="T8">sequence </text:span><text:span text:style-name="T36">, </text:span><text:span text:style-name="T6">with </text:span><text:span text:style-name="T8">the coincidence of the values </text:span><text:span text:style-name="T7">of </text:span><text:span text:style-name="T8">grammatical categories make up </text:span><text:span text:style-name="T10">its </text:span><text:span text:style-name="T8">verbs </text:span><text:span text:style-name="T36">, </text:span><text:span text:style-name="T8">expressing </text:span><text:span text:style-name="T33">" </text:span><text:soft-page-break/><text:span text:style-name="T7">common situation </text:span><text:span text:style-name="T33">» </text:span><text:span text:style-name="T46">(a </text:span><text:span text:style-name="T33">single event), </text:span><text:span text:style-name="T6">but </text:span><text:span text:style-name="T10">not </text:span><text:span text:style-name="T8">the sequence of </text:span><text:span text:style-name="T11">two </text:span><text:span text:style-name="T8">different situations </text:span><text:span text:style-name="T36">. </text:span><text:span text:style-name="T8">Every </text:span><text:span text:style-name="T11">time </text:span><text:span text:style-name="T44">, </text:span><text:span text:style-name="T7">when </text:span><text:span text:style-name="T10">we </text:span><text:span text:style-name="T7">will </text:span><text:span text:style-name="T8">use the term</text:span></text:p>
      <text:p text:style-name="P90"><text:span text:style-name="T36">“ </text:span><text:span text:style-name="T14">Prototype </text:span><text:span text:style-name="T26">” </text:span><text:span text:style-name="T15">or </text:span><text:span text:style-name="T27">“ </text:span><text:span text:style-name="T16">prototypical </text:span><text:span text:style-name="T14">serial construction </text:span><text:span text:style-name="T26">”, </text:span><text:span text:style-name="T17">we </text:span><text:span text:style-name="T15">will bear </text:span><text:span text:style-name="T13">in </text:span><text:span text:style-name="T15">mind </text:span><text:span text:style-name="T14">precisely </text:span><text:span text:style-name="T18">this </text:span><text:span text:style-name="T14">definition </text:span><text:span text:style-name="T26">.</text:span></text:p>
      <text:p text:style-name="P75"><text:span text:style-name="T7">Topics </text:span><text:span text:style-name="T10">not </text:span><text:span text:style-name="T7">less </text:span><text:span text:style-name="T33">, </text:span><text:span text:style-name="T7">like it was </text:span><text:span text:style-name="T8">shown </text:span><text:span text:style-name="T7">above </text:span><text:span text:style-name="T6">and </text:span><text:span text:style-name="T7">will be </text:span><text:span text:style-name="T9">repeatedly </text:span><text:span text:style-name="T8">shown below </text:span><text:span text:style-name="T36">, </text:span><text:span text:style-name="T6">in the </text:span><text:span text:style-name="T8">languages </text:span><text:span text:style-name="T7">of the world , there </text:span><text:span text:style-name="T8">are many options of serial structures </text:span><text:span text:style-name="T36">, </text:span><text:span text:style-name="T8">which </text:span><text:span text:style-name="T10">according </text:span><text:span text:style-name="T7">to its </text:span><text:span text:style-name="T9">semantic </text:span><text:span text:style-name="T39">- </text:span><text:span text:style-name="T9">syntactic </text:span><text:span text:style-name="T8">features </text:span><text:span text:style-name="T7">are </text:span><text:span text:style-name="T6">in </text:span><text:span text:style-name="T7">one </text:span><text:span text:style-name="T11">or </text:span><text:span text:style-name="T7">another </text:span><text:span text:style-name="T8">degree </text:span><text:span text:style-name="T7">different </text:span><text:span text:style-name="T12">from </text:span><text:span text:style-name="T8">the prototype </text:span><text:span text:style-name="T36">.</text:span></text:p>
      <text:p text:style-name="P75"><text:span text:style-name="T6">In </text:span><text:span text:style-name="T8">Hebrew </text:span><text:span text:style-name="T33">( </text:span><text:span text:style-name="T7">both </text:span><text:span text:style-name="T6">in the </text:span><text:span text:style-name="T8">Bible </text:span><text:span text:style-name="T36">, </text:span><text:span text:style-name="T7">so </text:span><text:span text:style-name="T6">and in </text:span><text:span text:style-name="T8">the present </text:span><text:span text:style-name="T36">), </text:span><text:span text:style-name="T8">no doubt </text:span><text:span text:style-name="T36">, </text:span><text:span text:style-name="T8">also </text:span><text:span text:style-name="T7">, there are </text:span><text:span text:style-name="T8">different </text:span><text:span text:style-name="T7">types </text:span><text:span text:style-name="T8">of serial </text:span><text:span text:style-name="T9">designs </text:span><text:span text:style-name="T39">; </text:span><text:span text:style-name="T9">some </text:span><text:span text:style-name="T10">of </text:span><text:span text:style-name="T7">them </text:span><text:span text:style-name="T9">quite </text:span><text:span text:style-name="T7">close </text:span><text:span text:style-name="T6">to the </text:span><text:span text:style-name="T9">prototypical </text:span><text:span text:style-name="T39">, </text:span><text:span text:style-name="T7">others are more </text:span><text:span text:style-name="T8">distant </text:span><text:span text:style-name="T10">from </text:span><text:span text:style-name="T7">them </text:span><text:span text:style-name="T33">, </text:span><text:span text:style-name="T10">but </text:span><text:span text:style-name="T9">keep </text:span><text:span text:style-name="T8">the most important signs of seriality </text:span><text:span text:style-name="T36">. </text:span><text:span text:style-name="T11">Topics </text:span><text:span text:style-name="T10">not </text:span><text:span text:style-name="T7">less </text:span><text:span text:style-name="T33">, </text:span><text:span text:style-name="T6">in </text:span><text:span text:style-name="T8">Hebraic </text:span><text:span text:style-name="T11">is </text:span><text:span text:style-name="T9">typologically </text:span><text:span text:style-name="T8">extremely useful concept </text:span><text:span text:style-name="T10">until </text:span><text:span text:style-name="T7">now </text:span><text:span text:style-name="T10">has not </text:span><text:span text:style-name="T8">been used </text:span><text:span text:style-name="T6">, and </text:span><text:span text:style-name="T8">special studies of verbal serialization </text:span><text:span text:style-name="T10">is not </text:span><text:span text:style-name="T9">carried out </text:span><text:span text:style-name="T39">. </text:span><text:span text:style-name="T8">This </text:span><text:span text:style-name="T9">dissertation </text:span>is the <text:span text:style-name="T7">first </text:span><text:span text:style-name="T8">work </text:span><text:span text:style-name="T10">on </text:span><text:span text:style-name="T7">this </text:span><text:span text:style-name="T11">topic </text:span><text:span text:style-name="T44">.</text:span></text:p>
      <text:p text:style-name="P76"><text:span text:style-name="T7">In this </text:span><text:span text:style-name="T8">way </text:span><text:span text:style-name="T36">, </text:span><text:span text:style-name="T8">the object of study of this work </text:span><text:span text:style-name="T7">are the </text:span><text:span text:style-name="T8">texts </text:span><text:span text:style-name="T10">in the </text:span><text:span text:style-name="T8">Hebrew </text:span><text:span text:style-name="T36">, </text:span><text:span text:style-name="T8">containing serial design </text:span><text:span text:style-name="T6">and </text:span><text:span text:style-name="T8">created </text:span><text:span text:style-name="T6">in </text:span><text:span text:style-name="T8">different periods of development of </text:span><text:span text:style-name="T7">the language </text:span><text:span text:style-name="T33">.</text:span></text:p>
      <text:p text:style-name="P95"><text:span text:style-name="T6">The subject of this research is the morphosyntactic and semantic properties of serial constructions in Hebrew </text:span>.</text:p>
      <text:p text:style-name="P100"><text:span text:style-name="T6">Research Objectives </text:span>:</text:p>
      <text:p text:style-name="P110"><text:span text:style-name="T33">1. </text:span><text:span text:style-name="T8">Determining the nature of verbal serialization </text:span><text:span text:style-name="T6">in </text:span><text:span text:style-name="T8">Hebrew </text:span><text:span text:style-name="T36">, </text:span><text:span text:style-name="T10">its </text:span><text:span text:style-name="T9">syntactic </text:span><text:span text:style-name="T39">- </text:span><text:span text:style-name="T9">semantic features </text:span><text:span text:style-name="T6">and </text:span><text:span text:style-name="T8">typological properties </text:span><text:span text:style-name="T36">;</text:span> <text:s text:c="9"/></text:p>
      <text:p text:style-name="P111"><text:soft-page-break/><text:span text:style-name="T33">2. </text:span><text:span text:style-name="T8">Description of grammaticalization processes </text:span><text:span text:style-name="T36">, </text:span><text:span text:style-name="T9">occurring </text:span><text:span text:style-name="T6">in </text:span><text:span text:style-name="T8">serial structures </text:span><text:span text:style-name="T6">and </text:span><text:span text:style-name="T9">the definition of </text:span><text:span text:style-name="T7">the place </text:span><text:span text:style-name="T8">of serial constructions </text:span><text:span text:style-name="T6">in </text:span><text:span text:style-name="T8">Hebrew </text:span><text:span text:style-name="T10">on </text:span><text:span text:style-name="T7">a scale </text:span><text:span text:style-name="T9">lexical </text:span><text:span text:style-name="T39">- </text:span><text:span text:style-name="T9">grammatical </text:span><text:span text:style-name="T7">continuum </text:span><text:span text:style-name="T33">.</text:span> <text:s text:c="9"/></text:p>
      <text:p text:style-name="P31"><draw:frame draw:style-name="fr1" draw:name="Image3" text:anchor-type="char" svg:width="0.3335in" svg:height="0.2917in" draw:z-index="2"><draw:image xlink:href="https://translate.googleusercontent.com/image_2.png" xlink:type="simple" xlink:show="embed" xlink:actuate="onLoad"/></draw:frame></text:p>
      <text:p text:style-name="P106"><text:span text:style-name="T8">The tasks </text:span><text:span text:style-name="T36">, </text:span><text:span text:style-name="T8">which need to be addressed </text:span><text:span text:style-name="T11">to </text:span><text:span text:style-name="T9">achieve </text:span><text:span text:style-name="T8">this goal </text:span><text:span text:style-name="T36">:</text:span></text:p>
      <text:p text:style-name="P113"><text:span text:style-name="T33">1. </text:span><text:span text:style-name="T8">Determination of the list of verbs </text:span><text:span text:style-name="T36">, </text:span><text:span text:style-name="T7">forming a </text:span><text:span text:style-name="T8">serial structure </text:span><text:span text:style-name="T36">;</text:span> <text:s text:c="4"/></text:p>
      <text:p text:style-name="P114"><text:span text:style-name="T33">2. </text:span><text:span text:style-name="T8">Identify semantic types of serial designs </text:span><text:span text:style-name="T6">and </text:span><text:span text:style-name="T8">evaluation </text:span><text:span text:style-name="T9">processes </text:span><text:span text:style-name="T8">of grammaticalization </text:span><text:span text:style-name="T6">and </text:span><text:span text:style-name="T8">deleksikalizatsii </text:span><text:span text:style-name="T36">, </text:span><text:span text:style-name="T9">taking place </text:span><text:span text:style-name="T6">in </text:span><text:span text:style-name="T7">them </text:span><text:span text:style-name="T33">;</text:span> <text:s text:c="4"/></text:p>
      <text:p text:style-name="P119"><text:span text:style-name="T33">3. </text:span><text:span text:style-name="T8">Analysis of syntactic </text:span><text:span text:style-name="T9">features </text:span><text:span text:style-name="T8">serial designs </text:span><text:span text:style-name="T36">, </text:span><text:span text:style-name="T8">distinguish </text:span><text:span text:style-name="T9">past </text:span><text:span text:style-name="T10">from </text:span><text:span text:style-name="T9">polypredicative </text:span><text:span text:style-name="T7">verb </text:span><text:span text:style-name="T8">sequences </text:span><text:span text:style-name="T36">, </text:span><text:span text:style-name="T6">and </text:span><text:span text:style-name="T8">generation of formal procedures </text:span><text:span text:style-name="T36">, </text:span><text:span text:style-name="T8">allowing to install this difference </text:span><text:span text:style-name="T36">.</text:span> <text:s text:c="4"/></text:p>
      <text:p text:style-name="P115"><text:span text:style-name="T33">4. </text:span><text:span text:style-name="T8">The establishment of correlations </text:span><text:span text:style-name="T7">between the </text:span><text:span text:style-name="T8">semantic </text:span><text:span text:style-name="T6">and </text:span><text:span text:style-name="T8">syntactic </text:span><text:span text:style-name="T7">structure of </text:span><text:span text:style-name="T8">serial constructions </text:span><text:span text:style-name="T36">.</text:span> <text:s text:c="4"/></text:p>
      <text:p text:style-name="P101"><text:span text:style-name="T6">The scientific novelty of the work is as follows </text:span>:</text:p>
      <text:p text:style-name="P112"><text:span text:style-name="T33">1. </text:span><text:span text:style-name="T6">The </text:span><text:span text:style-name="T8">work examines for the first time the verbal serialization </text:span><text:span text:style-name="T6">in </text:span><text:span text:style-name="T8">Hebrew </text:span><text:span text:style-name="T11">as a </text:span><text:span text:style-name="T8">single integral phenomenon </text:span><text:span text:style-name="T36">.</text:span> <text:s text:c="9"/></text:p>
      <text:p text:style-name="P121"><text:span text:style-name="T33">2. </text:span><text:span text:style-name="T8">The properties of serial constructions </text:span><text:span text:style-name="T6">in </text:span><text:span text:style-name="T8">Hebrew </text:span><text:span text:style-name="T36">: </text:span><text:span text:style-name="T7">how </text:span><text:span text:style-name="T9">specific </text:span><text:span text:style-name="T11">to </text:span><text:span text:style-name="T7">Hebrew </text:span><text:span text:style-name="T33">, </text:span><text:span text:style-name="T7">so </text:span><text:span text:style-name="T6">and </text:span><text:span text:style-name="T8">typologically significant </text:span><text:span text:style-name="T36">.</text:span> <text:s text:c="9"/></text:p>
      <text:p text:style-name="P117"><text:span text:style-name="T33">3. </text:span><text:span text:style-name="T8">For the first time </text:span><text:span text:style-name="T7">, </text:span><text:span text:style-name="T8">a </text:span><text:span text:style-name="T7">number of </text:span><text:span text:style-name="T8">formal procedures </text:span><text:span text:style-name="T36">were </text:span><text:span text:style-name="T9">identified </text:span><text:span text:style-name="T8">to </text:span><text:span text:style-name="T9">identify </text:span><text:span text:style-name="T8">serial constructions </text:span><text:span text:style-name="T6">in </text:span><text:span text:style-name="T8">Hebrew </text:span><text:span text:style-name="T36">.</text:span> <text:s text:c="9"/></text:p>
      <text:p text:style-name="P118"><text:span text:style-name="T33">4. The </text:span><text:span text:style-name="T8">introduction of the term </text:span><text:span text:style-name="T36">“ </text:span><text:span text:style-name="T8">serialization </text:span><text:span text:style-name="T36">” </text:span><text:span text:style-name="T8">made it possible for the first time </text:span><text:span text:style-name="T7">to reveal the </text:span><text:span text:style-name="T8">substantial internal similarity of many classes of Hebrew </text:span><text:soft-page-break/><text:span text:style-name="T8">verb constructions </text:span><text:span text:style-name="T36">. </text:span><text:span text:style-name="T8">Such </text:span><text:span text:style-name="T36">, </text:span><text:span text:style-name="T8">for example </text:span><text:span text:style-name="T36">, are </text:span><text:span text:style-name="T8">imperative </text:span><text:span text:style-name="T6">and </text:span><text:span text:style-name="T8">gortative constructions </text:span><text:span text:style-name="T6">with </text:span><text:span text:style-name="T8">verbs of movement </text:span><text:span text:style-name="T36">, </text:span><text:span text:style-name="T6">on the </text:span><text:span text:style-name="T8">one hand </text:span><text:span text:style-name="T36">, </text:span><text:span text:style-name="T6">and </text:span><text:span text:style-name="T8">verb sequences </text:span><text:span text:style-name="T6">with an </text:span><text:span text:style-name="T8">adverbial meaning </text:span><text:span text:style-name="T36">, </text:span><text:span text:style-name="T6">on the </text:span><text:span text:style-name="T7">other </text:span><text:span text:style-name="T33">, </text:span><text:span text:style-name="T8">which are </text:span><text:span text:style-name="T9">traditionally </text:span><text:span text:style-name="T8">considered </text:span><text:span text:style-name="T6">in </text:span><text:span text:style-name="T8">various sections of </text:span><text:span text:style-name="T9">Hebrew </text:span><text:span text:style-name="T8">grammars </text:span><text:span text:style-name="T36">. </text:span><text:span text:style-name="T7">Topics </text:span><text:span text:style-name="T12">not </text:span><text:span text:style-name="T8">less </text:span><text:span text:style-name="T36">, </text:span><text:span text:style-name="T11">we </text:span><text:span text:style-name="T7">managed to </text:span><text:span text:style-name="T8">find common </text:span><text:span text:style-name="T9">semantic </text:span><text:span text:style-name="T39">- </text:span><text:span text:style-name="T9">syntactic </text:span><text:span text:style-name="T8">properties of </text:span><text:span text:style-name="T7">these </text:span><text:span text:style-name="T8">structures </text:span><text:span text:style-name="T36">, </text:span><text:span text:style-name="T8">allowing to consider </text:span><text:span text:style-name="T10">them </text:span><text:span text:style-name="T11">as the </text:span><text:span text:style-name="T8">implementation of one </text:span><text:span text:style-name="T6">and </text:span><text:span text:style-name="T7">of the </text:span><text:span text:style-name="T10">same </text:span><text:span text:style-name="T9">syntactic </text:span><text:span text:style-name="T7">structure </text:span><text:span text:style-name="T33">.</text:span> <text:s text:c="9"/></text:p>
      <text:p text:style-name="P120"><text:span text:style-name="T33">5. </text:span><text:span text:style-name="T8">The study of verbal serialization has revealed </text:span><text:span text:style-name="T7">a number of </text:span><text:span text:style-name="T8">significant </text:span><text:span text:style-name="T7">differences between </text:span><text:span text:style-name="T9">the semantic </text:span><text:span text:style-name="T39">- </text:span><text:span text:style-name="T9">syntactic </text:span><text:span text:style-name="T7">system </text:span><text:span text:style-name="T9">of Biblical </text:span><text:span text:style-name="T6">and </text:span><text:span text:style-name="T9">modern </text:span><text:span text:style-name="T8">Hebrew </text:span><text:span text:style-name="T36">: </text:span><text:span text:style-name="T11">these </text:span><text:span text:style-name="T8">differences are primarily </text:span><text:span text:style-name="T7">all </text:span><text:span text:style-name="T6">in </text:span><text:span text:style-name="T7">the fact </text:span><text:span text:style-name="T33">, </text:span><text:span text:style-name="T11">that </text:span><text:span text:style-name="T6">in</text:span> <text:s text:c="9"/></text:p>
      <text:p text:style-name="P31"><draw:frame draw:style-name="fr1" draw:name="Image4" text:anchor-type="char" svg:width="0.3335in" svg:height="0.2917in" draw:z-index="3"><draw:image xlink:href="https://translate.googleusercontent.com/image_3.png" xlink:type="simple" xlink:show="embed" xlink:actuate="onLoad"/></draw:frame></text:p>
      <text:p text:style-name="P92"><text:span text:style-name="T9">the formation of </text:span><text:span text:style-name="T8">serial constructions </text:span><text:span text:style-name="T6">in </text:span><text:span text:style-name="T10">SI </text:span><text:span text:style-name="T6">and </text:span><text:span text:style-name="T11">BI </text:span><text:span text:style-name="T48">1 </text:span><text:span text:style-name="T7">involves a </text:span><text:span text:style-name="T8">different set of </text:span><text:span text:style-name="T7">tokens </text:span><text:span text:style-name="T33">. </text:span><text:span text:style-name="T8">In addition </text:span><text:span text:style-name="T36">, the </text:span><text:span text:style-name="T8">syntactic </text:span><text:span text:style-name="T9">features of </text:span><text:span text:style-name="T8">serial constructions of </text:span><text:span text:style-name="T10">SI </text:span><text:span text:style-name="T8">differ </text:span><text:span text:style-name="T10">in a </text:span><text:span text:style-name="T11">number of </text:span><text:span text:style-name="T8">parameters </text:span><text:span text:style-name="T10">from BI </text:span><text:span text:style-name="T42">.</text:span></text:p>
      <text:p text:style-name="P116"><text:span text:style-name="T33">6. </text:span><text:span text:style-name="T10">For </text:span><text:span text:style-name="T8">example, Hebrew is shown </text:span><text:span text:style-name="T36">, </text:span><text:span text:style-name="T11">that the </text:span><text:span text:style-name="T8">nature of serial designs </text:span><text:span text:style-name="T36">, </text:span><text:span text:style-name="T6">in </text:span><text:span text:style-name="T7">the first </text:span><text:span text:style-name="T8">place </text:span><text:span text:style-name="T36">, </text:span><text:span text:style-name="T8">the semantic </text:span><text:span text:style-name="T36">: </text:span><text:span text:style-name="T8">the main difference serial designs </text:span><text:span text:style-name="T12">from </text:span><text:span text:style-name="T9">polypredicative </text:span><text:span text:style-name="T7">clauses </text:span><text:span text:style-name="T8">consists </text:span><text:span text:style-name="T6">in </text:span><text:span text:style-name="T7">the fact </text:span><text:span text:style-name="T33">, </text:span><text:span text:style-name="T7">that one </text:span><text:span text:style-name="T10">of the </text:span><text:span text:style-name="T8">verbs loses lexical meaning </text:span><text:span text:style-name="T6">and </text:span><text:span text:style-name="T9">proceeds </text:span><text:span text:style-name="T6">in </text:span><text:span text:style-name="T7">class </text:span><text:span text:style-name="T8">verbal </text:span><text:span text:style-name="T9">modifiers </text:span><text:span text:style-name="T39">. </text:span><text:span text:style-name="T8">Main </text:span><text:span text:style-name="T10">same </text:span><text:span text:style-name="T8">syntactic properties of serial design </text:span>- <text:span text:style-name="T7">it is </text:span><text:span text:style-name="T8">the finiteness of forming </text:span><text:span text:style-name="T10">its </text:span><text:span text:style-name="T8">verb forms </text:span><text:span text:style-name="T36">: </text:span><text:span text:style-name="T8">asindeza </text:span><text:span text:style-name="T6">in </text:span><text:span text:style-name="T8">Hebrew </text:span><text:span text:style-name="T10">is not </text:span><text:span text:style-name="T8">a </text:span><text:span text:style-name="T7">main </text:span><text:span text:style-name="T9">criterion for </text:span><text:span text:style-name="T8">distinction serial designs </text:span><text:span text:style-name="T12">from </text:span><text:span text:style-name="T9">Polypredicative </text:span><text:span text:style-name="T7">clauses </text:span><text:span text:style-name="T33">, </text:span><text:span text:style-name="T8">as </text:span><text:span text:style-name="T6">in the </text:span><text:span text:style-name="T8">Hebrew possible </text:span><text:span text:style-name="T7">as a </text:span><text:span text:style-name="T8">union </text:span><text:span text:style-name="T36">, </text:span><text:span text:style-name="T11">so </text:span><text:span text:style-name="T6">and </text:span><text:span text:style-name="T8">asyndetic serial design </text:span><text:span text:style-name="T36">.</text:span> <text:s text:c="9"/></text:p>
      <text:p text:style-name="P107"><text:soft-page-break/><text:span text:style-name="T6">The theoretical significance of the work </text:span><text:span text:style-name="T2">.</text:span></text:p>
      <text:p text:style-name="P122"><text:span text:style-name="T8">The study of serial constructions </text:span><text:span text:style-name="T10">based </text:span><text:span text:style-name="T8">on Hebrew material </text:span><text:span text:style-name="T7">makes a </text:span><text:span text:style-name="T8">significant </text:span><text:span text:style-name="T7">contribution </text:span><text:span text:style-name="T6">to the </text:span><text:span text:style-name="T9">understanding of the </text:span><text:span text:style-name="T8">phenomenon of verbal serialization </text:span><text:span text:style-name="T6">as a </text:span><text:span text:style-name="T8">whole </text:span><text:span text:style-name="T36">. </text:span><text:span text:style-name="T6">In </text:span><text:span text:style-name="T8">particular </text:span><text:span text:style-name="T36">, </text:span><text:span text:style-name="T7">it </text:span><text:span text:style-name="T8">denies sufficient </text:span><text:span text:style-name="T9">common </text:span><text:span text:style-name="T8">representation </text:span><text:span text:style-name="T6">of the </text:span><text:span text:style-name="T8">serial designs </text:span><text:span text:style-name="T7">both </text:span><text:span text:style-name="T10">on the </text:span><text:span text:style-name="T8">required asindeticheskih verb sequences </text:span><text:span text:style-name="T6">with </text:span><text:span text:style-name="T8">complete coincidence of the values of grammatical verb categories </text:span><text:span text:style-name="T6">and </text:span><text:span text:style-name="T8">a common set of arguments </text:span><text:span text:style-name="T36">. </text:span><text:span text:style-name="T10">In </text:span><text:span text:style-name="T8">the example of serial designs language </text:span><text:span text:style-name="T7">Hebrew </text:span><text:span text:style-name="T8">shown </text:span><text:span text:style-name="T36">, </text:span><text:span text:style-name="T11">that </text:span><text:span text:style-name="T8">serialization </text:span><text:span text:style-name="T36">, </text:span><text:span text:style-name="T7">how </text:span><text:span text:style-name="T6">and </text:span><text:span text:style-name="T8">grammaticalization </text:span><text:span text:style-name="T36">, </text:span><text:span text:style-name="T8">is a </text:span><text:span text:style-name="T7">continuum </text:span><text:span text:style-name="T33">, </text:span><text:span text:style-name="T10">for </text:span><text:span text:style-name="T8">one pole is located </text:span><text:span text:style-name="T9">Polypredicative </text:span><text:span text:style-name="T8">sequence </text:span><text:span text:style-name="T36">, </text:span><text:span text:style-name="T8">consisting </text:span><text:span text:style-name="T10">of </text:span><text:span text:style-name="T8">semantically </text:span><text:span text:style-name="T9">equal </text:span><text:span text:style-name="T8">verbs </text:span><text:span text:style-name="T36">, </text:span><text:span text:style-name="T6">and </text:span><text:span text:style-name="T10">on </text:span><text:span text:style-name="T7">the other </text:span>- <text:span text:style-name="T8">the classical serial construction </text:span><text:span text:style-name="T6">with </text:span><text:span text:style-name="T8">a complete set specified </text:span><text:span text:style-name="T7">above </text:span><text:span text:style-name="T8">properties </text:span><text:span text:style-name="T36">. </text:span><text:span text:style-name="T7">Between these </text:span><text:span text:style-name="T8">poles </text:span><text:span text:style-name="T9">are </text:span><text:span text:style-name="T8">numerous </text:span><text:span text:style-name="T36">“ </text:span><text:span text:style-name="T8">intermediate </text:span><text:span text:style-name="T36">” </text:span><text:span text:style-name="T8">types </text:span><text:span text:style-name="T36">, the </text:span><text:span text:style-name="T8">properties of which </text:span><text:span text:style-name="T7">can </text:span><text:span text:style-name="T8">vary </text:span><text:span text:style-name="T36">, </text:span><text:span text:style-name="T10">but </text:span><text:span text:style-name="T8">which are </text:span><text:span text:style-name="T9">united by the </text:span><text:span text:style-name="T8">semantic </text:span><text:span text:style-name="T36">“ </text:span><text:span text:style-name="T8">devaluation </text:span><text:span text:style-name="T36">” of </text:span><text:span text:style-name="T8">one </text:span><text:span text:style-name="T10">of the </text:span><text:span text:style-name="T8">verbs </text:span><text:span text:style-name="T6">and </text:span><text:span text:style-name="T7">its </text:span><text:span text:style-name="T8">gradual transition </text:span><text:span text:style-name="T6">to the </text:span><text:span text:style-name="T7">class of </text:span><text:span text:style-name="T8">verb modifiers </text:span><text:span text:style-name="T36">.</text:span></text:p>
      <text:p text:style-name="P102"><text:span text:style-name="T6">The practical significance of the work </text:span><text:span text:style-name="T2">.</text:span></text:p>
      <text:p text:style-name="P32"><text:s/></text:p>
      <text:p text:style-name="P32"><text:s/></text:p>
      <text:p text:style-name="P36"><draw:frame draw:style-name="fr2" draw:name="Image5" text:anchor-type="as-char" svg:width="2.6665in" svg:height="0.0161in" draw:z-index="4"><draw:image xlink:href="https://translate.googleusercontent.com/image_4.png" xlink:type="simple" xlink:show="embed" xlink:actuate="onLoad"/></draw:frame></text:p>
      <text:p text:style-name="P58"><text:span text:style-name="T51">1 </text:span><text:span text:style-name="T19">BI </text:span><text:span text:style-name="T52">- </text:span><text:span text:style-name="T19">biblical Hebrew </text:span><text:span text:style-name="T52">; </text:span><text:span text:style-name="T19">MI </text:span><text:span text:style-name="T52">- </text:span><text:span text:style-name="T19">Mishnaic Hebrew </text:span><text:span text:style-name="T52">; </text:span><text:span text:style-name="T19">SI </text:span><text:span text:style-name="T52">- </text:span><text:span text:style-name="T19">Modern Hebrew</text:span></text:p>
      <text:p text:style-name="P31"><draw:frame draw:style-name="fr1" draw:name="Image6" text:anchor-type="char" svg:width="0.3335in" svg:height="0.2917in" draw:z-index="5"><draw:image xlink:href="https://translate.googleusercontent.com/image_5.png" xlink:type="simple" xlink:show="embed" xlink:actuate="onLoad"/></draw:frame></text:p>
      <text:p text:style-name="P78"><text:span text:style-name="T7">The results of the </text:span><text:span text:style-name="T8">study </text:span><text:span text:style-name="T7">can be </text:span><text:span text:style-name="T8">used </text:span><text:span text:style-name="T11">to </text:span><text:span text:style-name="T8">develop </text:span><text:span text:style-name="T7">courses </text:span><text:span text:style-name="T10">on the </text:span><text:span text:style-name="T8">syntax of Semitic languages </text:span><text:span text:style-name="T36">, </text:span><text:span text:style-name="T8">theoretical syntax </text:span><text:span text:style-name="T36">, </text:span><text:span text:style-name="T8">theoretical semantics, </text:span><text:span text:style-name="T6">and </text:span><text:span text:style-name="T8">syntactic typology </text:span><text:span text:style-name="T36">. </text:span><text:span text:style-name="T8">Formal apparatus </text:span><text:span text:style-name="T9">identification </text:span><text:span text:style-name="T8">serial designs </text:span><text:span text:style-name="T36">, </text:span><text:span text:style-name="T8">first applied </text:span><text:span text:style-name="T6">to a </text:span><text:span text:style-name="T7">Hebrew language </text:span><text:span text:style-name="T33">, </text:span><text:span text:style-name="T7">can </text:span><text:span text:style-name="T8">be used </text:span><text:span text:style-name="T6">in </text:span><text:span text:style-name="T8">the future </text:span><text:span text:style-name="T7">under </text:span><text:span text:style-name="T9">study </text:span><text:span text:style-name="T8">phenomenon </text:span><text:soft-page-break/><text:span text:style-name="T9">serialization </text:span><text:span text:style-name="T6">in </text:span><text:span text:style-name="T8">other Semitic languages </text:span><text:span text:style-name="T7">or </text:span><text:span text:style-name="T6">in </text:span><text:span text:style-name="T8">languages </text:span><text:span text:style-name="T6">with </text:span><text:span text:style-name="T8">typology similar syntactic </text:span><text:span text:style-name="T7">structure </text:span><text:span text:style-name="T33">.</text:span></text:p>
      <text:p text:style-name="P103"><text:span text:style-name="T6">Approbation of work </text:span><text:span text:style-name="T2">.</text:span></text:p>
      <text:p text:style-name="P125"><text:span text:style-name="T8">Certain provisions of the thesis </text:span><text:span text:style-name="T7">were </text:span><text:span text:style-name="T8">presented </text:span><text:span text:style-name="T6">in </text:span><text:span text:style-name="T8">a report </text:span><text:span text:style-name="T6">and </text:span><text:span text:style-name="T8">discussed </text:span><text:span text:style-name="T10">at the </text:span><text:span text:style-name="T44">XVII </text:span><text:span text:style-name="T8">International </text:span><text:span text:style-name="T9">Conference </text:span><text:span text:style-name="T10">on </text:span><text:span text:style-name="T7">Jewish Studies </text:span><text:span text:style-name="T36">( </text:span><text:span text:style-name="T8">Moscow </text:span><text:span text:style-name="T36">, </text:span><text:span text:style-name="T44">2010 </text:span><text:span text:style-name="T11">g </text:span><text:span text:style-name="T44">.) </text:span><text:span text:style-name="T6">And </text:span><text:span text:style-name="T10">in the </text:span><text:span text:style-name="T36">VIII </text:span><text:span text:style-name="T8">International </text:span><text:span text:style-name="T9">Congress </text:span><text:span text:style-name="T8">of the European </text:span><text:span text:style-name="T9">Association </text:span><text:span text:style-name="T8">for Jewish Studies </text:span><text:span text:style-name="T36">( </text:span><text:span text:style-name="T8">Moscow </text:span><text:span text:style-name="T36">, </text:span><text:span text:style-name="T44">2006 </text:span><text:span text:style-name="T7">g </text:span><text:span text:style-name="T33">.). </text:span><text:span text:style-name="T10">On </text:span><text:span text:style-name="T7">the topic </text:span><text:span text:style-name="T8">of the dissertation published </text:span><text:span text:style-name="T7">two articles </text:span><text:span text:style-name="T33">.</text:span></text:p>
      <text:p text:style-name="P104"><text:span text:style-name="T9">M </text:span><text:span text:style-name="T11">e </text:span><text:span text:style-name="T9">t of d to l of g and h </text:span><text:span text:style-name="T11">e </text:span><text:span text:style-name="T9">a a a </text:span><text:span text:style-name="T6">i and </text:span><text:span text:style-name="T9">r e op </text:span><text:span text:style-name="T11">e </text:span><text:span text:style-name="T9">t and h e a a </text:span><text:span text:style-name="T11">a </text:span><text:span text:style-name="T6">I </text:span><text:span text:style-name="T9">b and h </text:span><text:span text:style-name="T6">and </text:span><text:span text:style-name="T9">and ss l </text:span><text:span text:style-name="T11">f </text:span><text:span text:style-name="T9">d of a and n and </text:span><text:span text:style-name="T6">I</text:span></text:p>
      <text:p text:style-name="P127"><text:span text:style-name="T6">In </text:span><text:span text:style-name="T8">a </text:span><text:span text:style-name="T9">methodological </text:span><text:span text:style-name="T6">and </text:span><text:span text:style-name="T9">theoretical </text:span><text:span text:style-name="T7">framework </text:span><text:span text:style-name="T9">of research </text:span><text:span text:style-name="T8">were the </text:span><text:span text:style-name="T7">works of </text:span><text:span text:style-name="T8">domestic </text:span><text:span text:style-name="T6">and </text:span><text:span text:style-name="T8">foreign scientists </text:span><text:span text:style-name="T6">in </text:span><text:span text:style-name="T8">the field of typology </text:span><text:span text:style-name="T6">and </text:span><text:span text:style-name="T8">syntax theory </text:span><text:span text:style-name="T44">( </text:span><text:span text:style-name="T11">A </text:span><text:span text:style-name="T44">. </text:span><text:span text:style-name="T8">Eichenwald </text:span><text:span text:style-name="T36">, </text:span><text:span text:style-name="T11">In </text:span><text:span text:style-name="T44">. </text:span><text:span text:style-name="T11">And </text:span><text:span text:style-name="T44">. </text:span><text:span text:style-name="T7">Plungian </text:span><text:span text:style-name="T33">, </text:span><text:span text:style-name="T11">J. </text:span><text:span text:style-name="T44">. </text:span><text:span text:style-name="T8">Bybee </text:span><text:span text:style-name="T36">, </text:span><text:span text:style-name="T7">In </text:span><text:span text:style-name="T33">. </text:span><text:span text:style-name="T7">Foley </text:span>, <text:span text:style-name="T10">M </text:span><text:span text:style-name="T42">. </text:span><text:span text:style-name="T7">Olson </text:span><text:span text:style-name="T33">, </text:span><text:span text:style-name="T10">T </text:span><text:span text:style-name="T42">. </text:span><text:span text:style-name="T8">Givon </text:span><text:span text:style-name="T36">, </text:span><text:span text:style-name="T12">K </text:span><text:span text:style-name="T46">. </text:span><text:span text:style-name="T7">Lord </text:span>, <text:span text:style-name="T10">M </text:span><text:span text:style-name="T42">. </text:span><text:span text:style-name="T8">Sæbbi of Essex </text:span>, <text:span text:style-name="T11">T </text:span><text:span text:style-name="T44">. </text:span><text:span text:style-name="T11">A </text:span><text:span text:style-name="T44">. </text:span><text:span text:style-name="T8">Maisak </text:span><text:span text:style-name="T36">, </text:span><text:span text:style-name="T11">A </text:span><text:span text:style-name="T44">. </text:span><text:span text:style-name="T11">B </text:span><text:span text:style-name="T44">. </text:span><text:span text:style-name="T8">Shluinsky </text:span><text:span text:style-name="T36">) </text:span><text:span text:style-name="T6">and </text:span><text:span text:style-name="T9">Hebraic </text:span><text:span text:style-name="T42">( </text:span><text:span text:style-name="T10">e </text:span><text:span text:style-name="T42">. </text:span><text:span text:style-name="T8">Rubinstein </text:span><text:span text:style-name="T36">, </text:span><text:span text:style-name="T10">P </text:span><text:span text:style-name="T42">. </text:span><text:span text:style-name="T7">Berman </text:span><text:span text:style-name="T33">, </text:span><text:span text:style-name="T12">aND </text:span><text:span text:style-name="T46">. </text:span><text:span text:style-name="T11">Blau </text:span><text:span text:style-name="T44">).</text:span></text:p>
      <text:p text:style-name="P105"><text:span text:style-name="T6">Research Methods </text:span><text:span text:style-name="T2">.</text:span></text:p>
      <text:p text:style-name="P79"><text:span text:style-name="T8">The work was written </text:span><text:span text:style-name="T6">in </text:span><text:span text:style-name="T8">the framework of functional models </text:span><text:span text:style-name="T9">of linguistic </text:span><text:span text:style-name="T8">analysis </text:span><text:span text:style-name="T36">, </text:span><text:span text:style-name="T6">and in the </text:span><text:span text:style-name="T7">focus </text:span><text:span text:style-name="T8">of our attention </text:span><text:span text:style-name="T9">is </text:span><text:span text:style-name="T39">, </text:span><text:span text:style-name="T6">in </text:span><text:span text:style-name="T7">the first </text:span><text:span text:style-name="T8">place </text:span><text:span text:style-name="T36">, </text:span><text:span text:style-name="T8">the question </text:span><text:span text:style-name="T6">of </text:span><text:span text:style-name="T7">whether </text:span><text:span text:style-name="T33">, </text:span><text:span text:style-name="T7">for the </text:span><text:span text:style-name="T9">expression of </text:span><text:span text:style-name="T7">public </text:span><text:span text:style-name="T8">values </text:span><text:span text:style-name="T6">in the </text:span><text:span text:style-name="T7">language used by </text:span><text:span text:style-name="T8">serial construction </text:span><text:span text:style-name="T36">, </text:span><text:span text:style-name="T6">and </text:span><text:span text:style-name="T8">also </text:span><text:span text:style-name="T7">that </text:span><text:span text:style-name="T33">, </text:span><text:span text:style-name="T7">some </text:span><text:span text:style-name="T8">way </text:span><text:span text:style-name="T10">their </text:span><text:span text:style-name="T7">structure </text:span><text:span text:style-name="T8">reflects </text:span><text:span text:style-name="T10">their </text:span><text:span text:style-name="T8">semantics </text:span><text:span text:style-name="T36">. </text:span><text:span text:style-name="T11">For </text:span><text:span text:style-name="T8">this </text:span><text:span text:style-name="T11">range of </text:span><text:span text:style-name="T8">tasks almost </text:span><text:span text:style-name="T10">no </text:span><text:span text:style-name="T8">informative are the data research </text:span><text:span text:style-name="T36">, </text:span><text:span text:style-name="T9">created </text:span><text:span text:style-name="T6">in </text:span><text:span text:style-name="T8">the framework of formal approaches </text:span><text:span text:style-name="T42">( </text:span><text:span text:style-name="T10">in </text:span><text:span text:style-name="T8">particular </text:span><text:span text:style-name="T36">, </text:span><text:soft-page-break/><text:span text:style-name="T8">generative direction </text:span><text:span text:style-name="T36">), </text:span><text:span text:style-name="T11">because </text:span><text:span text:style-name="T10">their </text:span><text:span text:style-name="T8">authors have attempted </text:span><text:span text:style-name="T36">, </text:span><text:span text:style-name="T6">in </text:span><text:span text:style-name="T8">the main </text:span><text:span text:style-name="T36">, </text:span><text:span text:style-name="T8">to establish the nature </text:span><text:span text:style-name="T9">of syntactic </text:span><text:span text:style-name="T8">relations </text:span><text:span text:style-name="T7">between </text:span><text:span text:style-name="T8">verbs serial structure </text:span><text:span text:style-name="T6">and </text:span><text:span text:style-name="T8">describe </text:span><text:span text:style-name="T7">it </text:span><text:span text:style-name="T6">in </text:span><text:span text:style-name="T8">the framework </text:span><text:span text:style-name="T9">received </text:span><text:span text:style-name="T7">them </text:span><text:span text:style-name="T6">in </text:span><text:span text:style-name="T8">time research of </text:span><text:span text:style-name="T9">short-lived syntactic </text:span><text:span text:style-name="T8">formalism </text:span><text:span text:style-name="T36">.</text:span></text:p>
      <text:p text:style-name="P96"><text:span text:style-name="T6">The </text:span><text:span text:style-name="T8">inductive data </text:span><text:span text:style-name="T9">processing </text:span><text:span text:style-name="T8">method was used </text:span><text:span text:style-name="T6">in the </text:span><text:span text:style-name="T8">work </text:span><text:span text:style-name="T36">. </text:span><text:span text:style-name="T8">The choice of method </text:span><text:span text:style-name="T11">was </text:span><text:span text:style-name="T8">due to the </text:span><text:span text:style-name="T9">variety of </text:span><text:span text:style-name="T8">serial constructions </text:span><text:span text:style-name="T6">in </text:span><text:span text:style-name="T8">Hebrew </text:span><text:span text:style-name="T6">and</text:span></text:p>
      <text:p text:style-name="P31"><draw:frame draw:style-name="fr1" draw:name="Image7" text:anchor-type="char" svg:width="0.3335in" svg:height="0.2917in" draw:z-index="6"><draw:image xlink:href="https://translate.googleusercontent.com/image_6.png" xlink:type="simple" xlink:show="embed" xlink:actuate="onLoad"/></draw:frame></text:p>
      <text:p text:style-name="P134"><text:span text:style-name="T8">impossibility </text:span><text:span text:style-name="T10">of </text:span><text:span text:style-name="T8">accurate classification </text:span><text:span text:style-name="T36">, </text:span><text:span text:style-name="T7">at </text:span><text:span text:style-name="T8">which a certain </text:span><text:span text:style-name="T7">set of </text:span><text:span text:style-name="T9">syntactic </text:span><text:span text:style-name="T8">properties corresponds </text:span><text:span text:style-name="T12">to </text:span><text:span text:style-name="T9">a certain </text:span><text:span text:style-name="T7">set of </text:span><text:span text:style-name="T9">semantic </text:span><text:span text:style-name="T39">: </text:span><text:span text:style-name="T8">serial syntax structure </text:span><text:span text:style-name="T6">in </text:span><text:span text:style-name="T8">Hebrew </text:span><text:span text:style-name="T7">depends </text:span><text:span text:style-name="T10">not </text:span><text:span text:style-name="T8">only </text:span><text:span text:style-name="T10">on the </text:span><text:span text:style-name="T7">type </text:span><text:span text:style-name="T10">of its </text:span><text:span text:style-name="T8">value </text:span><text:span text:style-name="T36">, </text:span><text:span text:style-name="T10">but </text:span><text:span text:style-name="T6">and </text:span><text:span text:style-name="T10">from </text:span><text:span text:style-name="T8">a set of individual properties of </text:span><text:span text:style-name="T9">specific </text:span><text:span text:style-name="T8">verb </text:span><text:span text:style-name="T7">tokens </text:span><text:span text:style-name="T33">, </text:span><text:span text:style-name="T8">incoming </text:span><text:span text:style-name="T6">to </text:span><text:span text:style-name="T7">it </text:span><text:span text:style-name="T33">.</text:span></text:p>
      <text:p text:style-name="P138"><text:span text:style-name="T6">The </text:span><text:span text:style-name="T8">structure of </text:span><text:span text:style-name="T7">work is </text:span><text:span text:style-name="T6">also </text:span><text:span text:style-name="T7">associated </text:span><text:span text:style-name="T6">with the </text:span><text:span text:style-name="T8">choice of method </text:span><text:span text:style-name="T33">. </text:span><text:span text:style-name="T7">The first chapter </text:span><text:span text:style-name="T8">is a </text:span><text:span text:style-name="T9">study of the </text:span><text:span text:style-name="T7">history of the </text:span><text:span text:style-name="T8">study of serialization </text:span><text:span text:style-name="T6">in </text:span><text:span text:style-name="T8">Hebrew </text:span><text:span text:style-name="T6">and in the </text:span><text:span text:style-name="T8">languages ​​of the </text:span><text:span text:style-name="T7">world </text:span><text:span text:style-name="T33">. </text:span><text:span text:style-name="T8">Subsequent </text:span><text:span text:style-name="T7">three </text:span><text:span text:style-name="T11">chapters </text:span><text:span text:style-name="T9">devoted to </text:span><text:span text:style-name="T7">the analysis of </text:span><text:span text:style-name="T8">serializing various Hebrew verbs </text:span><text:span text:style-name="T10">with </text:span><text:span text:style-name="T8">similar semantics </text:span><text:span text:style-name="T36">, </text:span><text:span text:style-name="T8">wherein </text:span><text:span text:style-name="T10">during </text:span><text:span text:style-name="T8">the second </text:span><text:span text:style-name="T6">and </text:span><text:span text:style-name="T8">fourth sections </text:span><text:span text:style-name="T33">( </text:span><text:span text:style-name="T7">which </text:span><text:span text:style-name="T8">are considered </text:span><text:span text:style-name="T7">aspectual </text:span><text:span text:style-name="T6">and </text:span><text:span text:style-name="T8">adverbial verbs </text:span><text:span text:style-name="T36">, </text:span><text:span text:style-name="T8">respectively </text:span><text:span text:style-name="T36">) </text:span><text:span text:style-name="T8">classifying factor was </text:span><text:span text:style-name="T10">of </text:span><text:span text:style-name="T9">secondary </text:span><text:span text:style-name="T8">importance </text:span><text:span text:style-name="T36">, </text:span><text:span text:style-name="T8">formed </text:span><text:span text:style-name="T6">in </text:span><text:span text:style-name="T7">a result </text:span><text:span text:style-name="T8">of the process grammaticalisation </text:span><text:span text:style-name="T36">. </text:span><text:span text:style-name="T6">In the </text:span><text:span text:style-name="T8">third </text:span><text:span text:style-name="T7">chapter </text:span><text:span text:style-name="T33">, </text:span><text:span text:style-name="T9">on the contrary </text:span><text:span text:style-name="T39">, the </text:span><text:span text:style-name="T7">verbs are </text:span><text:span text:style-name="T9">united </text:span><text:span text:style-name="T10">according to the </text:span><text:span text:style-name="T9">principle of </text:span><text:span text:style-name="T8">similarity of the </text:span><text:span text:style-name="T9">main </text:span><text:span text:style-name="T8">meaning </text:span><text:span text:style-name="T36">( </text:span><text:span text:style-name="T8">verbs of motion </text:span><text:span text:style-name="T36">). </text:span><text:span text:style-name="T8">The choice of such a </text:span><text:span text:style-name="T7">third structure of the head was </text:span><text:span text:style-name="T8">due to </text:span><text:span text:style-name="T7">the fact </text:span><text:span text:style-name="T33">, </text:span><text:span text:style-name="T7">that the </text:span><text:soft-page-break/><text:span text:style-name="T8">values </text:span><text:span text:style-name="T36">, </text:span><text:span text:style-name="T7">for </text:span><text:span text:style-name="T8">expressions which grammatikalizuyutsya </text:span><text:span text:style-name="T6">and </text:span><text:span text:style-name="T8">serialized </text:span><text:span text:style-name="T7">verbs </text:span><text:span text:style-name="T8">of motion </text:span><text:span text:style-name="T36">, </text:span><text:span text:style-name="T7">very </text:span><text:span text:style-name="T9">varied </text:span><text:span text:style-name="T39">, </text:span><text:span text:style-name="T6">and </text:span><text:span text:style-name="T8">each </text:span><text:span text:style-name="T7">verb can have </text:span><text:span text:style-name="T8">several secondary values </text:span><text:span text:style-name="T36">.</text:span></text:p>
      <text:p text:style-name="P97"><text:span text:style-name="T8">The fifth </text:span><text:span text:style-name="T7">chapter </text:span><text:span text:style-name="T8">contains a </text:span><text:span text:style-name="T9">typological </text:span><text:span text:style-name="T8">analysis of serial constructions </text:span><text:span text:style-name="T6">in </text:span><text:span text:style-name="T8">Hebrew </text:span><text:span text:style-name="T36">.</text:span></text:p>
      <text:p text:style-name="P96"><text:span text:style-name="T8">Completed the thesis conclusion </text:span><text:span text:style-name="T36">, </text:span><text:span text:style-name="T6">in </text:span><text:span text:style-name="T8">which are the conclusions </text:span><text:span text:style-name="T6">and </text:span><text:span text:style-name="T7">results of </text:span><text:span text:style-name="T8">operation </text:span><text:span text:style-name="T36">.</text:span></text:p>
      <text:p text:style-name="P34"><text:s/></text:p>
      <text:p text:style-name="P139">MAIN CONTENT OF WORK</text:p>
      <text:p text:style-name="P32"><text:s/></text:p>
      <text:p text:style-name="P33"><text:s/></text:p>
      <text:p text:style-name="P86"><text:span text:style-name="T10">In the </text:span><text:span text:style-name="T7">Introduction </text:span><text:span text:style-name="T8">, the </text:span><text:span text:style-name="T7">goal </text:span><text:span text:style-name="T33">, </text:span><text:span text:style-name="T8">objectives </text:span><text:span text:style-name="T36">, </text:span><text:span text:style-name="T7">object </text:span><text:span text:style-name="T6">and </text:span><text:span text:style-name="T8">subject of research </text:span><text:span text:style-name="T36">are </text:span><text:span text:style-name="T8">established, the </text:span><text:span text:style-name="T7">relevance of the topic </text:span><text:span text:style-name="T6">and </text:span><text:span text:style-name="T8">research methods are justified </text:span><text:span text:style-name="T36">, the </text:span><text:span text:style-name="T7">structure of the </text:span><text:span text:style-name="T8">work is </text:span><text:span text:style-name="T9">determined </text:span><text:span text:style-name="T36">.</text:span></text:p>
      <text:p text:style-name="P38"><text:s/></text:p>
      <text:p text:style-name="P85"><text:span text:style-name="T8">Chapter </text:span><text:span text:style-name="T4">I </text:span><text:span text:style-name="T36">“ </text:span><text:span text:style-name="T8">Studies of serialization </text:span><text:span text:style-name="T6">in </text:span><text:span text:style-name="T8">Hebrew </text:span><text:span text:style-name="T6">and </text:span><text:span text:style-name="T7">other languages ​​of the world </text:span><text:span text:style-name="T34">. </text:span><text:span text:style-name="T8">Review of scientific works </text:span><text:span text:style-name="T36">”</text:span><text:span text:style-name="T37">is </text:span><text:span text:style-name="T8">devoted to the </text:span><text:span text:style-name="T7">analysis of </text:span><text:span text:style-name="T8">studies of the phenomenon</text:span></text:p>
      <text:p text:style-name="P31"><draw:frame draw:style-name="fr1" draw:name="Image8" text:anchor-type="char" svg:width="0.3335in" svg:height="0.2917in" draw:z-index="7"><draw:image xlink:href="https://translate.googleusercontent.com/image_7.png" xlink:type="simple" xlink:show="embed" xlink:actuate="onLoad"/></draw:frame></text:p>
      <text:p text:style-name="P140"><text:span text:style-name="T9">serialization </text:span><text:span text:style-name="T6">in the </text:span><text:span text:style-name="T8">languages ​​of the </text:span><text:span text:style-name="T7">world </text:span><text:span text:style-name="T33">. </text:span><text:span text:style-name="T6">As </text:span><text:span text:style-name="T7">it </text:span><text:span text:style-name="T8">considered the main provisions of previous work </text:span><text:span text:style-name="T6">with </text:span><text:span text:style-name="T8">the point of view </text:span><text:span text:style-name="T10">of their </text:span><text:span text:style-name="T8">value </text:span><text:span text:style-name="T7">for </text:span><text:span text:style-name="T8">the present study </text:span><text:span text:style-name="T36">. </text:span><text:span text:style-name="T6">The </text:span><text:span text:style-name="T7">chapter </text:span><text:span text:style-name="T8">discusses four </text:span><text:span text:style-name="T7">types of scientific </text:span><text:span text:style-name="T9">research </text:span><text:span text:style-name="T39">: </text:span><text:span text:style-name="T44">(1) </text:span><text:span text:style-name="T8">operation </text:span><text:span text:style-name="T36">, </text:span><text:span text:style-name="T6">in </text:span><text:span text:style-name="T8">which analyzes semantic </text:span><text:span text:style-name="T6">and </text:span><text:span text:style-name="T9">morphosyntactic </text:span><text:span text:style-name="T8">properties of individual verbs </text:span><text:span text:style-name="T36">, </text:span><text:span text:style-name="T7">able </text:span><text:span text:style-name="T8">to form a serial structure </text:span><text:span text:style-name="T36">;</text:span></text:p>
      <text:p text:style-name="P141"><text:soft-page-break/><text:span text:style-name="T39">(2) </text:span><text:span text:style-name="T8">studies of serial constructions </text:span><text:span text:style-name="T6">in the </text:span><text:span text:style-name="T8">languages ​​of the world </text:span><text:span text:style-name="T36">; </text:span><text:span text:style-name="T42">(3) </text:span><text:span text:style-name="T8">typological studies </text:span><text:span text:style-name="T36">, </text:span><text:span text:style-name="T8">considering serialization </text:span><text:span text:style-name="T11">as a </text:span><text:span text:style-name="T9">general linguistic </text:span><text:span text:style-name="T8">phenomenon </text:span><text:span text:style-name="T6">and </text:span><text:span text:style-name="T8">establishing common properties </text:span><text:span text:style-name="T36">, </text:span><text:span text:style-name="T8">inherent serials structures </text:span><text:span text:style-name="T6">in the </text:span><text:span text:style-name="T8">language </text:span><text:span text:style-name="T36">; </text:span><text:span text:style-name="T44">(4) </text:span><text:span text:style-name="T8">the study of syntactic constructions </text:span><text:span text:style-name="T36">, </text:span><text:span text:style-name="T9">synonymous </text:span><text:span text:style-name="T8">serials </text:span><text:span text:style-name="T36">. </text:span><text:span text:style-name="T7">Analysis of these </text:span><text:span text:style-name="T8">works </text:span><text:span text:style-name="T7">gives </text:span><text:span text:style-name="T8">the opportunity to </text:span><text:span text:style-name="T7">conclude </text:span><text:span text:style-name="T33">, </text:span><text:span text:style-name="T7">that </text:span><text:span text:style-name="T8">a phenomenon </text:span><text:span text:style-name="T36">, </text:span><text:span text:style-name="T8">similar to serialization </text:span><text:span text:style-name="T36">, </text:span><text:span text:style-name="T7">there </text:span><text:span text:style-name="T6">and in </text:span><text:span text:style-name="T8">Hebrew </text:span><text:span text:style-name="T36">, </text:span><text:span text:style-name="T10">but </text:span><text:span text:style-name="T9">practically </text:span><text:span text:style-name="T10">not </text:span><text:span text:style-name="T8">been studied </text:span><text:span text:style-name="T36">; </text:span><text:span text:style-name="T7">for its </text:span><text:span text:style-name="T8">study , </text:span><text:span text:style-name="T12">those </text:span><text:span text:style-name="T8">methods </text:span><text:span text:style-name="T36">that </text:span><text:span text:style-name="T8">were used </text:span><text:span text:style-name="T7">to </text:span><text:span text:style-name="T9">typologically </text:span><text:span text:style-name="T8">describe serial verb constructions </text:span><text:span text:style-name="T7">can be </text:span><text:span text:style-name="T8">successfully used </text:span><text:span text:style-name="T36">.</text:span> <text:s text:c="2"/></text:p>
      <text:p text:style-name="P41"><text:s/></text:p>
      <text:p text:style-name="P96"><text:span text:style-name="T8">Chapter </text:span><text:span text:style-name="T47">II, </text:span><text:span text:style-name="T36">“ </text:span><text:span text:style-name="T8">Serialization of Aspectual Verbs </text:span><text:span text:style-name="T6">and the </text:span><text:span text:style-name="T9">Modal </text:span><text:span text:style-name="T8">Verb </text:span><text:span text:style-name="T6">µ¹” </text:span>“ <text:span text:style-name="T6">Be Due </text:span>”<text:span text:style-name="T4">, is </text:span><text:span text:style-name="T9">devoted to </text:span><text:span text:style-name="T8">serialization </text:span><text:span text:style-name="T6">with </text:span><text:span text:style-name="T8">aspectual </text:span><text:span text:style-name="T6">and </text:span><text:span text:style-name="T8">modal meaning </text:span><text:span text:style-name="T6">in </text:span><text:span text:style-name="T7">Hebrew </text:span><text:span text:style-name="T33">.</text:span></text:p>
      <text:p text:style-name="P128"><draw:frame draw:style-name="fr3" draw:name="Image9" text:anchor-type="char" svg:width="0.2083in" svg:height="0.2638in" draw:z-index="8"><draw:image xlink:href="https://translate.googleusercontent.com/image_8.png" xlink:type="simple" xlink:show="embed" xlink:actuate="onLoad"/></draw:frame><text:span text:style-name="T6">In </text:span><text:span text:style-name="T10">BI </text:span><text:span text:style-name="T42">, </text:span><text:span text:style-name="T11">both </text:span><text:span text:style-name="T6">in </text:span><text:span text:style-name="T11">SR </text:span><text:span text:style-name="T44">, </text:span><text:span text:style-name="T6">in </text:span><text:span text:style-name="T8">an aspect of performance grammatikalizuyutsya </text:span><text:span text:style-name="T36">, </text:span><text:span text:style-name="T6">in </text:span><text:span text:style-name="T9">generally </text:span><text:span text:style-name="T39">, </text:span><text:span text:style-name="T7">verbs </text:span><text:span text:style-name="T8">of motion </text:span><text:span text:style-name="T36">, </text:span><text:span text:style-name="T8">which </text:span><text:span text:style-name="T11">as a </text:span><text:span text:style-name="T8">single </text:span><text:span text:style-name="T9">lexical </text:span><text:span text:style-name="T39">- </text:span><text:span text:style-name="T9">semantic </text:span><text:span text:style-name="T8">group detail </text:span><text:span text:style-name="T9">treated </text:span><text:span text:style-name="T6">in </text:span><text:span text:style-name="T7">Chapter </text:span><text:span text:style-name="T44">III. </text:span><text:span text:style-name="T7">There is </text:span><text:span text:style-name="T33">, </text:span><text:span text:style-name="T8">however </text:span><text:span text:style-name="T36">, </text:span><text:span text:style-name="T6">and </text:span><text:span text:style-name="T8">a </text:span><text:span text:style-name="T7">number of </text:span><text:span text:style-name="T8">other verbs </text:span><text:span text:style-name="T36">, </text:span><text:span text:style-name="T12">not </text:span><text:span text:style-name="T8">belonging </text:span><text:span text:style-name="T6">to </text:span><text:span text:style-name="T7">this group </text:span><text:span text:style-name="T33">, </text:span><text:span text:style-name="T12">but </text:span><text:span text:style-name="T8">also acquiring aspectuality value </text:span><text:span text:style-name="T6">in </text:span><text:span text:style-name="T8">the process deleksikalizatsii </text:span><text:span text:style-name="T6">and </text:span><text:span text:style-name="T8">forming serial design </text:span><text:span text:style-name="T36">.</text:span></text:p>
      <text:p text:style-name="P31"><draw:frame draw:style-name="fr1" draw:name="Image10" text:anchor-type="char" svg:width="0.3335in" svg:height="0.2917in" draw:z-index="9"><draw:image xlink:href="https://translate.googleusercontent.com/image_9.png" xlink:type="simple" xlink:show="embed" xlink:actuate="onLoad"/></draw:frame></text:p>
      <text:p text:style-name="P59"><text:span text:style-name="T6">These are the verbs </text:span>: hôs</text:p>
      <text:p text:style-name="P59"><text:line-break/><text:span text:style-name="T53">2 </text:span><text:span text:style-name="T36">' </text:span><text:span text:style-name="T8">add </text:span><text:span text:style-name="T36">', </text:span><text:span text:style-name="T8">serialized </text:span><text:span text:style-name="T6">in the </text:span><text:span text:style-name="T8">value of the reagent </text:span><text:span text:style-name="T36">,</text:span></text:p>
      <text:p text:style-name="P31"><draw:frame draw:style-name="fr1" draw:name="Image11" text:anchor-type="char" svg:width="0.3335in" svg:height="0.2917in" draw:z-index="10"><draw:image xlink:href="https://translate.googleusercontent.com/image_10.png" xlink:type="simple" xlink:show="embed" xlink:actuate="onLoad"/></draw:frame></text:p>
      <text:p text:style-name="P32"><text:s/></text:p>
      <text:p text:style-name="P32"><text:s/></text:p>
      <text:p text:style-name="P34"><text:s/></text:p>
      <text:p text:style-name="P56"><draw:frame draw:style-name="fr2" draw:name="Image12" text:anchor-type="as-char" svg:width="2.6807in" svg:height="0.0161in" draw:z-index="11"><draw:image xlink:href="https://translate.googleusercontent.com/image_11.png" xlink:type="simple" xlink:show="embed" xlink:actuate="onLoad"/></draw:frame></text:p>
      <text:p text:style-name="P60"><text:span text:style-name="T51">2 </text:span><text:span text:style-name="T19">The following transliteration system is adopted in the abstract </text:span><text:span text:style-name="T52">:</text:span></text:p>
      <text:p text:style-name="P145"><text:soft-page-break/>1) <text:span text:style-name="T20">Traditionally, </text:span><text:span text:style-name="T6">BI </text:span><text:span text:style-name="T21">glosses are transliterated </text:span><text:span text:style-name="T55">, </text:span><text:span text:style-name="T21">since </text:span><text:span text:style-name="T6">BI </text:span><text:span text:style-name="T21">is a dead </text:span><text:span text:style-name="T20">language </text:span><text:span text:style-name="T54">; </text:span><text:span text:style-name="T6">SI </text:span><text:span text:style-name="T21">glosses are transmitted </text:span><text:span text:style-name="T6">in </text:span><text:span text:style-name="T21">phonetic </text:span><text:span text:style-name="T20">transcription </text:span><text:span text:style-name="T54">.</text:span> <text:s text:c="10"/></text:p>
      <text:p text:style-name="P146">2) <text:span text:style-name="T20">For the </text:span><text:span text:style-name="T21">transliteration </text:span><text:span text:style-name="T20">of individual </text:span><text:span text:style-name="T21">glosses </text:span><text:span text:style-name="T55">, </text:span><text:span text:style-name="T20">relating </text:span><text:span text:style-name="T6">to </text:span><text:span text:style-name="T21">any period </text:span><text:span text:style-name="T55">, </text:span><text:span text:style-name="T6">we </text:span><text:span text:style-name="T21">used a system of transliteration of words </text:span><text:span text:style-name="T20">of BI </text:span><text:span text:style-name="T54">, </text:span><text:span text:style-name="T6">in </text:span><text:span text:style-name="T20">order to unify </text:span><text:span text:style-name="T54">.</text:span> <text:s text:c="10"/></text:p>
      <text:p text:style-name="P31"><draw:frame draw:style-name="fr1" draw:name="Image13" text:anchor-type="char" svg:width="0.3335in" svg:height="0.2917in" draw:z-index="12"><draw:image xlink:href="https://translate.googleusercontent.com/image_12.png" xlink:type="simple" xlink:show="embed" xlink:actuate="onLoad"/></draw:frame></text:p>
      <text:p text:style-name="P140"><text:span text:style-name="T8">kontinuativa </text:span><text:span text:style-name="T36">/ </text:span><text:span text:style-name="T8">iterative </text:span><text:span text:style-name="T6">in </text:span><text:span text:style-name="T12">BI </text:span><text:span text:style-name="T6">and in </text:span><text:span text:style-name="T11">SI </text:span><text:span text:style-name="T44">, </text:span><text:span text:style-name="T6">but </text:span><text:span text:style-name="T7">also </text:span><text:span text:style-name="T8">gradativa </text:span><text:span text:style-name="T6">in </text:span><text:span text:style-name="T10">SI </text:span><text:span text:style-name="T42">, </text:span><text:span text:style-name="T33">hirb¹ ' </text:span><text:span text:style-name="T7">multiplied by </text:span><text:span text:style-name="T33">' </text:span><text:span text:style-name="T6">to </text:span><text:span text:style-name="T9">h n and h e n and </text:span><text:span text:style-name="T6">and </text:span><text:span text:style-name="T9">and </text:span><text:span text:style-name="T11">n </text:span><text:span text:style-name="T9">r e n c </text:span><text:span text:style-name="T11">and </text:span><text:span text:style-name="T9">in </text:span><text:span text:style-name="T6">a and </text:span><text:span text:style-name="T33">p </text:span><text:span text:style-name="T39">¹ ¾ </text:span><text:span text:style-name="T36">a </text:span>μ <text:span text:style-name="T56">' </text:span><text:span text:style-name="T11">of </text:span><text:span text:style-name="T9">m to p s in </text:span><text:span text:style-name="T11">and t v </text:span>' <text:span text:style-name="T6">in </text:span><text:span text:style-name="T9">h n and h e n and </text:span><text:span text:style-name="T6">and </text:span><text:span text:style-name="T9">and n x a and m and </text:span><text:span text:style-name="T11">a </text:span><text:span text:style-name="T9">and </text:span>. <text:span text:style-name="T9">P p and </text:span><text:span text:style-name="T11">m </text:span><text:span text:style-name="T9">e </text:span><text:span text:style-name="T6">p </text:span><text:span text:style-name="T39">( </text:span><text:span text:style-name="T33">1 </text:span>) <text:span text:style-name="T8">illustrates </text:span><text:span text:style-name="T7">typical </text:span><text:span text:style-name="T11">for </text:span><text:span text:style-name="T7">Hebrew serially </text:span><text:span text:style-name="T8">structure </text:span><text:span text:style-name="T6">with </text:span><text:span text:style-name="T9">deleksikalizatsiey </text:span><text:span text:style-name="T39">, </text:span><text:span text:style-name="T6">in </text:span><text:span text:style-name="T8">which the </text:span><text:span text:style-name="T7">verb </text:span><text:span text:style-name="T6">with </text:span><text:span text:style-name="T8">the initial value of </text:span><text:span text:style-name="T36">' </text:span><text:span text:style-name="T8">add </text:span><text:span text:style-name="T36">' </text:span><text:span text:style-name="T8">becomes an index refaktiva </text:span><text:span text:style-name="T36">.</text:span></text:p>
      <text:p text:style-name="P147"><text:span text:style-name="T39">(1) </text:span><text:span text:style-name="T57">w </text:span>a- <text:span text:style-name="T58">t </text:span><text:span text:style-name="T57">t </text:span><text:span text:style-name="T46">œ </text:span><text:span text:style-name="T58">s </text:span>e ¸ <text:span text:style-name="T59">w </text:span>a <text:span text:style-name="T46">- </text:span><text:span text:style-name="T59">tt </text:span><text:span text:style-name="T46">¢ </text:span><text:span text:style-name="T59">l </text:span><text:span text:style-name="T46">e </text:span>¼ <text:span text:style-name="T59">b </text:span><text:span text:style-name="T46">¢ </text:span>n <text:s text:c="40"/></text:p>
      <text:p text:style-name="P150"><text:span text:style-name="T6">add </text:span>(the CI. 3fsg) <text:span text:style-name="T6">give birth </text:span>(the CI. 3fsg) <text:span text:style-name="T6">son of Gen </text:span>. (38-5) " <text:span text:style-name="T6">She gave birth to another time </text:span>, <text:span text:style-name="T6">son </text:span>."</text:p>
      <text:p text:style-name="P80"><text:span text:style-name="T7">There is also a </text:span><text:span text:style-name="T8">group of phase verbs </text:span><text:span text:style-name="T36">that </text:span><text:span text:style-name="T10">do not </text:span><text:span text:style-name="T8">have a separate lexical meaning </text:span><text:span text:style-name="T36">: </text:span><text:span text:style-name="T8">serial constructions </text:span><text:span text:style-name="T6">with </text:span><text:span text:style-name="T10">their </text:span><text:span text:style-name="T8">participation are </text:span><text:span text:style-name="T12">not </text:span><text:span text:style-name="T9">accompanied by </text:span><text:span text:style-name="T8">grammatization </text:span><text:span text:style-name="T36">. </text:span><text:span text:style-name="T8">These are the </text:span><text:span text:style-name="T7">verbs </text:span><text:span text:style-name="T33">himšî½ </text:span><text:span text:style-name="T36">' </text:span><text:span text:style-name="T8">continue </text:span><text:span text:style-name="T36">' </text:span><text:span text:style-name="T6">and </text:span><text:span text:style-name="T33">h ¢ µ ¢ l </text:span>/ <text:span text:style-name="T33">hitµil </text:span><text:span text:style-name="T36">' </text:span><text:span text:style-name="T8">to begin </text:span><text:span text:style-name="T36">'.</text:span></text:p>
      <text:p text:style-name="P151"><text:span text:style-name="T39">(2) </text:span><text:span text:style-name="T54">himshakhti </text:span><text:span text:style-name="T55">we-kara ° ti </text:span><text:span text:style-name="T54">° et ha-mismakh ha-ze mi-vikipedya</text:span> <text:s/><text:span text:style-name="T54"><text:s text:c="14"/></text:span><text:span text:style-name="T55"><text:s text:c="13"/></text:span></text:p>
      <text:p text:style-name="P152"><text:span text:style-name="T20">continue </text:span><text:span text:style-name="T54">(P.1sg) </text:span><text:span text:style-name="T6">and </text:span>- <text:span text:style-name="T20">read </text:span><text:span text:style-name="T54">(P.1sg) </text:span><text:span text:style-name="T20">this document </text:span><text:span text:style-name="T6">from </text:span><text:span text:style-name="T20">Wikipedia</text:span><text:span text:style-name="T60"> </text:span><text:span text:style-name="T54"><text:s text:c="27"/></text:span></text:p>
      <text:p text:style-name="P153"><text:span text:style-name="T55">(cafe.themarker.com) </text:span>“ <text:span text:style-name="T6">I </text:span><text:span text:style-name="T20">continued to read </text:span><text:span text:style-name="T6">this </text:span><text:span text:style-name="T20">document </text:span><text:span text:style-name="T6">from </text:span><text:span text:style-name="T20">Wikipedia </text:span><text:span text:style-name="T54">.”</text:span></text:p>
      <text:p text:style-name="P126"><text:soft-page-break/><text:span text:style-name="T8">A set </text:span><text:span text:style-name="T7">of tokens </text:span><text:span text:style-name="T33">, </text:span><text:span text:style-name="T7">involved </text:span><text:span text:style-name="T6">in </text:span><text:span text:style-name="T8">serialization </text:span><text:span text:style-name="T36">, </text:span><text:span text:style-name="T8">is different </text:span><text:span text:style-name="T11">for </text:span><text:span text:style-name="T12">BI </text:span><text:span text:style-name="T6">and </text:span><text:span text:style-name="T11">CI </text:span><text:span text:style-name="T44">. </text:span><text:span text:style-name="T7">Thus </text:span><text:span text:style-name="T33">, </text:span><text:span text:style-name="T9">g l </text:span><text:span text:style-name="T11">and </text:span><text:span text:style-name="T9">g of </text:span><text:span text:style-name="T6">l </text:span><text:span text:style-name="T33">h </text:span><text:span text:style-name="T36">i </text:span><text:span text:style-name="T39">r </text:span><text:span text:style-name="T33">b </text:span>¹ <text:span text:style-name="T44">' </text:span><text:span text:style-name="T11">y m </text:span><text:span text:style-name="T9">n of x </text:span><text:span text:style-name="T11">and </text:span><text:span text:style-name="T9">t </text:span><text:span text:style-name="T11">v </text:span>' <text:span text:style-name="T9">c e p and </text:span><text:span text:style-name="T11">a </text:span><text:span text:style-name="T9">n and </text:span><text:span text:style-name="T11">z y e </text:span><text:span text:style-name="T9">t a </text:span><text:span text:style-name="T6">i </text:span><text:span text:style-name="T9">m about l </text:span><text:span text:style-name="T11">s </text:span><text:span text:style-name="T9">to </text:span><text:span text:style-name="T6">about a </text:span><text:span text:style-name="T11">B AND </text:span>, <text:span text:style-name="T6">and </text:span><text:span text:style-name="T11">g </text:span><text:span text:style-name="T9">l as g </text:span><text:span text:style-name="T11">of </text:span><text:span text:style-name="T6">l </text:span><text:span text:style-name="T33">p </text:span><text:span text:style-name="T39">¹ ¾ </text:span><text:span text:style-name="T36">a </text:span>μ <text:span text:style-name="T56">' </text:span><text:span text:style-name="T11">of </text:span><text:span text:style-name="T9">m to p s at </text:span><text:span text:style-name="T11">and t v </text:span>' - <text:span text:style-name="T8">only </text:span><text:span text:style-name="T6">in </text:span><text:span text:style-name="T11">SI </text:span><text:span text:style-name="T44">. </text:span><text:span text:style-name="T7">Verb </text:span><text:span text:style-name="T33">hôsî¸ </text:span><text:span text:style-name="T36">' </text:span><text:span text:style-name="T8">add </text:span><text:span text:style-name="T36">', </text:span><text:span text:style-name="T7">forming a </text:span><text:span text:style-name="T8">serial structure </text:span><text:span text:style-name="T7">like </text:span><text:span text:style-name="T6">in the </text:span><text:span text:style-name="T11">BI </text:span><text:span text:style-name="T44">, </text:span><text:span text:style-name="T11">so </text:span><text:span text:style-name="T6">and in </text:span><text:span text:style-name="T11">SI </text:span><text:span text:style-name="T44">, </text:span><text:span text:style-name="T8">changing spectrum </text:span><text:span text:style-name="T9">grammatikalizovannyh </text:span><text:span text:style-name="T8">values </text:span><text:span text:style-name="T36">: </text:span><text:span text:style-name="T6">in </text:span><text:span text:style-name="T10">SI it </text:span><text:span text:style-name="T8">can </text:span><text:span text:style-name="T7">act </text:span><text:span text:style-name="T6">in </text:span><text:span text:style-name="T7">an </text:span><text:span text:style-name="T8">index gradativa </text:span><text:span text:style-name="T36">, </text:span><text:span text:style-name="T6">in </text:span><text:span text:style-name="T9">addition </text:span><text:span text:style-name="T6">to </text:span><text:span text:style-name="T8">refaktivnomu </text:span><text:span text:style-name="T6">and </text:span><text:span text:style-name="T9">kontinuativno </text:span><text:span text:style-name="T39">- </text:span><text:span text:style-name="T9">iterative </text:span><text:span text:style-name="T8">values </text:span><text:span text:style-name="T36">.</text:span></text:p>
      <text:p text:style-name="P98"><text:span text:style-name="T8">The syntactic properties of </text:span><text:span text:style-name="T7">aspectual </text:span><text:span text:style-name="T9">serial </text:span><text:span text:style-name="T8">constructions are variable </text:span><text:span text:style-name="T36">:</text:span></text:p>
      <text:p text:style-name="P76"><text:span text:style-name="T10">a </text:span><text:span text:style-name="T42">) </text:span><text:span text:style-name="T7">There are both </text:span><text:span text:style-name="T8">asyndetic </text:span><text:span text:style-name="T36">, </text:span><text:span text:style-name="T7">so </text:span><text:span text:style-name="T6">and </text:span><text:span text:style-name="T8">allied serial design </text:span><text:span text:style-name="T36">. </text:span><text:span text:style-name="T9">With p </text:span>. <text:span text:style-name="T36">l </text:span><text:span text:style-name="T42">o </text:span>' <text:span text:style-name="T56">' </text:span><text:span text:style-name="T33">os </text:span><text:span text:style-name="T39">î </text:span>¸ <text:span text:style-name="T56">' </text:span><text:span text:style-name="T39">ô </text:span>¼ <text:span text:style-name="T39">' | r </text:span><text:span text:style-name="T36">a </text:span><text:span text:style-name="T44">μ ¢ </text:span>m <text:span text:style-name="T36">( </text:span><text:span text:style-name="T11">b y </text:span><text:span text:style-name="T9">a </text:span><text:span text:style-name="T11">a </text:span>. <text:span text:style-name="T56">' </text:span><text:span text:style-name="T9">n </text:span><text:span text:style-name="T6">f </text:span><text:span text:style-name="T9">d of b </text:span><text:span text:style-name="T11">and </text:span><text:span text:style-name="T9">a </text:span><text:span text:style-name="T11">n </text:span><text:span text:style-name="T6">th </text:span><text:span text:style-name="T9">b on n e </text:span><text:span text:style-name="T6">e </text:span><text:span text:style-name="T9">n of m </text:span><text:span text:style-name="T11">and n y w </text:span><text:span text:style-name="T39">' </text:span>, <text:span text:style-name="T9">B </text:span><text:span text:style-name="T11">AND </text:span>) <text:span text:style-name="T6">in </text:span><text:span text:style-name="T9">h </text:span><text:span text:style-name="T11">n </text:span><text:span text:style-name="T9">and h e n and </text:span><text:span text:style-name="T6">and </text:span><text:span text:style-name="T56">' </text:span><text:span text:style-name="T9">n </text:span><text:span text:style-name="T6">e </text:span><text:span text:style-name="T8">continue </text:span><text:span text:style-name="T7">pardon </text:span><text:span text:style-name="T33">' </text:span><text:span text:style-name="T6">and </text:span><text:span text:style-name="T33">patkha ve-'amra ( </text:span><text:span text:style-name="T7">letters </text:span><text:span text:style-name="T33">. </text:span><text:span text:style-name="T36">' </text:span><text:span text:style-name="T8">opened </text:span><text:span text:style-name="T6">and </text:span><text:span text:style-name="T8">said </text:span><text:span text:style-name="T36">') </text:span><text:span text:style-name="T6">in the </text:span><text:span text:style-name="T8">value of</text:span></text:p>
      <text:p text:style-name="P32"><text:s/></text:p>
      <text:p text:style-name="P32"><text:s/></text:p>
      <text:p text:style-name="P32"><text:s/></text:p>
      <text:p text:style-name="P34"><draw:frame draw:style-name="fr2" draw:name="Image14" text:anchor-type="as-char" svg:width="8.6665in" svg:height="0.0161in" draw:z-index="13"><draw:image xlink:href="https://translate.googleusercontent.com/image_13.png" xlink:type="simple" xlink:show="embed" xlink:actuate="onLoad"/></draw:frame></text:p>
      <text:p text:style-name="P154">3) <text:span text:style-name="T6">In </text:span><text:span text:style-name="T21">pomorphic </text:span><text:span text:style-name="T20">notation for </text:span><text:span text:style-name="T21">examples of </text:span><text:span text:style-name="T6">BI and MI </text:span><text:span text:style-name="T21">, the </text:span><text:span text:style-name="T20">system of </text:span><text:span text:style-name="T21">transliteration of the words </text:span><text:span text:style-name="T20">BI was used </text:span><text:span text:style-name="T54">; </text:span><text:span text:style-name="T20">for </text:span><text:span text:style-name="T21">examples </text:span><text:span text:style-name="T6">from SI </text:span>- <text:span text:style-name="T6">SI </text:span><text:span text:style-name="T20">word transcription </text:span><text:span text:style-name="T21">system</text:span> <text:s text:c="10"/></text:p>
      <text:p text:style-name="P31"><draw:frame draw:style-name="fr1" draw:name="Image15" text:anchor-type="char" svg:width="0.3335in" svg:height="0.2917in" draw:z-index="14"><draw:image xlink:href="https://translate.googleusercontent.com/image_14.png" xlink:type="simple" xlink:show="embed" xlink:actuate="onLoad"/></draw:frame></text:p>
      <text:p text:style-name="P93"><text:span text:style-name="T36">' </text:span><text:span text:style-name="T8">spoke up </text:span><text:span text:style-name="T36">'. </text:span><text:span text:style-name="T7">Allied </text:span><text:span text:style-name="T8">serial design are characteristic </text:span><text:span text:style-name="T7">for </text:span><text:span text:style-name="T11">SI </text:span><text:span text:style-name="T44">, </text:span><text:span text:style-name="T6">at </text:span><text:span text:style-name="T10">the </text:span><text:span text:style-name="T7">time both </text:span><text:span text:style-name="T6">in the </text:span><text:span text:style-name="T8">structures </text:span><text:span text:style-name="T12">of BI </text:span><text:span text:style-name="T8">is observed </text:span><text:span text:style-name="T11">as the </text:span><text:span text:style-name="T8">Allied </text:span><text:span text:style-name="T36">, </text:span><text:span text:style-name="T11">so </text:span><text:span text:style-name="T6">and </text:span><text:span text:style-name="T8">conjunctionless </text:span><text:span text:style-name="T7">connection </text:span><text:span text:style-name="T33">.</text:span></text:p>
      <text:p text:style-name="P75"><text:span text:style-name="T10">b </text:span><text:span text:style-name="T42">) </text:span><text:span text:style-name="T7">As </text:span><text:span text:style-name="T8">a rule </text:span><text:span text:style-name="T36">, </text:span><text:span text:style-name="T8">the values of grammatical categories </text:span><text:span text:style-name="T7">of verbs </text:span><text:span text:style-name="T8">coincide </text:span><text:span text:style-name="T33">( </text:span><text:span text:style-name="T7">see </text:span><text:span text:style-name="T33">. </text:span><text:span text:style-name="T8">the examples </text:span><text:span text:style-name="T44">(1) </text:span><text:span text:style-name="T6">and </text:span><text:span text:style-name="T33">(2)). </text:span><text:span text:style-name="T6">In </text:span><text:span text:style-name="T7">some cases, </text:span><text:span text:style-name="T8">mismatch of the grammatical </text:span><text:soft-page-break/><text:span text:style-name="T8">categories of verbs is allowed </text:span><text:span text:style-name="T36">. </text:span><text:span text:style-name="T6">In </text:span><text:span text:style-name="T8">one </text:span><text:span text:style-name="T7">case, the verbs </text:span><text:span text:style-name="T6">in the </text:span><text:span text:style-name="T8">serial design </text:span><text:span text:style-name="T7">even have a </text:span><text:span text:style-name="T8">different </text:span><text:span text:style-name="T7">subject </text:span><text:span text:style-name="T33">:</text:span></text:p>
      <text:p text:style-name="P155"><text:span text:style-name="T39">(3) </text:span><text:span text:style-name="T54">l </text:span><text:span text:style-name="T61">œ </text:span>' <text:span text:style-name="T55">t </text:span><text:span text:style-name="T54">ô </text:span><text:span text:style-name="T55">s </text:span><text:span text:style-name="T54">î ¸ </text:span>î <text:span text:style-name="T58">y </text:span><text:span text:style-name="T62">i </text:span><text:span text:style-name="T61">q </text:span><text:span text:style-name="T54">r </text:span><text:span text:style-name="T61">§ </text:span><text:span text:style-name="T54">' </text:span>û <text:span text:style-name="T63">l </text:span><text:span text:style-name="T54">a </text:span>½ <text:span text:style-name="T61">r </text:span><text:span text:style-name="T54">a </text:span><text:span text:style-name="T55">kk </text:span>¹ <text:span text:style-name="T55">w </text:span><text:span text:style-name="T63">a </text:span><text:span text:style-name="T61">- </text:span><text:span text:style-name="T54">' | </text:span><text:span text:style-name="T55">nugg </text:span>¹ <text:s text:c="73"/></text:p>
      <text:p text:style-name="P156"><text:span text:style-name="T6">do not add </text:span>(I.f2sg) <text:span text:style-name="T6">call </text:span>(I.3mpl) <text:span text:style-name="T6">you gentle and refined Is </text:span>. (47-1) " <text:span text:style-name="T6">You will no longer be called tender and refined </text:span>."</text:p>
      <text:p text:style-name="P157"><text:span text:style-name="T20">The </text:span>aspectual <text:span text:style-name="T20">verb </text:span>hôsî¸ <text:span text:style-name="T54">' </text:span><text:span text:style-name="T20">add </text:span><text:span text:style-name="T54">' is </text:span><text:span text:style-name="T20">coordinated </text:span><text:span text:style-name="T6">in person and </text:span><text:span text:style-name="T20">number </text:span><text:span text:style-name="T6">with the </text:span><text:span text:style-name="T20">object of the lexical verb </text:span><text:span text:style-name="T54">q¹r¹ </text:span><text:span text:style-name="T55">' </text:span><text:span text:style-name="T21">call </text:span><text:span text:style-name="T55">'. </text:span><text:span text:style-name="T20">Letters </text:span><text:span text:style-name="T54">: " </text:span><text:span text:style-name="T20">you will </text:span><text:span text:style-name="T6">not </text:span><text:span text:style-name="T20">add call you </text:span><text:span text:style-name="T54">."</text:span></text:p>
      <text:p text:style-name="P129"><text:span text:style-name="T20">Regular mismatch of grammatical category values is observed </text:span><text:span text:style-name="T6">in </text:span><text:span text:style-name="T20">serial constructions </text:span><text:span text:style-name="T6">with the </text:span><text:span text:style-name="T20">verbs </text:span><text:span text:style-name="T36">h ¢ µ ¢ l / </text:span><text:span text:style-name="T33">hitµil </text:span><text:span text:style-name="T36">' </text:span><text:span text:style-name="T8">begin </text:span><text:span text:style-name="T36">', </text:span><text:span text:style-name="T6">in </text:span><text:span text:style-name="T8">which the lexical verb always </text:span><text:span text:style-name="T7">has the </text:span><text:span text:style-name="T8">participle </text:span><text:span text:style-name="T7">form </text:span><text:span text:style-name="T36">, </text:span><text:span text:style-name="T8">regardless </text:span><text:span text:style-name="T10">of the </text:span><text:span text:style-name="T8">form of the </text:span><text:span text:style-name="T7">verb </text:span><text:span text:style-name="T36">' </text:span><text:span text:style-name="T8">begin </text:span><text:span text:style-name="T36">'. </text:span><text:span text:style-name="T8">Such constructions appear </text:span><text:span text:style-name="T6">in the </text:span><text:span text:style-name="T7">era of </text:span><text:span text:style-name="T12">MI </text:span><text:span text:style-name="T6">and </text:span><text:span text:style-name="T8">are preserved </text:span><text:span text:style-name="T6">in </text:span><text:span text:style-name="T11">SI </text:span><text:span text:style-name="T44">.</text:span></text:p>
      <text:p text:style-name="P158"><text:span text:style-name="T39">(4) </text:span>hu <text:span text:style-name="T54">hekhel bone </text:span><text:span text:style-name="T55">shikuney megurim</text:span> <text:s text:c="7"/><text:span text:style-name="T54"><text:s text:c="27"/></text:span></text:p>
      <text:p text:style-name="P162"><text:span text:style-name="T6">he start </text:span>(P.3msg) <text:span text:style-name="T6">build </text:span>(PS.msg) <text:span text:style-name="T6">areas of residence</text:span></text:p>
      <text:p text:style-name="P165">(rol.co.il) " <text:span text:style-name="T6">He began to build residential areas </text:span>."</text:p>
      <text:p text:style-name="P81"><text:span text:style-name="T8">The presence of verb grammarization is </text:span><text:span text:style-name="T7">easily </text:span><text:span text:style-name="T8">determined </text:span><text:span text:style-name="T6">within the </text:span><text:span text:style-name="T8">framework of the semantics </text:span><text:span text:style-name="T6">and </text:span><text:span text:style-name="T8">syntax of </text:span><text:span text:style-name="T7">the </text:span><text:span text:style-name="T8">serial construction itself </text:span><text:span text:style-name="T36">. </text:span><text:span text:style-name="T7">This </text:span><text:span text:style-name="T8">eliminates </text:span><text:span text:style-name="T9">the need for </text:span><text:span text:style-name="T8">reference </text:span><text:span text:style-name="T6">to the </text:span><text:span text:style-name="T8">context </text:span><text:span text:style-name="T11">for the </text:span><text:span text:style-name="T8">delineation of serial designs </text:span><text:span text:style-name="T6">and </text:span><text:span text:style-name="T9">polypredicative </text:span><text:span text:style-name="T11">clauses </text:span><text:span text:style-name="T44">. </text:span><text:span text:style-name="T7">Thus </text:span><text:span text:style-name="T33">, </text:span><text:span text:style-name="T6">in </text:span><text:span text:style-name="T8">terms of </text:span><text:span text:style-name="T36">' </text:span><text:span text:style-name="T8">added </text:span><text:span text:style-name="T6">and </text:span><text:span text:style-name="T7">said </text:span><text:span text:style-name="T33">' </text:span><text:span text:style-name="T7">or </text:span><text:span text:style-name="T36">' </text:span><text:span text:style-name="T8">added </text:span><text:span text:style-name="T7">spared </text:span><text:span text:style-name="T33">' </text:span><text:span text:style-name="T7">verb </text:span><text:span text:style-name="T36">' </text:span><text:span text:style-name="T8">add </text:span><text:span text:style-name="T36">' </text:span><text:span text:style-name="T10">not </text:span><text:span text:style-name="T7">can </text:span><text:span text:style-name="T8">be interpreted </text:span><text:span text:style-name="T11">as the </text:span><text:span text:style-name="T8">lexical </text:span><text:span text:style-name="T7">at </text:span><text:span text:style-name="T10">least </text:span><text:span text:style-name="T7">so </text:span><text:span text:style-name="T33">, </text:span><text:span text:style-name="T11">that </text:span><text:span text:style-name="T6">a </text:span><text:span text:style-name="T8">lexical meaning </text:span><text:span text:style-name="T10">it </text:span><text:span text:style-name="T8">is trivalent </text:span><text:span text:style-name="T36">: </text:span><text:span text:style-name="T44">«X </text:span><text:span text:style-name="T8">added </text:span>Y <text:span text:style-name="T6">to </text:span><text:span text:style-name="T44">Z» </text:span><text:span text:style-name="T12">, and </text:span><text:span text:style-name="T46">, </text:span><text:span text:style-name="T6">in </text:span><text:span text:style-name="T8">a per se </text:span><text:span text:style-name="T36">, </text:span><text:span text:style-name="T8">generally controls the direct </text:span><text:span text:style-name="T6">and </text:span><text:span text:style-name="T8">indirect </text:span><text:span text:style-name="T9">complements </text:span><text:span text:style-name="T39">: </text:span><text:span text:style-name="T11">cf. </text:span><text:span text:style-name="T44">. </text:span><text:span text:style-name="T8">design </text:span><text:span text:style-name="T7">type </text:span><text:soft-page-break/><text:span text:style-name="T8">Head added </text:span><text:span text:style-name="T7">hundred </text:span><text:span text:style-name="T8">rubles </text:span><text:span text:style-name="T6">to </text:span><text:span text:style-name="T7">it </text:span><text:span text:style-name="T9">of ap p l a t </text:span><text:span text:style-name="T8">e </text:span>. <text:span text:style-name="T6">K </text:span><text:span text:style-name="T9">and </text:span><text:span text:style-name="T11">n </text:span><text:span text:style-name="T9">and n </text:span><text:span text:style-name="T11">and z </text:span><text:span text:style-name="T6">have </text:span><text:span text:style-name="T9">to about n </text:span><text:span text:style-name="T11">t </text:span><text:span text:style-name="T9">e a </text:span><text:span text:style-name="T11">c </text:span><text:span text:style-name="T9">t </text:span><text:span text:style-name="T11">a </text:span>, <text:span text:style-name="T11">t </text:span><text:span text:style-name="T9">e </text:span><text:span text:style-name="T6">m </text:span><text:span text:style-name="T9">n </text:span><text:span text:style-name="T6">e </text:span><text:span text:style-name="T9">m e n e </text:span><text:span text:style-name="T7">e </text:span>, <text:span text:style-name="T9">f p and x of the d and t c </text:span><text:span text:style-name="T6">I </text:span><text:span text:style-name="T9">a b r and u and </text:span><text:span text:style-name="T11">t </text:span><text:span text:style-name="T9">v from </text:span><text:span text:style-name="T6">I to </text:span><text:span text:style-name="T9">t of </text:span><text:span text:style-name="T6">th </text:span><text:span text:style-name="T7">case </text:span><text:span text:style-name="T33">, </text:span><text:span text:style-name="T8">when it is necessary to establish </text:span><text:span text:style-name="T7">the type of </text:span><text:span text:style-name="T8">aspectual values </text:span><text:span text:style-name="T36">,</text:span></text:p>
      <text:p text:style-name="P31"><draw:frame draw:style-name="fr1" draw:name="Image16" text:anchor-type="char" svg:width="0.3335in" svg:height="0.2917in" draw:z-index="15"><draw:image xlink:href="https://translate.googleusercontent.com/image_15.png" xlink:type="simple" xlink:show="embed" xlink:actuate="onLoad"/></draw:frame></text:p>
      <text:p text:style-name="P93"><text:span text:style-name="T9">expressed </text:span><text:span text:style-name="T8">grammatical verb </text:span><text:span text:style-name="T36">. </text:span><text:span text:style-name="T6">In </text:span><text:span text:style-name="T8">this </text:span><text:span text:style-name="T7">case, </text:span><text:span text:style-name="T9">it is necessary </text:span><text:span text:style-name="T8">to refer </text:span><text:span text:style-name="T6">to the </text:span><text:span text:style-name="T8">semantics of the lexical verb </text:span><text:span text:style-name="T36">, </text:span><text:span text:style-name="T10">on </text:span><text:span text:style-name="T8">which the choice of the aspectual meaning depends </text:span><text:span text:style-name="T36">. </text:span><text:span text:style-name="T7">Thus </text:span><text:span text:style-name="T33">, </text:span><text:span text:style-name="T7">the verb </text:span><text:span text:style-name="T33">hôsî¸ </text:span><text:span text:style-name="T36">' </text:span><text:span text:style-name="T8">add </text:span><text:span text:style-name="T36">' </text:span><text:span text:style-name="T6">in </text:span><text:span text:style-name="T9">combination </text:span><text:span text:style-name="T6">with a </text:span><text:span text:style-name="T8">lexical </text:span><text:span text:style-name="T7">verb </text:span><text:span text:style-name="T33">, </text:span><text:span text:style-name="T8">referring </text:span><text:span text:style-name="T6">to the </text:span><text:span text:style-name="T7">class of </text:span><text:span text:style-name="T8">processes </text:span><text:span text:style-name="T36">, </text:span><text:span text:style-name="T8">represents kontinuativ </text:span><text:span text:style-name="T36">, </text:span><text:span text:style-name="T6">and in </text:span><text:span text:style-name="T8">conjunction </text:span><text:span text:style-name="T6">with </text:span><text:span text:style-name="T8">a verb </text:span><text:span text:style-name="T36">, </text:span><text:span text:style-name="T8">referring </text:span><text:span text:style-name="T6">to the </text:span><text:span text:style-name="T7">class of </text:span><text:span text:style-name="T8">the event </text:span>- <text:span text:style-name="T8">refaktiv </text:span><text:span text:style-name="T36">.</text:span></text:p>
      <text:p text:style-name="P69"><text:span text:style-name="T8">Verb </text:span>μ¹ » ' <text:span text:style-name="T6">be properly </text:span>' <text:span text:style-name="T6">it is only an example serialization with a modal value in Hebrew </text:span>. <text:span text:style-name="T6">Constructions with </text:span>µ¹ ” <text:span text:style-name="T6">are observed exclusively in the MI era </text:span>. µ¹ ”, <text:span text:style-name="T6">like verbs with the meaning </text:span>' <text:span text:style-name="T6">start </text:span>', <text:span text:style-name="T20">forms serial constructions </text:span><text:span text:style-name="T6">with a </text:span><text:span text:style-name="T20">lexical verb </text:span><text:span text:style-name="T6">in the form of the </text:span><text:span text:style-name="T20">present tense </text:span><text:span text:style-name="T54">, </text:span><text:span text:style-name="T20">which is typical for MI serialization </text:span><text:span text:style-name="T54">.</text:span></text:p>
      <text:p text:style-name="P166"><text:span text:style-name="T39">(5) </text:span>µ¹ » ha-mmazzîq m <text:span text:style-name="T6">ə </text:span>šall ¢ m tašlûmê nezeq <text:s text:c="44"/></text:p>
      <text:p text:style-name="P167"><text:span text:style-name="T6">to be due </text:span>[PS. 3msg] <text:span text:style-name="T6">harmed to pay </text:span>(PS. Msg) <text:span text:style-name="T6">fee damage</text:span></text:p>
      <text:p text:style-name="P61">( <text:span text:style-name="T6">Baba Kama </text:span>1: 1) “The <text:span text:style-name="T6">offender must compensate for the damage </text:span>.”</text:p>
      <text:p text:style-name="P32"><text:s/></text:p>
      <text:p text:style-name="P34"><text:s/></text:p>
      <text:p text:style-name="P85"><text:span text:style-name="T6">In </text:span><text:span text:style-name="T8">Chapter </text:span><text:span text:style-name="T43">III </text:span><text:span text:style-name="T37">« </text:span><text:span text:style-name="T8">Serialization verbs </text:span><text:span text:style-name="T7">of motion </text:span><text:span text:style-name="T6">and </text:span><text:span text:style-name="T8">verb </text:span><text:span text:style-name="T34">h </text:span><text:span text:style-name="T7">¹ </text:span><text:span text:style-name="T34">y </text:span><text:span text:style-name="T7">¹ </text:span><text:span text:style-name="T37">' </text:span><text:span text:style-name="T8">be </text:span><text:span text:style-name="T37">' ' </text:span><text:span text:style-name="T8">viewed serialization verbs of motion </text:span><text:span text:style-name="T6">and </text:span><text:span text:style-name="T8">being- </text:span><text:span text:style-name="T7">verb </text:span><text:span text:style-name="T6">in </text:span><text:span text:style-name="T7">Hebrew </text:span><text:span text:style-name="T33">, </text:span><text:span text:style-name="T6">as </text:span><text:span text:style-name="T7">well as </text:span><text:span text:style-name="T8">associated </text:span><text:span text:style-name="T6">with </text:span><text:span text:style-name="T11">it </text:span><text:span text:style-name="T8">grammaticalization </text:span><text:span text:style-name="T36">.</text:span></text:p>
      <text:p text:style-name="P82"><text:soft-page-break/><text:span text:style-name="T6">The </text:span><text:span text:style-name="T10">BI </text:span><text:span text:style-name="T7">serialized </text:span><text:span text:style-name="T8">verbs </text:span><text:span text:style-name="T42">q¹m </text:span><text:span text:style-name="T33">' </text:span><text:span text:style-name="T7">wake up </text:span><text:span text:style-name="T33">' </text:span><text:span text:style-name="T46">( </text:span><text:span text:style-name="T12">in </text:span><text:span text:style-name="T7">an </text:span><text:span text:style-name="T8">index </text:span><text:span text:style-name="T9">, and n x a and m and a </text:span><text:span text:style-name="T6">and and </text:span><text:span text:style-name="T9">r op </text:span><text:span text:style-name="T11">r </text:span><text:span text:style-name="T9">and </text:span><text:span text:style-name="T11">t </text:span><text:span text:style-name="T9">, and in </text:span><text:span text:style-name="T6">a </text:span>/ <text:span text:style-name="T9">and m p e r </text:span><text:span text:style-name="T11">a </text:span><text:span text:style-name="T9">t and </text:span><text:span text:style-name="T11">in </text:span><text:span text:style-name="T9">a </text:span><text:span text:style-name="T44">) </text:span>, <text:span text:style-name="T33">h </text:span><text:span text:style-name="T39">¹ </text:span><text:span text:style-name="T36">la </text:span>½ <text:span text:style-name="T56">' </text:span><text:span text:style-name="T9">and </text:span><text:span text:style-name="T11">d </text:span><text:span text:style-name="T9">t </text:span><text:span text:style-name="T11">and </text:span>' <text:span text:style-name="T44">( </text:span><text:span text:style-name="T6">in </text:span><text:span text:style-name="T11">h </text:span><text:span text:style-name="T9">n and h e n and </text:span><text:span text:style-name="T6">and </text:span><text:span text:style-name="T9">d p and d </text:span><text:span text:style-name="T11">and </text:span><text:span text:style-name="T9">t and in </text:span><text:span text:style-name="T11">and </text:span>, <text:span text:style-name="T9">to a n t and </text:span><text:span text:style-name="T11">n </text:span><text:span text:style-name="T9">y </text:span><text:span text:style-name="T11">and </text:span><text:span text:style-name="T9">m , and </text:span><text:span text:style-name="T11">in </text:span><text:span text:style-name="T6">a and </text:span><text:span text:style-name="T9">g of </text:span><text:span text:style-name="T11">p </text:span><text:span text:style-name="T9">t and t </text:span><text:span text:style-name="T11">and </text:span><text:span text:style-name="T9">in a </text:span><text:span text:style-name="T44">) </text:span>, <text:span text:style-name="T39">¬ ¹ </text:span><text:span text:style-name="T64">b </text:span><text:span text:style-name="T39">' </text:span><text:span text:style-name="T9">in </text:span><text:span text:style-name="T11">a </text:span><text:span text:style-name="T9">s a p </text:span><text:span text:style-name="T11">and </text:span><text:span text:style-name="T9">u and </text:span><text:span text:style-name="T11">t </text:span><text:span text:style-name="T9">v with </text:span><text:span text:style-name="T11">I </text:span>' <text:span text:style-name="T44">( </text:span><text:span text:style-name="T6">in </text:span><text:span text:style-name="T9">h </text:span><text:span text:style-name="T11">n </text:span><text:span text:style-name="T9">and h e n </text:span><text:span text:style-name="T11">and </text:span><text:span text:style-name="T6">and </text:span><text:span text:style-name="T9">r e f a to r </text:span><text:span text:style-name="T11">and </text:span><text:span text:style-name="T9">in the </text:span><text:span text:style-name="T6">well and in the </text:span><text:span text:style-name="T9">adverbial </text:span><text:span text:style-name="T8">value </text:span><text:span text:style-name="T39">' </text:span><text:span text:style-name="T9">back </text:span><text:span text:style-name="T39">').</text:span> <text:s text:c="34"/></text:p>
      <text:p text:style-name="P83"><text:span text:style-name="T6">In </text:span><text:span text:style-name="T9">C </text:span><text:span text:style-name="T6">and </text:span><text:span text:style-name="T9">with e p and </text:span><text:span text:style-name="T11">a </text:span><text:span text:style-name="T9">l </text:span><text:span text:style-name="T11">and s y </text:span><text:span text:style-name="T9">t c </text:span><text:span text:style-name="T6">I </text:span><text:span text:style-name="T11">c </text:span><text:span text:style-name="T9">l e </text:span><text:span text:style-name="T11">d y w </text:span><text:span text:style-name="T9">u and </text:span><text:span text:style-name="T6">e </text:span><text:span text:style-name="T11">g </text:span><text:span text:style-name="T9">l and g </text:span><text:span text:style-name="T11">of </text:span><text:span text:style-name="T9">L s </text:span>: <text:span text:style-name="T33">h </text:span><text:span text:style-name="T39">¹ </text:span><text:span text:style-name="T36">la </text:span>½ <text:span text:style-name="T56">' </text:span><text:span text:style-name="T9">and </text:span><text:span text:style-name="T11">d </text:span><text:span text:style-name="T9">t </text:span><text:span text:style-name="T11">and </text:span>' <text:span text:style-name="T44">( </text:span><text:span text:style-name="T6">in </text:span><text:span text:style-name="T9">h n and </text:span><text:span text:style-name="T11">h </text:span><text:span text:style-name="T9">e </text:span><text:span text:style-name="T11">n </text:span><text:span text:style-name="T9">and </text:span><text:span text:style-name="T6">and </text:span><text:span text:style-name="T9">d p and d and t and </text:span><text:span text:style-name="T11">in </text:span><text:span text:style-name="T6">and in the </text:span><text:span text:style-name="T8">constructions of dual imperative </text:span><text:span text:style-name="T10">with </text:span><text:span text:style-name="T8">value </text:span><text:span text:style-name="T9">impossibility </text:span><text:span text:style-name="T8">commit action </text:span><text:span text:style-name="T36">, </text:span><text:span text:style-name="T6">and </text:span><text:span text:style-name="T7">also </text:span><text:span text:style-name="T6">in </text:span><text:span text:style-name="T8">designs </text:span><text:span text:style-name="T36">' </text:span><text:span text:style-name="T8">go </text:span><text:span text:style-name="T6">and </text:span><text:span text:style-name="T8">do </text:span><text:span text:style-name="T36">', </text:span><text:span text:style-name="T6">in </text:span><text:span text:style-name="T8">a modal marker </text:span><text:span text:style-name="T36">, </text:span><text:span text:style-name="T8">indicating </text:span><text:span text:style-name="T10">on </text:span><text:span text:style-name="T9">disapproval talking </text:span><text:span text:style-name="T8">action </text:span><text:span text:style-name="T36">, </text:span><text:span text:style-name="T9">expressed </text:span><text:span text:style-name="T8">lexical verb </text:span><text:span text:style-name="T36">, </text:span><text:span text:style-name="T11">or </text:span><text:span text:style-name="T10">as </text:span><text:span text:style-name="T7">its </text:span><text:span text:style-name="T9">surprise </text:span><text:span text:style-name="T11">for the </text:span><text:span text:style-name="T9">speaker </text:span><text:span text:style-name="T39">); </text:span><text:span text:style-name="T44">b¹ ° </text:span><text:span text:style-name="T36">' </text:span><text:span text:style-name="T8">come </text:span><text:span text:style-name="T36">' </text:span><text:span text:style-name="T42">( </text:span><text:span text:style-name="T10">in the </text:span><text:span text:style-name="T8">meaning of a gortative </text:span>/ <text:span text:style-name="T8">imperative </text:span><text:span text:style-name="T36">); </text:span><text:span text:style-name="T33">µ¹zar </text:span><text:span text:style-name="T36">'to </text:span><text:span text:style-name="T8">return </text:span><text:span text:style-name="T36">' </text:span><text:span text:style-name="T42">( </text:span><text:span text:style-name="T10">in the </text:span><text:span text:style-name="T8">meaning of a reaktiv </text:span><text:span text:style-name="T36">) </text:span><text:span text:style-name="T6">and </text:span><text:span text:style-name="T36">h¹y¹ </text:span><text:span text:style-name="T33">'to </text:span><text:span text:style-name="T7">be </text:span><text:span text:style-name="T33">' </text:span><text:span text:style-name="T46">( </text:span><text:span text:style-name="T12">in the </text:span><text:span text:style-name="T8">meaning of pastes </text:span><text:span text:style-name="T36">- </text:span><text:span text:style-name="T8">habitualis </text:span><text:span text:style-name="T36">, a </text:span><text:span text:style-name="T7">dural </text:span><text:span text:style-name="T6">and </text:span><text:span text:style-name="T8">a subjunctive mood indicator </text:span><text:span text:style-name="T36">)</text:span></text:p>
      <text:p text:style-name="P31"><draw:frame draw:style-name="fr1" draw:name="Image17" text:anchor-type="char" svg:width="0.3335in" svg:height="0.2917in" draw:z-index="16"><draw:image xlink:href="https://translate.googleusercontent.com/image_16.png" xlink:type="simple" xlink:show="embed" xlink:actuate="onLoad"/></draw:frame></text:p>
      <text:p text:style-name="P87"><text:span text:style-name="T8">It is obvious </text:span><text:span text:style-name="T36">, </text:span><text:span text:style-name="T7">that </text:span><text:span text:style-name="T11">for </text:span><text:span text:style-name="T7">each </text:span><text:span text:style-name="T10">of the </text:span><text:span text:style-name="T8">periods of </text:span><text:span text:style-name="T7">the language </text:span><text:span text:style-name="T8">Hebrew substantially different set of tokens </text:span><text:span text:style-name="T36">, </text:span><text:span text:style-name="T8">forming a serial structure </text:span><text:span text:style-name="T36">, </text:span><text:span text:style-name="T7">which </text:span><text:span text:style-name="T8">indicates </text:span><text:span text:style-name="T10">about </text:span><text:span text:style-name="T8">contrast mechanisms serialization </text:span><text:span text:style-name="T6">in </text:span><text:span text:style-name="T10">BI by </text:span><text:span text:style-name="T11">SI </text:span><text:span text:style-name="T44">. </text:span><text:span text:style-name="T11">Topics </text:span><text:span text:style-name="T10">not </text:span><text:span text:style-name="T8">less </text:span><text:span text:style-name="T36">, </text:span><text:span text:style-name="T7">like </text:span><text:span text:style-name="T6">in the </text:span><text:span text:style-name="T10">BI </text:span><text:span text:style-name="T42">, </text:span><text:span text:style-name="T7">as </text:span><text:span text:style-name="T6">in </text:span><text:span text:style-name="T11">SI </text:span><text:span text:style-name="T44">, </text:span><text:span text:style-name="T8">serialization verbs of motion </text:span><text:span text:style-name="T7">is </text:span><text:span text:style-name="T10">their </text:span><text:span text:style-name="T8">primary method of </text:span><text:span text:style-name="T7">communication </text:span><text:span text:style-name="T6">with </text:span><text:span text:style-name="T8">the lexical verb </text:span><text:span text:style-name="T36">. </text:span><text:span text:style-name="T8">Verbs of movement </text:span><text:span text:style-name="T36">, </text:span><text:span text:style-name="T8">grammatically </text:span><text:span text:style-name="T36">, </text:span><text:span text:style-name="T8">rarely </text:span><text:span text:style-name="T7">form </text:span><text:span text:style-name="T9">infinitive </text:span><text:span text:style-name="T7">or </text:span><text:span text:style-name="T8">nominal constructions </text:span><text:span text:style-name="T36">.</text:span></text:p>
      <text:p text:style-name="P130"><text:soft-page-break/><text:span text:style-name="T9">Serialization </text:span><text:span text:style-name="T6">and </text:span><text:span text:style-name="T8">associated </text:span><text:span text:style-name="T6">with </text:span><text:span text:style-name="T7">it </text:span><text:span text:style-name="T8">grammaticalization </text:span><text:span text:style-name="T7">of verbs </text:span><text:span text:style-name="T8">of motion is often accompanied by a change </text:span><text:span text:style-name="T12">of </text:span><text:span text:style-name="T8">the argument </text:span><text:span text:style-name="T7">structure </text:span><text:span text:style-name="T33">: </text:span><text:span text:style-name="T8">disappears a valence </text:span><text:span text:style-name="T10">on </text:span><text:span text:style-name="T8">directives </text:span><text:span text:style-name="T36">. </text:span><text:span text:style-name="T7">So </text:span><text:span text:style-name="T33">, </text:span><text:span text:style-name="T6">in </text:span><text:span text:style-name="T11">the SI </text:span><text:span text:style-name="T44">, </text:span><text:span text:style-name="T6">in the </text:span><text:span text:style-name="T8">design </text:span><text:span text:style-name="T33">kayits </text:span><text:span text:style-name="T44">holekh </text:span><text:span text:style-name="T36">u-mitkarev </text:span><text:span text:style-name="T33">' </text:span><text:span text:style-name="T7">summer </text:span><text:span text:style-name="T9">in a </text:span><text:span text:style-name="T6">e </text:span><text:span text:style-name="T9">n p and </text:span><text:span text:style-name="T11">b </text:span><text:span text:style-name="T9">l and w and </text:span><text:span text:style-name="T11">e </text:span><text:span text:style-name="T9">t a </text:span><text:span text:style-name="T7">i </text:span>' <text:span text:style-name="T44">( </text:span><text:span text:style-name="T11">b </text:span><text:span text:style-name="T9">have to </text:span><text:span text:style-name="T11">at </text:span><text:span text:style-name="T33">. </text:span><text:span text:style-name="T39">' </text:span><text:span text:style-name="T11">L </text:span><text:span text:style-name="T9">e t </text:span><text:span text:style-name="T6">a </text:span><text:span text:style-name="T9">and d </text:span><text:span text:style-name="T11">e </text:span><text:span text:style-name="T6">t and </text:span><text:span text:style-name="T11">n </text:span><text:span text:style-name="T9">r and b n and w ae </text:span><text:span text:style-name="T11">t </text:span><text:span text:style-name="T9">with </text:span><text:span text:style-name="T7">I </text:span><text:span text:style-name="T39">' </text:span>) <text:span text:style-name="T11">r </text:span><text:span text:style-name="T9">l </text:span><text:span text:style-name="T11">and </text:span><text:span text:style-name="T9">r of </text:span><text:span text:style-name="T6">l </text:span><text:span text:style-name="T33">h </text:span><text:span text:style-name="T39">¹ </text:span><text:span text:style-name="T36">la </text:span>½ <text:span text:style-name="T39">' </text:span><text:span text:style-name="T9">and d t </text:span><text:span text:style-name="T11">and </text:span>' <text:span text:style-name="T11">n </text:span><text:span text:style-name="T6">e </text:span><text:span text:style-name="T8">can manage pretext direction </text:span><text:span text:style-name="T36">.</text:span></text:p>
      <text:p text:style-name="P95"><text:span text:style-name="T8">The syntax of serial constructions </text:span><text:span text:style-name="T6">with </text:span><text:span text:style-name="T8">verbs of motion is extremely </text:span><text:span text:style-name="T9">diverse </text:span><text:span text:style-name="T39">: </text:span><text:span text:style-name="T8">almost </text:span><text:span text:style-name="T7">all </text:span><text:span text:style-name="T8">parameters allow variability </text:span><text:span text:style-name="T36">, </text:span><text:span text:style-name="T8">excluding the rule of having a common </text:span><text:span text:style-name="T7">subject </text:span><text:span text:style-name="T6">in the </text:span><text:span text:style-name="T8">serial construction </text:span>- <text:span text:style-name="T7">this </text:span><text:span text:style-name="T8">requirement is always fulfilled </text:span><text:span text:style-name="T36">:</text:span></text:p>
      <text:p text:style-name="P130"><text:span text:style-name="T10">a </text:span><text:span text:style-name="T42">) </text:span><text:span text:style-name="T8">Serialization </text:span><text:span text:style-name="T7">verbs </text:span><text:span text:style-name="T8">of motion </text:span><text:span text:style-name="T7">may be either </text:span><text:span text:style-name="T8">a union </text:span><text:span text:style-name="T36">, </text:span><text:span text:style-name="T7">so </text:span><text:span text:style-name="T6">and </text:span><text:span text:style-name="T8">asyndetic </text:span><text:span text:style-name="T36">. </text:span><text:span text:style-name="T7">Wed </text:span><text:span text:style-name="T33">:. </text:span><text:span text:style-name="T44">Qûm </text:span><text:span text:style-name="T33">ƒ ¢ ' </text:span><text:span text:style-name="T44">( </text:span><text:span text:style-name="T11">letters </text:span><text:span text:style-name="T44">. </text:span><text:span text:style-name="T33">' </text:span><text:span text:style-name="T7">Arise, </text:span><text:span text:style-name="T8">go forth </text:span><text:span text:style-name="T36">! ') </text:span><text:span text:style-name="T6">In </text:span><text:span text:style-name="T8">the meaning of </text:span><text:span text:style-name="T36">' </text:span><text:span text:style-name="T8">go out </text:span><text:span text:style-name="T36">'! </text:span><text:span text:style-name="T6">and </text:span><text:span text:style-name="T33">ha-yy¹m hôl ¢ ½ </text:span><text:span text:style-name="T36">we sœ-± ¢ r </text:span><text:span text:style-name="T33">( </text:span><text:span text:style-name="T7">letters </text:span><text:span text:style-name="T33">. </text:span><text:span text:style-name="T36">' </text:span><text:span text:style-name="T8">sea </text:span><text:span text:style-name="T7">going </text:span><text:span text:style-name="T6">and </text:span><text:span text:style-name="T7">agitated </text:span><text:span text:style-name="T33">') </text:span><text:span text:style-name="T6">in </text:span><text:span text:style-name="T8">value of </text:span><text:span text:style-name="T33">' </text:span><text:span text:style-name="T7">sea </text:span><text:span text:style-name="T8">continues to worry </text:span><text:span text:style-name="T36">'.</text:span></text:p>
      <text:p text:style-name="P76"><text:span text:style-name="T10">b </text:span><text:span text:style-name="T42">) </text:span><text:span text:style-name="T8">The values of grammatical categories of verbs </text:span><text:span text:style-name="T6">in </text:span><text:span text:style-name="T7">some cases can </text:span><text:span text:style-name="T10">not </text:span><text:span text:style-name="T9">with a to n and d </text:span><text:span text:style-name="T11">and </text:span><text:span text:style-name="T9">t </text:span><text:span text:style-name="T11">s </text:span>. <text:span text:style-name="T9">With p </text:span>. <text:span text:style-name="T33">q </text:span><text:span text:style-name="T42">û </text:span><text:span text:style-name="T39">m </text:span>û <text:span text:style-name="T65">of w </text:span><text:span text:style-name="T11">ə </text:span><text:span text:style-name="T39">- </text:span><text:span text:style-name="T33">n </text:span><text:span text:style-name="T36">a </text:span><text:span text:style-name="T39">± | </text:span><text:span text:style-name="T42">l </text:span>an e <text:span text:style-name="T36">( </text:span><text:span text:style-name="T11">b at to at </text:span>. <text:span text:style-name="T39">' </text:span><text:span text:style-name="T9">in a </text:span><text:span text:style-name="T11">ton </text:span><text:span text:style-name="T9">and </text:span><text:span text:style-name="T11">in </text:span><text:span text:style-name="T9">a nd t </text:span><text:span text:style-name="T6">e and </text:span><text:span text:style-name="T9">n to d n and </text:span><text:span text:style-name="T11">m </text:span><text:span text:style-name="T9">e m a i </text:span><text:span text:style-name="T44">! </text:span><text:span text:style-name="T39">' </text:span>) <text:span text:style-name="T6">to </text:span><text:span text:style-name="T9">h n </text:span><text:span text:style-name="T11">and </text:span><text:span text:style-name="T9">h e n and </text:span><text:span text:style-name="T6">and </text:span><text:span text:style-name="T36">' </text:span><text:span text:style-name="T8">let's go </text:span><text:span text:style-name="T36">', </text:span><text:span text:style-name="T7">where </text:span><text:span text:style-name="T8">grammatikalizovanny </text:span><text:span text:style-name="T7">verb </text:span><text:span text:style-name="T8">The used </text:span><text:span text:style-name="T6">in </text:span><text:span text:style-name="T8">the form of an imperative </text:span><text:span text:style-name="T36">, </text:span><text:span text:style-name="T6">and </text:span><text:span text:style-name="T8">lexical </text:span>- <text:span text:style-name="T6">in </text:span><text:span text:style-name="T7">the form of </text:span><text:span text:style-name="T8">kogortativa </text:span><text:span text:style-name="T36">. </text:span><text:span text:style-name="T6">In </text:span><text:span text:style-name="T8">constructions </text:span><text:span text:style-name="T6">with the </text:span><text:span text:style-name="T8">existential verb, the lexical verb is always used </text:span><text:span text:style-name="T6">in the </text:span><text:span text:style-name="T8">form of the participle </text:span><text:span text:style-name="T36">. </text:span><text:span text:style-name="T7">Cf. </text:span><text:span text:style-name="T33">. </text:span><text:span text:style-name="T46">hu </text:span><text:span text:style-name="T33">haya holekh le-a sham </text:span><text:span text:style-name="T42">kol </text:span><text:span text:style-name="T44">boker ( </text:span><text:span text:style-name="T11">letters </text:span><text:span text:style-name="T44">. </text:span><text:span text:style-name="T33">' </text:span><text:span text:style-name="T7">He was walking there </text:span><text:span text:style-name="T8">every </text:span><text:span text:style-name="T7">morning </text:span><text:span text:style-name="T33">', </text:span><text:span text:style-name="T11">SI </text:span><text:span text:style-name="T44">) </text:span><text:span text:style-name="T6">in </text:span><text:span text:style-name="T8">the meaning of </text:span><text:span text:style-name="T33">' </text:span><text:span text:style-name="T7">he had </text:span><text:span text:style-name="T8">used to go </text:span><text:span text:style-name="T11">there </text:span><text:span text:style-name="T8">every </text:span><text:span text:style-name="T7">morning </text:span><text:span text:style-name="T33">. " </text:span><text:soft-page-break/><text:span text:style-name="T7">Such </text:span><text:span text:style-name="T8">structures are observed </text:span><text:span text:style-name="T7">on a par </text:span><text:span text:style-name="T6">with </text:span><text:span text:style-name="T8">serials designs </text:span><text:span text:style-name="T36">, </text:span><text:span text:style-name="T8">close </text:span><text:span text:style-name="T6">to the </text:span><text:span text:style-name="T8">prototype </text:span><text:span text:style-name="T36">, </text:span><text:span text:style-name="T8">when the values of grammatical categories of the verb </text:span><text:span text:style-name="T36">- </text:span><text:span text:style-name="T8">modifier </text:span><text:span text:style-name="T6">and </text:span><text:span text:style-name="T8">lexical </text:span><text:span text:style-name="T7">verb </text:span><text:span text:style-name="T8">coincide </text:span><text:span text:style-name="T36">. </text:span><text:span text:style-name="T11">Cf. </text:span><text:span text:style-name="T44">. </text:span><text:span text:style-name="T33">ve-Sipra halkha </text:span><text:span text:style-name="T44">( </text:span><text:span text:style-name="T11">letters </text:span><text:span text:style-name="T44">. </text:span><text:span text:style-name="T36">' </text:span><text:span text:style-name="T8">I went </text:span><text:span text:style-name="T6">and </text:span><text:span text:style-name="T8">spoke </text:span><text:span text:style-name="T36">') </text:span><text:span text:style-name="T6">in</text:span></text:p>
      <text:p text:style-name="P31"><draw:frame draw:style-name="fr1" draw:name="Image18" text:anchor-type="char" svg:width="0.3335in" svg:height="0.2917in" draw:z-index="17"><draw:image xlink:href="https://translate.googleusercontent.com/image_17.png" xlink:type="simple" xlink:show="embed" xlink:actuate="onLoad"/></draw:frame></text:p>
      <text:p text:style-name="P140"><text:span text:style-name="T8">meaning </text:span><text:span text:style-name="T33">' </text:span><text:span text:style-name="T7">took </text:span><text:span text:style-name="T6">and </text:span><text:span text:style-name="T8">said </text:span><text:span text:style-name="T36">' </text:span><text:span text:style-name="T7">where both verbs </text:span><text:span text:style-name="T8">as used </text:span><text:span text:style-name="T6">in </text:span><text:span text:style-name="T8">the form of </text:span><text:span text:style-name="T9">past </text:span><text:span text:style-name="T8">time </text:span><text:span text:style-name="T36">, </text:span>3 <text:span text:style-name="T7">facial </text:span><text:span text:style-name="T33">, </text:span><text:span text:style-name="T8">female </text:span><text:span text:style-name="T7">kind </text:span><text:span text:style-name="T33">.</text:span></text:p>
      <text:p text:style-name="P130"><text:span text:style-name="T6">In </text:span><text:span text:style-name="T7">some cases, the </text:span><text:span text:style-name="T9">serialization of </text:span><text:span text:style-name="T8">motion verbs is </text:span><text:span text:style-name="T9">accompanied by </text:span><text:span text:style-name="T8">changes </text:span><text:span text:style-name="T10">at the </text:span><text:span text:style-name="T9">morphological </text:span><text:span text:style-name="T7">level </text:span><text:span text:style-name="T33">. </text:span><text:span text:style-name="T11">Since </text:span><text:span text:style-name="T9">there is </text:span><text:span text:style-name="T6">a </text:span><text:span text:style-name="T7">case </text:span><text:span text:style-name="T9">conventionalization </text:span><text:span text:style-name="T8">new </text:span><text:span text:style-name="T36">, </text:span><text:span text:style-name="T8">grammatical meaning </text:span><text:span text:style-name="T9">deleksikalizovannogo r l </text:span><text:span text:style-name="T11">and </text:span><text:span text:style-name="T9">r of the </text:span><text:span text:style-name="T11">L </text:span><text:span text:style-name="T9">and </text:span>. <text:span text:style-name="T11">T </text:span><text:span text:style-name="T9">and </text:span><text:span text:style-name="T11">to </text:span>, <text:span text:style-name="T9">to about </text:span><text:span text:style-name="T11">n </text:span><text:span text:style-name="T9">to </text:span><text:span text:style-name="T11">e </text:span><text:span text:style-name="T9">n c and of n and n and s and u and </text:span><text:span text:style-name="T6">I </text:span><text:span text:style-name="T33">h </text:span><text:span text:style-name="T39">¹ </text:span><text:span text:style-name="T36">l </text:span><text:span text:style-name="T44">a </text:span>½ <text:span text:style-name="T6">in </text:span><text:span text:style-name="T9">h n and </text:span><text:span text:style-name="T11">h </text:span><text:span text:style-name="T9">e n and </text:span><text:span text:style-name="T6">and </text:span><text:span text:style-name="T9">z of the </text:span><text:span text:style-name="T11">p </text:span><text:span text:style-name="T9">t </text:span><text:span text:style-name="T11">and </text:span><text:span text:style-name="T9">t and in </text:span><text:span text:style-name="T6">and and </text:span><text:span text:style-name="T11">and </text:span><text:span text:style-name="T9">m n e p and m </text:span><text:span text:style-name="T11">, and </text:span><text:span text:style-name="T9">in </text:span><text:span text:style-name="T6">a </text:span><text:span text:style-name="T8">reflected </text:span><text:span text:style-name="T6">in </text:span><text:span text:style-name="T7">strictly </text:span><text:span text:style-name="T9">deterministic morpho-syntactic </text:span><text:span text:style-name="T7">structure </text:span><text:span text:style-name="T33">: </text:span><text:span text:style-name="T6">in </text:span><text:span text:style-name="T9">to about n c m </text:span><text:span text:style-name="T11">p y </text:span><text:span text:style-name="T9">to u and I </text:span><text:span text:style-name="T6">x </text:span><text:span text:style-name="T9">with </text:span><text:span text:style-name="T6">about </text:span><text:span text:style-name="T9">h </text:span><text:span text:style-name="T11">n and </text:span><text:span text:style-name="T9">h f n and f </text:span><text:span text:style-name="T6">m </text:span><text:span text:style-name="T9">g of </text:span><text:span text:style-name="T11">p </text:span><text:span text:style-name="T9">t and t </text:span><text:span text:style-name="T11">and </text:span><text:span text:style-name="T9">in </text:span><text:span text:style-name="T6">a </text:span><text:span text:style-name="T33">h </text:span><text:span text:style-name="T39">¹ </text:span><text:span text:style-name="T42">l </text:span><text:span text:style-name="T36">a </text:span>½ <text:span text:style-name="T9">a from </text:span><text:span text:style-name="T11">e </text:span><text:span text:style-name="T9">g q </text:span><text:span text:style-name="T6">a </text:span><text:span text:style-name="T9">and </text:span><text:span text:style-name="T11">m </text:span><text:span text:style-name="T9">its </text:span><text:span text:style-name="T6">m </text:span><text:span text:style-name="T11">of </text:span><text:span text:style-name="T9">from about b e n </text:span><text:span text:style-name="T11">n y </text:span><text:span text:style-name="T9">w </text:span>, <text:span text:style-name="T65">" </text:span><text:span text:style-name="T11">d </text:span><text:span text:style-name="T9">n and n </text:span><text:span text:style-name="T11">n y </text:span><text:span text:style-name="T7">u </text:span>" <text:span text:style-name="T7">shape </text:span><text:span text:style-name="T8">imperative </text:span><text:span text:style-name="T6">with </text:span><text:span text:style-name="T11">so </text:span><text:span text:style-name="T8">-called </text:span><text:span text:style-name="T44">"he </text:span><text:span text:style-name="T33">paragogicum", </text:span><text:span text:style-name="T12">for </text:span><text:span text:style-name="T8">which </text:span><text:span text:style-name="T7">follows </text:span><text:span text:style-name="T8">lexical </text:span><text:span text:style-name="T7">verb </text:span><text:span text:style-name="T6">in </text:span><text:span text:style-name="T8">the form kogortativa </text:span><text:span text:style-name="T7">plural </text:span><text:span text:style-name="T33">. </text:span><text:span text:style-name="T7">numbers </text:span><text:span text:style-name="T33">.</text:span></text:p>
      <text:p text:style-name="P159"><text:span text:style-name="T39">(6) </text:span><text:span text:style-name="T62">l </text:span><text:span text:style-name="T20">ə </text:span><text:span text:style-name="T54">½ </text:span>¹ <text:span text:style-name="T54">n i </text:span><text:span text:style-name="T61">½ </text:span><text:span text:style-name="T54">r </text:span><text:span text:style-name="T20">ə </text:span><text:span text:style-name="T61">¾ </text:span>¹ <text:span text:style-name="T54">» </text:span><text:span text:style-name="T22">ə </text:span><text:span text:style-name="T54">r î </text:span>¾ <text:span text:style-name="T61">' </text:span><text:span text:style-name="T54">¦ n </text:span>î <text:span text:style-name="T54">w </text:span><text:span text:style-name="T22">ə </text:span><text:span text:style-name="T54">- </text:span><text:span text:style-name="T61">' </text:span><text:span text:style-name="T54">¹ tt </text:span>¹ <text:s text:c="48"/></text:p>
      <text:p text:style-name="P168"><text:span text:style-name="T6">to go </text:span>(IM. msg-he parag.) <text:span text:style-name="T6">to conclude </text:span>(COH. pl) the <text:span text:style-name="T6">covenant I and you Gen. </text:span>(31-44) " <text:span text:style-name="T6">Let's conclude a contract </text:span>: <text:span text:style-name="T6">I and you </text:span>."</text:p>
      <text:p text:style-name="P132"><text:span text:style-name="T6">The </text:span><text:span text:style-name="T9">imperative </text:span><text:span text:style-name="T8">constructs </text:span><text:span text:style-name="T7">act </text:span><text:span text:style-name="T8">laws </text:span><text:span text:style-name="T9">prosody </text:span><text:span text:style-name="T6">and </text:span><text:span text:style-name="T9">slogoraspredeleniya </text:span><text:span text:style-name="T39">, </text:span><text:span text:style-name="T8">inherent </text:span><text:span text:style-name="T6">in the </text:span><text:span text:style-name="T8">Hebrew </text:span><text:span text:style-name="T7">word </text:span><text:span text:style-name="T11">or </text:span><text:span text:style-name="T8">noun </text:span><text:span text:style-name="T7">group </text:span><text:span text:style-name="T6">with </text:span><text:span text:style-name="T9">vertex labeling </text:span><text:span text:style-name="T39">: </text:span><text:span text:style-name="T7">so </text:span><text:span text:style-name="T33">, </text:span><text:span text:style-name="T6">in the </text:span><text:soft-page-break/><text:span text:style-name="T11">BI </text:span><text:span text:style-name="T44">, </text:span><text:span text:style-name="T7">where text </text:span><text:span text:style-name="T8">is provided with signs </text:span><text:span text:style-name="T11">for </text:span><text:span text:style-name="T7">vowels </text:span><text:span text:style-name="T36">( </text:span><text:span text:style-name="T8">vowels </text:span><text:span text:style-name="T36">), </text:span><text:span text:style-name="T8">a long vowel </text:span><text:span text:style-name="T42">[¢] </text:span><text:span text:style-name="T6">in </text:span><text:span text:style-name="T44">l ¢ ½ </text:span><text:span text:style-name="T8">replaced </text:span><text:span text:style-name="T7">concise </text:span><text:span text:style-name="T33">[e], </text:span><text:span text:style-name="T11">since </text:span><text:span text:style-name="T7">the word </text:span><text:span text:style-name="T44">l ¢ ½ </text:span><text:span text:style-name="T36">' </text:span><text:span text:style-name="T8">go </text:span><text:span text:style-name="T36">!' </text:span><text:span text:style-name="T8">begins to be perceived </text:span><text:span text:style-name="T7">as the </text:span><text:span text:style-name="T8">first </text:span><text:span text:style-name="T7">syllable of the </text:span><text:span text:style-name="T9">prosodically </text:span><text:span text:style-name="T8">single word </text:span><text:span text:style-name="T44">le½ r ¢ ¼ </text:span><text:span text:style-name="T36">' </text:span><text:span text:style-name="T8">go down </text:span><text:span text:style-name="T36">.'</text:span></text:p>
      <text:p text:style-name="P160"><text:span text:style-name="T39">(7) </text:span><text:span text:style-name="T54">le1 r ¢ ¼</text:span> <text:s text:c="7"/><text:span text:style-name="T54"><text:s text:c="13"/></text:span></text:p>
      <text:p text:style-name="P163"><text:span text:style-name="T6">go </text:span>(IM. msg) <text:span text:style-name="T6">go down </text:span>(IM. msg)</text:p>
      <text:p text:style-name="P62"><text:span text:style-name="T6">Ref </text:span>. (19-24) " <text:span text:style-name="T6">Come </text:span>, <text:span text:style-name="T6">come down </text:span>!"</text:p>
      <text:p text:style-name="P133"><text:span text:style-name="T8">Although </text:span><text:span text:style-name="T10">at </text:span><text:span text:style-name="T11">that </text:span><text:span text:style-name="T44">, </text:span><text:span text:style-name="T7">that </text:span><text:span text:style-name="T9">conventionalization </text:span><text:span text:style-name="T8">grammatical meanings of verbs of motion occurs quite frequently </text:span><text:span text:style-name="T36">, </text:span><text:span text:style-name="T8">observed </text:span><text:span text:style-name="T6">, and </text:span><text:span text:style-name="T9">the opposite </text:span><text:span text:style-name="T8">situation </text:span><text:span text:style-name="T36">, </text:span><text:span text:style-name="T8">when </text:span><text:span text:style-name="T10">not </text:span><text:span text:style-name="T7">, there </text:span><text:span text:style-name="T8">is no formal criteria </text:span><text:span text:style-name="T7">for </text:span><text:span text:style-name="T8">distinguishing serial designs </text:span><text:span text:style-name="T6">and </text:span><text:span text:style-name="T9">polypredicative </text:span><text:span text:style-name="T7">clauses </text:span><text:span text:style-name="T33">. </text:span><text:span text:style-name="T7">So </text:span><text:span text:style-name="T33">, wayy¹qom </text:span><text:span text:style-name="T36">ha Size of-mmele½ wayy ¢ še » </text:span><text:span text:style-name="T33">( </text:span><text:span text:style-name="T7">letters </text:span><text:span text:style-name="T33">. ' </text:span><text:span text:style-name="T7">King stood up </text:span><text:span text:style-name="T6">and </text:span><text:span text:style-name="T11">sat down </text:span><text:span text:style-name="T7">near the </text:span><text:span text:style-name="T8">gate </text:span><text:span text:style-name="T36">') </text:span><text:span text:style-name="T8">means </text:span><text:span text:style-name="T36">' </text:span><text:span text:style-name="T8">king </text:span><text:span text:style-name="T7">sat near the </text:span><text:span text:style-name="T8">gate </text:span><text:span text:style-name="T36">', </text:span><text:span text:style-name="T6">and </text:span><text:span text:style-name="T8">inhoativnoe value </text:span><text:span text:style-name="T7">verb </text:span><text:span text:style-name="T42">q¹m </text:span><text:span text:style-name="T8">obviously </text:span><text:span text:style-name="T7">only </text:span><text:span text:style-name="T8">in so far </text:span><text:span text:style-name="T36">, </text:span><text:span text:style-name="T8">as an expression of </text:span><text:span text:style-name="T33">' </text:span><text:span text:style-name="T7">stood </text:span><text:span text:style-name="T6">, and </text:span><text:span text:style-name="T7">sat down </text:span><text:span text:style-name="T33">' </text:span><text:span text:style-name="T10">does not </text:span><text:span text:style-name="T7">have </text:span><text:span text:style-name="T8">meaning </text:span><text:span text:style-name="T6">in </text:span><text:span text:style-name="T8">this context </text:span><text:span text:style-name="T36">: </text:span><text:span text:style-name="T8">nowhere </text:span><text:span text:style-name="T6">in </text:span><text:span text:style-name="T8">the text </text:span><text:span text:style-name="T10">is not </text:span><text:span text:style-name="T8">said </text:span><text:span text:style-name="T36">, </text:span><text:span text:style-name="T7">that the king </text:span><text:span text:style-name="T10">before </text:span><text:span text:style-name="T8">it </text:span><text:span text:style-name="T7">was sitting </text:span><text:span text:style-name="T6">in the </text:span><text:span text:style-name="T7">other place </text:span><text:span text:style-name="T33">.</text:span></text:p>
      <text:p text:style-name="P31"><draw:frame draw:style-name="fr1" draw:name="Image19" text:anchor-type="char" svg:width="0.3335in" svg:height="0.2917in" draw:z-index="18"><draw:image xlink:href="https://translate.googleusercontent.com/image_18.png" xlink:type="simple" xlink:show="embed" xlink:actuate="onLoad"/></draw:frame></text:p>
      <text:p text:style-name="P123"><text:span text:style-name="T8">It is obvious </text:span><text:span text:style-name="T36">, </text:span><text:span text:style-name="T7">that the verbs </text:span><text:span text:style-name="T8">of motion </text:span><text:span text:style-name="T6">and </text:span><text:span text:style-name="T8">existential verb </text:span><text:span text:style-name="T6">in </text:span><text:span text:style-name="T8">Hebrew occupy an intermediate </text:span><text:span text:style-name="T7">position </text:span><text:span text:style-name="T6">in the </text:span><text:span text:style-name="T8">continuum </text:span><text:span text:style-name="T9">of grammaticalization </text:span><text:span text:style-name="T39">, </text:span><text:span text:style-name="T8">since </text:span><text:span text:style-name="T11">all </text:span><text:span text:style-name="T7">these </text:span><text:span text:style-name="T8">verbs retain </text:span><text:span text:style-name="T7">their </text:span><text:span text:style-name="T8">original lexical value </text:span><text:span text:style-name="T6">and </text:span><text:span text:style-name="T8">are able </text:span><text:span text:style-name="T6">with </text:span><text:span text:style-name="T7">these </text:span><text:span text:style-name="T8">values </text:span><text:span text:style-name="T7">serve </text:span><text:span text:style-name="T6">to </text:span><text:span text:style-name="T8">offer </text:span><text:span text:style-name="T6">in </text:span><text:span text:style-name="T7">the role of </text:span><text:span text:style-name="T8">an independent predicate </text:span><text:span text:style-name="T6">and </text:span><text:span text:style-name="T7">manage </text:span><text:span text:style-name="T9">spatial </text:span><text:span text:style-name="T8">prepositions direction </text:span><text:span text:style-name="T6">and </text:span><text:span text:style-name="T9">location </text:span><text:span text:style-name="T39">. </text:span><text:span text:style-name="T6">In </text:span><text:span text:style-name="T7">the case of </text:span><text:span text:style-name="T8">grammaticalization of the verb retains </text:span><text:span text:style-name="T11">all the </text:span><text:span text:style-name="T8">inherent </text:span><text:span text:style-name="T10">him </text:span><text:span text:style-name="T8">grammatical categories </text:span><text:span text:style-name="T36">: </text:span><text:span text:style-name="T7">kind </text:span><text:span text:style-name="T33">, </text:span><text:span text:style-name="T8">number </text:span><text:span text:style-name="T36">, </text:span><text:span text:style-name="T8">time </text:span><text:span text:style-name="T6">and </text:span><text:span text:style-name="T8">inclination </text:span><text:span text:style-name="T36">. </text:span><text:span text:style-name="T9">The transformation takes place </text:span><text:span text:style-name="T39">, </text:span><text:span text:style-name="T6">in </text:span><text:span text:style-name="T9">the main </text:span><text:span text:style-name="T39">, </text:span><text:span text:style-name="T10">at the </text:span><text:soft-page-break/><text:span text:style-name="T7">level </text:span><text:span text:style-name="T8">of semantics </text:span><text:span text:style-name="T36">. </text:span><text:span text:style-name="T11">Those </text:span><text:span text:style-name="T10">not </text:span><text:span text:style-name="T7">less </text:span><text:span text:style-name="T33">, </text:span><text:span text:style-name="T11">both </text:span><text:span text:style-name="T7">was </text:span><text:span text:style-name="T8">shown </text:span><text:span text:style-name="T36">, </text:span><text:span text:style-name="T6">in </text:span><text:span text:style-name="T11">the case of </text:span><text:span text:style-name="T9">serializing </text:span><text:span text:style-name="T7">verbs </text:span><text:span text:style-name="T8">of motion sometimes </text:span><text:span text:style-name="T9">changes occur </text:span><text:span text:style-name="T6">and </text:span><text:span text:style-name="T10">to </text:span><text:span text:style-name="T9">morphonological </text:span><text:span text:style-name="T7">level </text:span><text:span text:style-name="T33">, </text:span><text:span text:style-name="T7">that </text:span><text:span text:style-name="T8">testifies </text:span><text:span text:style-name="T6">about </text:span><text:span text:style-name="T8">a high degree </text:span><text:span text:style-name="T9">conventionalization </text:span><text:span text:style-name="T8">grammatical values </text:span><text:span text:style-name="T36">, </text:span><text:span text:style-name="T8">expressed verbs of motion </text:span><text:span text:style-name="T36">, </text:span><text:span text:style-name="T10">for </text:span><text:span text:style-name="T8">comparison </text:span><text:span text:style-name="T10">with the </text:span><text:span text:style-name="T8">values </text:span><text:span text:style-name="T36">, </text:span><text:span text:style-name="T9">expressed </text:span><text:span text:style-name="T8">verbs </text:span><text:span text:style-name="T7">other </text:span><text:span text:style-name="T9">semantic </text:span><text:span text:style-name="T7">classes </text:span><text:span text:style-name="T33">.</text:span></text:p>
      <text:p text:style-name="P36"><text:s/></text:p>
      <text:p text:style-name="P169"><text:span text:style-name="T8">Chapter </text:span><text:span text:style-name="T4">IV </text:span><text:span text:style-name="T36">“ </text:span><text:span text:style-name="T8">Serialization of adverbial verbs </text:span><text:span text:style-name="T6">and </text:span><text:span text:style-name="T8">verbs </text:span><text:span text:style-name="T37">h </text:span><text:span text:style-name="T8">ô'î </text:span><text:span text:style-name="T37">l </text:span><text:span text:style-name="T6">and </text:span><text:span text:style-name="T4">nimna </text:span><text:span text:style-name="T6">± </text:span>” <text:span text:style-name="T4">is </text:span><text:span text:style-name="T9">devoted to adverbial </text:span><text:span text:style-name="T8">serialization </text:span><text:span text:style-name="T6">in </text:span><text:span text:style-name="T10">BI </text:span><text:span text:style-name="T42">, </text:span><text:span text:style-name="T6">as </text:span><text:span text:style-name="T7">well as </text:span><text:span text:style-name="T8">serialization of the </text:span><text:span text:style-name="T9">multi-valued </text:span><text:span text:style-name="T7">verb </text:span><text:span text:style-name="T33">hô'îl </text:span><text:span text:style-name="T6">and the </text:span><text:span text:style-name="T8">emphatic exponent </text:span>nimna ±</text:p>
      <text:p text:style-name="P124"><text:span text:style-name="T6">In </text:span><text:span text:style-name="T8">Hebrew, a rather </text:span><text:span text:style-name="T7">large </text:span><text:span text:style-name="T8">number of adverbial verbs is noted </text:span><text:span text:style-name="T36">. </text:span><text:span text:style-name="T6">In BI </text:span><text:span text:style-name="T20">, the </text:span><text:span text:style-name="T21">following </text:span><text:span text:style-name="T20">lexemes </text:span><text:span text:style-name="T49">3 are </text:span><text:span text:style-name="T20">used as adverbial </text:span><text:span text:style-name="T54">: mîh ¢ r ' </text:span><text:span text:style-name="T20">rush </text:span><text:span text:style-name="T54">' </text:span><text:span text:style-name="T6">in the </text:span><text:span text:style-name="T20">meaning of </text:span><text:span text:style-name="T54">' </text:span><text:span text:style-name="T20">fast </text:span><text:span text:style-name="T54">'; he'§mîq </text:span><text:span text:style-name="T55">' </text:span><text:span text:style-name="T21">deepen </text:span><text:span text:style-name="T55">' → </text:span><text:span text:style-name="T54">' </text:span><text:span text:style-name="T20">deep </text:span><text:span text:style-name="T54">'; hiškîm </text:span>' <text:span text:style-name="T20">get up </text:span><text:span text:style-name="T6">early </text:span><text:span text:style-name="T54">' → ' </text:span><text:span text:style-name="T20">early </text:span><text:span text:style-name="T54">'; </text:span><text:span text:style-name="T55">h ¢ ra ' </text:span><text:span text:style-name="T54">' </text:span><text:span text:style-name="T20">do bad </text:span><text:span text:style-name="T54">' </text:span>→ <text:span text:style-name="T61">' </text:span><text:span text:style-name="T22">p </text:span><text:span text:style-name="T20">L of x on </text:span><text:span text:style-name="T61">' </text:span>, <text:span text:style-name="T62">h </text:span><text:span text:style-name="T54">ê ‰ </text:span><text:span text:style-name="T55">i </text:span>» <text:span text:style-name="T54">' </text:span><text:span text:style-name="T20">n of from </text:span><text:span text:style-name="T22">T y n and m </text:span><text:span text:style-name="T6">v </text:span><text:span text:style-name="T20">x op </text:span><text:span text:style-name="T22">about </text:span><text:span text:style-name="T20">br </text:span><text:span text:style-name="T23">about </text:span>' <text:span text:style-name="T61">→ </text:span><text:span text:style-name="T54">' </text:span><text:span text:style-name="T20">x oro w </text:span><text:span text:style-name="T23">on </text:span><text:span text:style-name="T61">' </text:span>, <text:span text:style-name="T55">h </text:span><text:span text:style-name="T62">i </text:span><text:span text:style-name="T54">º </text:span><text:span text:style-name="T55">b </text:span><text:span text:style-name="T54">ī a </text:span>h <text:span text:style-name="T54">' </text:span><text:span text:style-name="T22">in </text:span><text:span text:style-name="T20">a </text:span><text:span text:style-name="T22">s </text:span><text:span text:style-name="T20">in </text:span><text:span text:style-name="T22">s </text:span><text:span text:style-name="T20">w </text:span><text:span text:style-name="T22">a t </text:span><text:span text:style-name="T20">s a </text:span><text:span text:style-name="T22">i </text:span><text:span text:style-name="T54">' </text:span>→ <text:span text:style-name="T54">' </text:span><text:span text:style-name="T20">high </text:span><text:span text:style-name="T54">', hišpîl ' </text:span><text:span text:style-name="T20">become low </text:span><text:span text:style-name="T54">' → ' </text:span><text:span text:style-name="T20">low </text:span><text:span text:style-name="T54">', </text:span><text:span text:style-name="T55">neμba ' </text:span><text:span text:style-name="T54">' </text:span><text:span text:style-name="T20">hide </text:span><text:span text:style-name="T54">' → </text:span>' <text:span text:style-name="T6">secret </text:span>'; <text:span text:style-name="T55">h </text:span><text:span text:style-name="T63">i </text:span>m <text:span text:style-name="T54">' </text:span><text:span text:style-name="T61">î </text:span>‰ <text:span text:style-name="T54">' </text:span><text:span text:style-name="T22">y m </text:span><text:span text:style-name="T20">e </text:span><text:span text:style-name="T22">n s </text:span><text:span text:style-name="T20">u </text:span><text:span text:style-name="T22">and t v </text:span>' → <text:span text:style-name="T61">' </text:span><text:span text:style-name="T20">m </text:span><text:span text:style-name="T22">and </text:span><text:span text:style-name="T20">n of the </text:span><text:span text:style-name="T61">' </text:span>, ' <text:span text:style-name="T55">i </text:span><text:span text:style-name="T61">μ </text:span><text:span text:style-name="T54">¢ </text:span>r ' <text:span text:style-name="T22">m </text:span><text:span text:style-name="T20">e </text:span><text:span text:style-name="T22">d </text:span><text:span text:style-name="T20">l </text:span><text:span text:style-name="T22">and t v </text:span>' <text:span text:style-name="T54">→ </text:span><text:span text:style-name="T61">' </text:span><text:span text:style-name="T20">n of z d n </text:span><text:span text:style-name="T22">of </text:span>' <text:span text:style-name="T55">l </text:span><text:span text:style-name="T61">œ </text:span>° <text:span text:style-name="T54">' </text:span><text:span text:style-name="T55">i </text:span><text:span text:style-name="T54">μ </text:span><text:span text:style-name="T61">¢ </text:span>r ' <text:span text:style-name="T20">n </text:span><text:span text:style-name="T6">th </text:span><text:span text:style-name="T20">delay </text:span><text:span text:style-name="T54">' → ' </text:span><text:span text:style-name="T20">fast </text:span><text:span text:style-name="T54">' </text:span>, <text:span text:style-name="T54">hiy¬îr / yi¬¬ ¢ r' </text:span><text:span text:style-name="T20">directed </text:span><text:span text:style-name="T54">' → ' </text:span><text:span text:style-name="T20">right </text:span><text:span text:style-name="T54">', neμpaz' </text:span><text:span text:style-name="T20">rush </text:span><text:span text:style-name="T54">' → ' </text:span><text:span text:style-name="T20">hastily </text:span><text:span text:style-name="T54">'; hiskîl ' </text:span><text:span text:style-name="T20">act silly </text:span><text:span text:style-name="T54">' → ' </text:span><text:span text:style-name="T20">silly </text:span><text:span text:style-name="T54">', </text:span><text:span text:style-name="T33">hô'îl </text:span><text:span text:style-name="T36">' </text:span><text:span text:style-name="T8">willingly </text:span><text:span text:style-name="T36">'.</text:span></text:p>
      <text:p text:style-name="P170"><text:span text:style-name="T6">For the </text:span><text:span text:style-name="T8">first time, </text:span><text:span text:style-name="T10">MI </text:span><text:span text:style-name="T55">verifies the </text:span><text:span text:style-name="T8">serialization of the </text:span><text:span text:style-name="T7">verb </text:span><text:span text:style-name="T55">nimna ± </text:span><text:span text:style-name="T6">as </text:span><text:span text:style-name="T20">an emphatic indicator </text:span><text:span text:style-name="T54">, </text:span><text:span text:style-name="T6">with complete </text:span><text:span text:style-name="T20">de-lexicalization </text:span><text:span text:style-name="T54">.</text:span></text:p>
      <text:p text:style-name="P32"><text:s/></text:p>
      <text:p text:style-name="P35"><draw:frame draw:style-name="fr2" draw:name="Image20" text:anchor-type="as-char" svg:width="2.6665in" svg:height="0.0161in" draw:z-index="19"><draw:image xlink:href="https://translate.googleusercontent.com/image_4.png" xlink:type="simple" xlink:show="embed" xlink:actuate="onLoad"/></draw:frame></text:p>
      <text:p text:style-name="P58"><text:span text:style-name="T51">3 The </text:span><text:span text:style-name="T19">arrows indicate the transformation of the verb into an adverbial indicator </text:span><text:span text:style-name="T52">.</text:span></text:p>
      <text:p text:style-name="P31"><draw:frame draw:style-name="fr1" draw:name="Image21" text:anchor-type="char" svg:width="0.3335in" svg:height="0.2917in" draw:z-index="20"><draw:image xlink:href="https://translate.googleusercontent.com/image_19.png" xlink:type="simple" xlink:show="embed" xlink:actuate="onLoad"/></draw:frame><text:soft-page-break/></text:p>
      <text:p text:style-name="P171"><text:span text:style-name="T6">In SI </text:span><text:span text:style-name="T20">verb adverbializatsiya preserved </text:span><text:span text:style-name="T54">, </text:span><text:span text:style-name="T20">partially changes a </text:span><text:span text:style-name="T6">set of </text:span><text:span text:style-name="T20">verbal tokens </text:span><text:span text:style-name="T54">, </text:span><text:span text:style-name="T6">are capable of such </text:span><text:span text:style-name="T20">lexical transformation </text:span><text:span text:style-name="T54">. </text:span><text:span text:style-name="T6">On the one hand </text:span>, the <text:span text:style-name="T20">verbs </text:span><text:span text:style-name="T54">hiqš¹ ' </text:span><text:span text:style-name="T20">complicate </text:span><text:span text:style-name="T54">' </text:span>→ <text:span text:style-name="T54">' </text:span><text:span text:style-name="T20">difficult </text:span><text:span text:style-name="T54">', hiqpî¼ ' </text:span><text:span text:style-name="T20">carefully observe </text:span><text:span text:style-name="T54">' → ' </text:span><text:span text:style-name="T20">carefully </text:span><text:span text:style-name="T54">', hiqdîm 'to </text:span><text:span text:style-name="T20">arrive early </text:span><text:span text:style-name="T54">' → ' </text:span><text:span text:style-name="T20">early </text:span><text:span text:style-name="T54">' </text:span><text:span text:style-name="T20">are added </text:span><text:span text:style-name="T6">to </text:span><text:span text:style-name="T20">the above list </text:span><text:span text:style-name="T54">. </text:span><text:span text:style-name="T6">On </text:span><text:span text:style-name="T20">the other hand </text:span><text:span text:style-name="T54">, </text:span><text:span text:style-name="T6">is not </text:span><text:span text:style-name="T20">used </text:span><text:span text:style-name="T6">in the </text:span><text:span text:style-name="T20">adverbial value verbs </text:span><text:span text:style-name="T54">he'§mîq </text:span><text:span text:style-name="T55">' </text:span><text:span text:style-name="T21">deeper </text:span><text:span text:style-name="T55">', neμba ' </text:span><text:span text:style-name="T54">' </text:span><text:span text:style-name="T20">hide </text:span><text:span text:style-name="T54">', h ¢ ra' ' </text:span><text:span text:style-name="T20">do bad </text:span><text:span text:style-name="T54">' </text:span>( <text:span text:style-name="T6">rare in </text:span><text:span text:style-name="T20">adverbial value </text:span><text:span text:style-name="T6">and </text:span><text:span text:style-name="T20">BI </text:span><text:span text:style-name="T54">).</text:span></text:p>
      <text:p text:style-name="P84"><text:span text:style-name="T8">The main way of </text:span><text:span text:style-name="T7">connecting the </text:span><text:span text:style-name="T8">adverbial verb </text:span><text:span text:style-name="T6">with the </text:span><text:span text:style-name="T8">lexical is the </text:span><text:span text:style-name="T9">formation of infinitive </text:span><text:span text:style-name="T8">constructions </text:span><text:span text:style-name="T36">. </text:span><text:span text:style-name="T12">Of the </text:span><text:span text:style-name="T7">more than </text:span><text:span text:style-name="T46">15 </text:span><text:span text:style-name="T8">verb </text:span><text:span text:style-name="T7">tokens </text:span><text:span text:style-name="T33">that </text:span><text:span text:style-name="T9">can transform </text:span><text:span text:style-name="T6">into an </text:span><text:span text:style-name="T8">adverbial indicator </text:span><text:span text:style-name="T36">, </text:span><text:span text:style-name="T7">only </text:span>6 are <text:span text:style-name="T8">serialized </text:span><text:span text:style-name="T36">, </text:span><text:span text:style-name="T8">and </text:span><text:span text:style-name="T7">only </text:span><text:span text:style-name="T8">occasionally </text:span><text:span text:style-name="T36">. </text:span><text:span text:style-name="T6">For </text:span><text:span text:style-name="T8">verbs </text:span><text:span text:style-name="T36">, </text:span><text:span text:style-name="T8">permitting </text:span><text:span text:style-name="T7">the two types of connection </text:span><text:span text:style-name="T10">with the </text:span><text:span text:style-name="T8">semantic verb </text:span><text:span text:style-name="T36">, </text:span><text:span text:style-name="T8">refer </text:span><text:span text:style-name="T6">to the </text:span><text:span text:style-name="T12">BI </text:span><text:span text:style-name="T36">mîh ¢ r ' </text:span><text:span text:style-name="T8">rush </text:span><text:span text:style-name="T36">' </text:span><text:span text:style-name="T6">in </text:span><text:span text:style-name="T8">the meaning of </text:span><text:span text:style-name="T36">' </text:span><text:span text:style-name="T8">fast </text:span><text:span text:style-name="T36">', he'§mîq </text:span><text:span text:style-name="T33">' </text:span><text:span text:style-name="T7">deeper </text:span><text:span text:style-name="T33">' </text:span><text:span text:style-name="T6">in </text:span><text:span text:style-name="T8">the meaning of </text:span><text:span text:style-name="T33">' </text:span><text:span text:style-name="T7">deep </text:span><text:span text:style-name="T33">', hiškîm ' </text:span><text:span text:style-name="T7">to get up early </text:span><text:span text:style-name="T33">" </text:span><text:span text:style-name="T6">in </text:span><text:span text:style-name="T8">the meaning of </text:span><text:span text:style-name="T36">' </text:span><text:span text:style-name="T8">early </text:span><text:span text:style-name="T36">'( </text:span><text:span text:style-name="T8">serialized preferably </text:span><text:span text:style-name="T6">in </text:span><text:span text:style-name="T10">BI </text:span><text:span text:style-name="T42">, </text:span><text:span text:style-name="T6">in </text:span><text:span text:style-name="T11">the SI </text:span><text:span text:style-name="T44">, </text:span><text:span text:style-name="T8">by </text:span><text:span text:style-name="T36">- </text:span><text:span text:style-name="T8">apparently </text:span><text:span text:style-name="T36">, </text:span><text:span text:style-name="T10">not </text:span><text:span text:style-name="T8">serialized </text:span><text:span text:style-name="T6">and </text:span><text:span text:style-name="T7">is rarely </text:span><text:span text:style-name="T8">used </text:span><text:span text:style-name="T7">as an </text:span><text:span text:style-name="T8">adverbial </text:span><text:span text:style-name="T7">verb </text:span><text:span text:style-name="T33">) </text:span><text:span text:style-name="T6">and </text:span><text:span text:style-name="T33">š¹mar </text:span><text:span text:style-name="T36">' </text:span><text:span text:style-name="T8">observe </text:span><text:span text:style-name="T36">' </text:span><text:span text:style-name="T6">a </text:span><text:span text:style-name="T8">meaning </text:span><text:span text:style-name="T36">' </text:span><text:span text:style-name="T8">carefully </text:span><text:span text:style-name="T36">'. </text:span><text:span text:style-name="T6">In </text:span><text:span text:style-name="T10">SI, </text:span><text:span text:style-name="T7">serializes </text:span><text:span text:style-name="T36">mîh ¢ r ' </text:span><text:span text:style-name="T8">hurry </text:span><text:span text:style-name="T36">', </text:span><text:span text:style-name="T44">hiqdîm </text:span><text:span text:style-name="T39">' </text:span><text:span text:style-name="T9">come </text:span><text:span text:style-name="T8">early </text:span><text:span text:style-name="T36">' </text:span><text:span text:style-name="T6">in the </text:span><text:span text:style-name="T8">meaning of </text:span><text:span text:style-name="T36">' </text:span><text:span text:style-name="T8">early </text:span><text:span text:style-name="T36">', </text:span><text:span text:style-name="T33">neµpaz </text:span><text:span text:style-name="T36">' </text:span><text:span text:style-name="T8">hurry </text:span><text:span text:style-name="T36">' </text:span><text:span text:style-name="T6">in the </text:span><text:span text:style-name="T8">meaning of </text:span><text:span text:style-name="T39">' </text:span><text:span text:style-name="T9">hurry </text:span><text:span text:style-name="T39">' </text:span><text:span text:style-name="T46">( </text:span><text:span text:style-name="T12">in BI </text:span><text:span text:style-name="T7">all </text:span><text:span text:style-name="T11">these </text:span><text:span text:style-name="T7">verbs are </text:span><text:span text:style-name="T10">not </text:span><text:span text:style-name="T8">serialized </text:span><text:span text:style-name="T36">).</text:span></text:p>
      <text:p text:style-name="P75"><text:span text:style-name="T9">The only </text:span><text:span text:style-name="T8">adverbial </text:span><text:span text:style-name="T7">verb </text:span><text:span text:style-name="T33">, </text:span><text:span text:style-name="T8">allowing exclusively serialization </text:span><text:span text:style-name="T7">as the </text:span><text:span text:style-name="T8">communication method </text:span><text:span text:style-name="T6">with </text:span><text:span text:style-name="T8">the lexical verb </text:span><text:span text:style-name="T36">, </text:span><text:span text:style-name="T11">it </text:span><text:span text:style-name="T33">hišpîl </text:span><text:span text:style-name="T36">' </text:span><text:span text:style-name="T8">sink low </text:span><text:span text:style-name="T36">' </text:span><text:span text:style-name="T6">in </text:span><text:span text:style-name="T8">the meaning of </text:span><text:span text:style-name="T36">' </text:span><text:span text:style-name="T8">low </text:span><text:span text:style-name="T36">' </text:span>- <text:span text:style-name="T8">rare adverbial </text:span><text:span text:style-name="T7">verb </text:span><text:span text:style-name="T33">, </text:span><text:span text:style-name="T8">occurring </text:span><text:span text:style-name="T6">in </text:span><text:span text:style-name="T8">the text Bible </text:span><text:span text:style-name="T7">only two times </text:span><text:span text:style-name="T6">and </text:span><text:span text:style-name="T7">two times </text:span><text:span text:style-name="T8">forming </text:span><text:span text:style-name="T7">serially </text:span><text:span text:style-name="T8">structure </text:span><text:span text:style-name="T10">with </text:span><text:span text:style-name="T8">semantic verb </text:span><text:span text:style-name="T36">.</text:span></text:p>
      <text:p text:style-name="P170"><text:soft-page-break/><text:span text:style-name="T8">Examples </text:span><text:span text:style-name="T44">(8) </text:span><text:span text:style-name="T6">and </text:span><text:span text:style-name="T44">(9) </text:span><text:span text:style-name="T8">illustrate typical </text:span><text:span text:style-name="T7">for </text:span><text:span text:style-name="T12">BI </text:span><text:span text:style-name="T6">and </text:span><text:span text:style-name="T10">SI </text:span><text:span text:style-name="T8">adverbial serial structure </text:span><text:span text:style-name="T36">.</text:span></text:p>
      <text:p text:style-name="P148"><text:span text:style-name="T39">(8) </text:span><text:span text:style-name="T46">m </text:span>a <text:span text:style-name="T58">h </text:span><text:span text:style-name="T59">¢ </text:span>r <text:span text:style-name="T58">hi </text:span><text:span text:style-name="T46">m </text:span><text:span text:style-name="T44">m </text:span><text:span text:style-name="T59">¹ </text:span><text:span text:style-name="T58">l </text:span>¢ ‰ š <text:span text:style-name="T59">¹ </text:span><text:span text:style-name="T46">m </text:span><text:span text:style-name="T44">m </text:span>¹ <text:s text:c="40"/></text:p>
      <text:p text:style-name="P172"><text:span text:style-name="T6">rush </text:span>(the IM. msg) <text:span text:style-name="T6">to run </text:span>(the IM. msg) <text:span text:style-name="T6">to Gen </text:span>. (19-22) " <text:span text:style-name="T6">Hurry to run there </text:span>."</text:p>
      <text:p text:style-name="P161"><text:span text:style-name="T39">(9) </text:span>mihara ve-ratsa lekhapes' ota <text:s text:c="34"/></text:p>
      <text:p text:style-name="P31"><draw:frame draw:style-name="fr1" draw:name="Image22" text:anchor-type="char" svg:width="0.3335in" svg:height="0.2917in" draw:z-index="21"><draw:image xlink:href="https://translate.googleusercontent.com/image_20.png" xlink:type="simple" xlink:show="embed" xlink:actuate="onLoad"/></draw:frame></text:p>
      <text:p text:style-name="P173"><text:span text:style-name="T6">to rush </text:span>(P. 3fsg) <text:span text:style-name="T6">and </text:span>- <text:span text:style-name="T6">to run </text:span>(P. 3fsg) <text:span text:style-name="T6">to look for </text:span><text:span text:style-name="T8">her </text:span><text:span text:style-name="T36">. </text:span>(tapuz.co.il) " <text:span text:style-name="T6">She quickly ran to look for her </text:span>."<text:span text:style-name="T67"> </text:span><text:s text:c="13"/></text:p>
      <text:p text:style-name="P39"><text:s/></text:p>
      <text:p text:style-name="P174"><text:span text:style-name="T7">For all </text:span><text:span text:style-name="T8">adverbial verbs </text:span><text:span text:style-name="T9">characterized by </text:span><text:span text:style-name="T8">the same </text:span><text:span text:style-name="T11">path </text:span><text:span text:style-name="T9">of grammaticalization </text:span><text:span text:style-name="T39">: </text:span><text:span text:style-name="T8">loss of verbal </text:span><text:span text:style-name="T7">Seme </text:span><text:span text:style-name="T6">and </text:span><text:span text:style-name="T9">preservation of </text:span><text:span text:style-name="T8">adverbial </text:span><text:span text:style-name="T36">, </text:span><text:span text:style-name="T11">cf. </text:span><text:span text:style-name="T44">. </text:span><text:span text:style-name="T8">structure </text:span><text:span text:style-name="T10">SI </text:span><text:span text:style-name="T7">type </text:span><text:span text:style-name="T44">hiqdim </text:span><text:span text:style-name="T33">u-va ° ( </text:span><text:span text:style-name="T7">letters </text:span><text:span text:style-name="T33">. </text:span><text:span text:style-name="T36">' </text:span><text:span text:style-name="T8">early came </text:span><text:span text:style-name="T6">and </text:span><text:span text:style-name="T8">went </text:span><text:span text:style-name="T36">') </text:span><text:span text:style-name="T9">acquiring </text:span><text:span text:style-name="T8">the value of </text:span><text:span text:style-name="T36">' </text:span><text:span text:style-name="T8">early came </text:span><text:span text:style-name="T36">'. </text:span><text:span text:style-name="T8">Only </text:span><text:span text:style-name="T11">two </text:span><text:span text:style-name="T7">verbs </text:span>- <text:span text:style-name="T33">hô'îl </text:span><text:span text:style-name="T6">and </text:span><text:span text:style-name="T55">nimna ± - </text:span><text:span text:style-name="T8">completely lose their independent meaning </text:span><text:span text:style-name="T6">as a </text:span><text:span text:style-name="T7">result of the </text:span><text:span text:style-name="T8">process of delexicalization </text:span><text:span text:style-name="T36">.</text:span></text:p>
      <text:p text:style-name="P131"><text:span text:style-name="T8">Verb </text:span><text:span text:style-name="T33">hô'îl </text:span><text:span text:style-name="T12">not </text:span><text:span text:style-name="T7">moved </text:span><text:span text:style-name="T6">in </text:span><text:span text:style-name="T8">a </text:span><text:span text:style-name="T36">- </text:span><text:span text:style-name="T8">a </text:span><text:span text:style-name="T9">certain </text:span><text:span text:style-name="T7">class </text:span><text:span text:style-name="T8">of verb </text:span><text:span text:style-name="T9">modifiers </text:span><text:span text:style-name="T39">, </text:span><text:span text:style-name="T6">and </text:span><text:span text:style-name="T7">began </text:span><text:span text:style-name="T8">to express </text:span><text:span text:style-name="T7">a </text:span><text:span text:style-name="T8">range of meanings </text:span><text:span text:style-name="T36">: </text:span><text:span text:style-name="T8">adverbial </text:span><text:span text:style-name="T36">, </text:span><text:span text:style-name="T8">aspectual </text:span><text:span text:style-name="T6">and </text:span><text:span text:style-name="T8">modal </text:span><text:span text:style-name="T36">. </text:span><text:span text:style-name="T7">Thus </text:span><text:span text:style-name="T33">, </text:span><text:span text:style-name="T7">this </text:span><text:span text:style-name="T8">verb </text:span><text:span text:style-name="T7">can </text:span><text:span text:style-name="T8">grammatikalizovatsya </text:span><text:span text:style-name="T6">in </text:span><text:span text:style-name="T9">h n and h e n and </text:span><text:span text:style-name="T6">and </text:span><text:span text:style-name="T56">' </text:span><text:span text:style-name="T9">of x </text:span><text:span text:style-name="T11">to </text:span><text:span text:style-name="T9">t n </text:span><text:span text:style-name="T11">of the </text:span><text:span text:style-name="T56">' </text:span>: <text:span text:style-name="T33">h </text:span><text:span text:style-name="T39">ô ' </text:span><text:span text:style-name="T36">î </text:span>l <text:span text:style-name="T33">h </text:span><text:span text:style-name="T39">¹ </text:span><text:span text:style-name="T36">la </text:span>½ <text:span text:style-name="T39">( </text:span><text:span text:style-name="T11">b y </text:span><text:span text:style-name="T9">a </text:span><text:span text:style-name="T11">a </text:span>. <text:span text:style-name="T39">' </text:span><text:span text:style-name="T11">With </text:span><text:span text:style-name="T9">a b l and r of in </text:span><text:span text:style-name="T11">about </text:span><text:span text:style-name="T9">l </text:span><text:span text:style-name="T11">and </text:span><text:span text:style-name="T6">l </text:span><text:span text:style-name="T9">n of w </text:span><text:span text:style-name="T11">f </text:span><text:span text:style-name="T7">l </text:span><text:span text:style-name="T39">' </text:span>) <text:span text:style-name="T9">of h n and </text:span><text:span text:style-name="T11">h </text:span><text:span text:style-name="T9">ae </text:span><text:span text:style-name="T6">r </text:span><text:span text:style-name="T56">' </text:span><text:span text:style-name="T9">n to m </text:span><text:span text:style-name="T11">e </text:span><text:span text:style-name="T6">l </text:span><text:span text:style-name="T9">willingly </text:span><text:span text:style-name="T39">'; </text:span><text:span text:style-name="T7">as </text:span><text:span text:style-name="T10">it </text:span><text:span text:style-name="T8">is used </text:span><text:span text:style-name="T6">in </text:span><text:span text:style-name="T8">an emphatic indicator </text:span><text:span text:style-name="T7">when </text:span><text:span text:style-name="T8">the imperative </text:span><text:span text:style-name="T36">: hô'el-na is ' </text:span><text:span text:style-name="T33">of w </text:span><text:span text:style-name="T7">ə </text:span><text:span text:style-name="T33">lîn ( </text:span><text:span text:style-name="T7">letters </text:span><text:span text:style-name="T33">. </text:span><text:span text:style-name="T36">' </text:span><text:span text:style-name="T8">Deign </text:span><text:span text:style-name="T36">- </text:span><text:span text:style-name="T8">ka Tarry </text:span><text:span text:style-name="T36">') </text:span><text:span text:style-name="T8">means </text:span><text:span text:style-name="T36">' </text:span><text:span text:style-name="T8">Tarry </text:span><text:span text:style-name="T36">, </text:span><text:span text:style-name="T8">please </text:span><text:span text:style-name="T36">. " </text:span><text:span text:style-name="T8">Finally </text:span><text:span text:style-name="T36">, </text:span><text:span text:style-name="T7">verb </text:span><text:span text:style-name="T33">hô'îl </text:span><text:span text:style-name="T8">may grammatikalizovyvatsya also </text:span><text:span text:style-name="T6">in </text:span><text:span text:style-name="T8">an </text:span><text:soft-page-break/><text:span text:style-name="T8">index inhoativa </text:span><text:span text:style-name="T36">: </text:span><text:span text:style-name="T33">hô'îl </text:span><text:span text:style-name="T36">mœše </text:span><text:span text:style-name="T33">b ¢ "¢ r ( </text:span><text:span text:style-name="T7">letters </text:span><text:span text:style-name="T33">. </text:span><text:span text:style-name="T39">' </text:span><text:span text:style-name="T9">Moses </text:span><text:span text:style-name="T8">deigned explained </text:span><text:span text:style-name="T36">') </text:span><text:span text:style-name="T8">means </text:span><text:span text:style-name="T36">' </text:span><text:span text:style-name="T8">Moses </text:span><text:span text:style-name="T7">began to </text:span><text:span text:style-name="T8">clarify </text:span><text:span text:style-name="T36">'.</text:span></text:p>
      <text:p text:style-name="P175"><text:span text:style-name="T6">The verb </text:span>nimna ± <text:span text:style-name="T6">in negative constructions is used as an emphatic indicator for the lexical verb in MI </text:span>.</text:p>
      <text:p text:style-name="P149"><text:span text:style-name="T39">(10) </text:span><text:span text:style-name="T55">l </text:span><text:span text:style-name="T61">œ </text:span>° <text:span text:style-name="T61">n </text:span><text:span text:style-name="T54">i m n </text:span><text:span text:style-name="T22">ə </text:span><text:span text:style-name="T54">± </text:span>û <text:span text:style-name="T61">± </text:span><text:span text:style-name="T54">ô þ î </text:span>n <text:span text:style-name="T61">‰ </text:span><text:span text:style-name="T54">¹ h </text:span><text:span text:style-name="T61">a </text:span><text:span text:style-name="T54">r œ </text:span>¾ <text:s text:c="36"/></text:p>
      <text:p text:style-name="P176"><text:span text:style-name="T6">do not refrain </text:span>(P.3pl) <text:span text:style-name="T6">do </text:span>(PS. mpl) <text:span text:style-name="T6">purity laws</text:span></text:p>
      <text:p text:style-name="P177"><text:span text:style-name="T54">° ¢ lû ± al </text:span>ga » <text:s text:c="5"/><text:span text:style-name="T54">° ¢ lû</text:span></text:p>
      <text:p text:style-name="P176"><text:span text:style-name="T20">these <text:s text:c="2"/></text:span><text:span text:style-name="T6">on the back <text:s/></text:span><text:span text:style-name="T20">these</text:span></text:p>
      <text:p text:style-name="P179">( <text:span text:style-name="T6">Yevamot </text:span>1: 4) " <text:span text:style-name="T6">They did not fail to rely on each other in compliance with the laws of purity </text:span>."</text:p>
      <text:p text:style-name="P88"><text:span text:style-name="T6">In </text:span><text:span text:style-name="T7">case </text:span><text:span text:style-name="T8">adverbial grammaticalisation </text:span><text:span text:style-name="T36">, </text:span><text:span text:style-name="T7">verb </text:span><text:span text:style-name="T8">loses only </text:span><text:span text:style-name="T7">one these things </text:span>- <text:span text:style-name="T11">to this </text:span><text:span text:style-name="T8">action </text:span><text:span text:style-name="T36">, </text:span><text:span text:style-name="T8">deleksikalizuyas </text:span><text:span text:style-name="T36">, </text:span><text:span text:style-name="T8">in such a way </text:span><text:span text:style-name="T36">, </text:span><text:span text:style-name="T7">only </text:span><text:span text:style-name="T8">partially </text:span><text:span text:style-name="T36">. </text:span><text:span text:style-name="T7">Besides </text:span><text:span text:style-name="T8">that </text:span><text:span text:style-name="T36">, </text:span><text:span text:style-name="T6">in the </text:span><text:span text:style-name="T7">result </text:span><text:span text:style-name="T8">deleksikalizatsii </text:span><text:span text:style-name="T36">, </text:span><text:span text:style-name="T7">the verb </text:span><text:span text:style-name="T9">goes </text:span><text:span text:style-name="T6">to </text:span><text:span text:style-name="T7">class </text:span><text:span text:style-name="T8">adverbialov </text:span><text:span text:style-name="T36">, </text:span><text:span text:style-name="T8">which </text:span><text:span text:style-name="T36">, </text:span><text:span text:style-name="T7">though </text:span><text:span text:style-name="T6">, and </text:span><text:span text:style-name="T8">are considered to be verbal </text:span><text:span text:style-name="T9">modifiers </text:span><text:span text:style-name="T39">, </text:span><text:span text:style-name="T10">but </text:span><text:span text:style-name="T7">all the </text:span><text:span text:style-name="T10">same not</text:span></text:p>
      <text:p text:style-name="P31"><draw:frame draw:style-name="fr1" draw:name="Image23" text:anchor-type="char" svg:width="0.3335in" svg:height="0.2917in" draw:z-index="22"><draw:image xlink:href="https://translate.googleusercontent.com/image_21.png" xlink:type="simple" xlink:show="embed" xlink:actuate="onLoad"/></draw:frame></text:p>
      <text:p text:style-name="P93"><text:span text:style-name="T9">refer </text:span><text:span text:style-name="T6">to </text:span><text:span text:style-name="T8">grammatical indicators </text:span><text:span text:style-name="T36">. </text:span><text:span text:style-name="T6">In a </text:span><text:span text:style-name="T7">number of </text:span><text:span text:style-name="T8">contexts, the </text:span><text:span text:style-name="T9">conventionalization of </text:span><text:span text:style-name="T8">adverbial significance </text:span><text:span text:style-name="T10">does not </text:span><text:span text:style-name="T8">occur </text:span><text:span text:style-name="T36">; </text:span><text:span text:style-name="T6">in </text:span><text:span text:style-name="T7">this </text:span><text:span text:style-name="T11">case </text:span><text:span text:style-name="T8">, </text:span><text:span text:style-name="T7">one </text:span><text:span text:style-name="T12">of </text:span><text:span text:style-name="T11">two </text:span><text:span text:style-name="T8">procedures is used </text:span><text:span text:style-name="T7">to </text:span><text:span text:style-name="T9">identify </text:span><text:span text:style-name="T8">the de-xicalization process </text:span><text:span text:style-name="T36">:</text:span></text:p>
      <text:p text:style-name="P124"><text:span text:style-name="T36">a) </text:span><text:span text:style-name="T8">Analysis of the semantics of the second </text:span><text:span text:style-name="T7">verb </text:span><text:span text:style-name="T6">in the </text:span><text:span text:style-name="T8">series </text:span><text:span text:style-name="T36">. </text:span><text:span text:style-name="T10">In </text:span><text:span text:style-name="T7">many </text:span><text:span text:style-name="T8">situations, the semantics of the second </text:span><text:span text:style-name="T7">verb </text:span><text:span text:style-name="T6">in the </text:span><text:span text:style-name="T8">serial construction excludes the use of the first </text:span><text:span text:style-name="T7">verb </text:span><text:span text:style-name="T6">in </text:span><text:span text:style-name="T8">an independent lexical meaning </text:span><text:span text:style-name="T36">. </text:span><text:span text:style-name="T7">So </text:span><text:span text:style-name="T33">, </text:span><text:span text:style-name="T7">if </text:span><text:span text:style-name="T10">we </text:span><text:span text:style-name="T9">assume </text:span><text:span text:style-name="T39">, </text:span><text:span text:style-name="T11">that </text:span><text:span text:style-name="T6">in </text:span><text:span text:style-name="T11">the SI </text:span><text:span text:style-name="T44">, </text:span><text:span text:style-name="T6">in </text:span><text:span text:style-name="T8">conjunction </text:span><text:span text:style-name="T44">hiqdim </text:span><text:span text:style-name="T33">u-va ° </text:span><text:span text:style-name="T44">( </text:span><text:span text:style-name="T11">the letters </text:span><text:span text:style-name="T44">. </text:span><text:span text:style-name="T36">' </text:span><text:span text:style-name="T8">Come </text:span><text:span text:style-name="T7">early </text:span><text:span text:style-name="T6">and </text:span><text:span text:style-name="T8">come </text:span><text:span text:style-name="T36">') </text:span><text:span text:style-name="T7">both verbs </text:span><text:span text:style-name="T8">as used </text:span><text:span text:style-name="T6">in </text:span><text:span text:style-name="T8">lexical meaning </text:span><text:span text:style-name="T36">, </text:span><text:span text:style-name="T10">then </text:span><text:span text:style-name="T7">we </text:span><text:span text:style-name="T8">have to </text:span><text:soft-page-break/><text:span text:style-name="T8">admit </text:span><text:span text:style-name="T36">, </text:span><text:span text:style-name="T11">that </text:span><text:span text:style-name="T7">before us </text:span><text:span text:style-name="T9">slozhnosochinennogo </text:span><text:span text:style-name="T7">the clause </text:span><text:span text:style-name="T6">with </text:span><text:span text:style-name="T8">homogeneous members </text:span><text:span text:style-name="T36">, </text:span><text:span text:style-name="T8">each </text:span><text:span text:style-name="T10">of </text:span><text:span text:style-name="T8">which expresses </text:span><text:span text:style-name="T36">, </text:span><text:span text:style-name="T10">on the </text:span><text:span text:style-name="T11">fact </text:span><text:span text:style-name="T44">, </text:span><text:span text:style-name="T7">one </text:span><text:span text:style-name="T6">and </text:span><text:span text:style-name="T10">the </text:span><text:span text:style-name="T11">same </text:span><text:span text:style-name="T44">.</text:span> <text:s text:c="3"/></text:p>
      <text:p text:style-name="P131"><text:span text:style-name="T10">b </text:span><text:span text:style-name="T42">) </text:span><text:span text:style-name="T7">If </text:span><text:span text:style-name="T6">with </text:span><text:span text:style-name="T8">the help of the first procedure to set the value </text:span><text:span text:style-name="T7">of the verb </text:span><text:span text:style-name="T10">does not </text:span><text:span text:style-name="T7">manage to </text:span><text:span text:style-name="T33">, </text:span><text:span text:style-name="T9">we have to </text:span><text:span text:style-name="T8">resort </text:span><text:span text:style-name="T6">to the </text:span><text:span text:style-name="T7">analysis of </text:span><text:span text:style-name="T8">a wider context </text:span><text:span text:style-name="T36">, </text:span><text:span text:style-name="T6">in </text:span><text:span text:style-name="T8">particular </text:span><text:span text:style-name="T36">, </text:span><text:span text:style-name="T6">to </text:span><text:span text:style-name="T7">analyze </text:span><text:span text:style-name="T8">the semantics of the other actants adverbial </text:span><text:span text:style-name="T7">verb </text:span><text:span text:style-name="T33">. </text:span><text:span text:style-name="T7">Thus </text:span><text:span text:style-name="T33">, </text:span><text:span text:style-name="T6">in </text:span><text:span text:style-name="T10">BI </text:span><text:span text:style-name="T6">in </text:span><text:span text:style-name="T9">n p e d l of g e n and </text:span><text:span text:style-name="T6">and </text:span><text:span text:style-name="T39">‰ </text:span><text:span text:style-name="T36">a </text:span>l <text:span text:style-name="T39">m a š k î </text:span>m <text:span text:style-name="T39">h œ l ¢ </text:span>½ <text:span text:style-name="T39">( </text:span><text:span text:style-name="T11">b </text:span><text:span text:style-name="T9">y </text:span><text:span text:style-name="T11">a a </text:span>: <text:span text:style-name="T9">po with a </text:span>, <text:span text:style-name="T65">" </text:span><text:span text:style-name="T9">p and n </text:span><text:span text:style-name="T6">of </text:span><text:span text:style-name="T11">a </text:span><text:span text:style-name="T9">c t </text:span><text:span text:style-name="T11">and </text:span><text:span text:style-name="T9">w u and </text:span><text:span text:style-name="T6">I </text:span><text:span text:style-name="T11">have </text:span><text:span text:style-name="T9">x of d i </text:span><text:span text:style-name="T11">u </text:span><text:span text:style-name="T9">and </text:span><text:span text:style-name="T11">i </text:span><text:span text:style-name="T65">" </text:span>) <text:span text:style-name="T8">combination </text:span><text:span text:style-name="T36">maškîm </text:span><text:span text:style-name="T33">hœl ¢ ½ </text:span><text:span text:style-name="T8">can be understood </text:span><text:span text:style-name="T7">as the </text:span><text:span text:style-name="T36">' </text:span><text:span text:style-name="T8">getting up </text:span><text:span text:style-name="T7">early in the morning </text:span><text:span text:style-name="T6">and </text:span><text:span text:style-name="T8">leaving </text:span><text:span text:style-name="T36">' </text:span><text:span text:style-name="T7">or </text:span><text:span text:style-name="T11">as a </text:span><text:span text:style-name="T36">' </text:span><text:span text:style-name="T8">leaving </text:span><text:span text:style-name="T7">early in the morning </text:span><text:span text:style-name="T33">." </text:span><text:span text:style-name="T7">But </text:span><text:span text:style-name="T33">, </text:span><text:span text:style-name="T7">knowing </text:span><text:span text:style-name="T33">, </text:span><text:span text:style-name="T7">that the </text:span><text:span text:style-name="T8">subject of the action </text:span><text:span text:style-name="T6">in </text:span><text:span text:style-name="T8">the present </text:span><text:span text:style-name="T9">to about n t e to </text:span><text:span text:style-name="T11">a </text:span><text:span text:style-name="T9">t </text:span><text:span text:style-name="T6">e </text:span><text:span text:style-name="T11">i to </text:span><text:span text:style-name="T9">l i </text:span><text:span text:style-name="T11">e </text:span><text:span text:style-name="T9">t a </text:span><text:span text:style-name="T6">i </text:span><text:span text:style-name="T39">‰ </text:span><text:span text:style-name="T36">a </text:span>l <text:span text:style-name="T56">' </text:span><text:span text:style-name="T9">po with </text:span><text:span text:style-name="T11">a </text:span><text:span text:style-name="T39">' </text:span>, <text:span text:style-name="T9">m on w n </text:span><text:span text:style-name="T6">on </text:span><text:span text:style-name="T9">a d e l </text:span><text:span text:style-name="T11">a t </text:span><text:span text:style-name="T6">s </text:span><text:span text:style-name="T9">a d n of h n </text:span><text:span text:style-name="T11">and </text:span><text:span text:style-name="T9">h n s </text:span><text:span text:style-name="T6">d </text:span><text:span text:style-name="T9">in s to about </text:span><text:span text:style-name="T6">d </text:span><text:span text:style-name="T9">to </text:span><text:span text:style-name="T6">b </text:span><text:span text:style-name="T9">adverbial </text:span><text:span text:style-name="T8">treatment </text:span><text:span text:style-name="T7">verb </text:span><text:span text:style-name="T36">maškîm </text:span><text:span text:style-name="T33">( </text:span><text:span text:style-name="T7">with </text:span><text:span text:style-name="T9">the value of </text:span><text:span text:style-name="T36">' </text:span><text:span text:style-name="T8">early </text:span><text:span text:style-name="T36">'), </text:span><text:span text:style-name="T8">since the </text:span><text:span text:style-name="T7">dew </text:span><text:span text:style-name="T10">not </text:span><text:span text:style-name="T7">can </text:span><text:span text:style-name="T33">" </text:span><text:span text:style-name="T7">early </text:span><text:span text:style-name="T8">wake up </text:span><text:span text:style-name="T36">".</text:span><text:span text:style-name="T68"> </text:span><text:s text:c="31"/></text:p>
      <text:p text:style-name="P108"><text:span text:style-name="T9">The morphosyntactic features of </text:span><text:span text:style-name="T8">serial constructions are as follows </text:span><text:span text:style-name="T36">:</text:span></text:p>
      <text:p text:style-name="P109"><text:span text:style-name="T10">a </text:span><text:span text:style-name="T42">) </text:span><text:span text:style-name="T8">Serialization </text:span><text:span text:style-name="T6">in </text:span><text:span text:style-name="T12">BI </text:span><text:span text:style-name="T8">tends </text:span><text:span text:style-name="T6">to </text:span><text:span text:style-name="T9">form </text:span><text:span text:style-name="T8">union-free structures</text:span></text:p>
      <text:p text:style-name="P63">(8), <text:span text:style-name="T6">and serialization in SI </text:span>- <text:span text:style-name="T6">to the formation of allied </text:span>(9).</text:p>
      <text:p text:style-name="P99"><text:span text:style-name="T10">b </text:span><text:span text:style-name="T42">) </text:span><text:span text:style-name="T8">Serials structure </text:span><text:span text:style-name="T6">with </text:span><text:span text:style-name="T8">adverbial value have near </text:span><text:span text:style-name="T9">constant </text:span><text:span text:style-name="T8">properties </text:span><text:span text:style-name="T36">: </text:span><text:span text:style-name="T8">the order of </text:span><text:span text:style-name="T7">words </text:span><text:span text:style-name="T6">in the </text:span><text:span text:style-name="T8">adverbial serial </text:span><text:span text:style-name="T9">designs </text:span><text:span text:style-name="T8">fixed </text:span><text:span text:style-name="T36">, </text:span><text:span text:style-name="T8">grammatikalizovanny </text:span><text:span text:style-name="T7">verb </text:span><text:span text:style-name="T8">always precedes the lexical </text:span><text:span text:style-name="T33">( </text:span><text:span text:style-name="T7">cm </text:span><text:span text:style-name="T33">. </text:span><text:span text:style-name="T44">(8), </text:span><text:span text:style-name="T33">(9)).</text:span></text:p>
      <text:p text:style-name="P96"><text:span text:style-name="T6">c </text:span>) <text:span text:style-name="T6">The meanings of the grammatical categories of the verb </text:span>- <text:span text:style-name="T6">modifier and the lexical verb are the same </text:span>( <text:span text:style-name="T6">see </text:span>(8), (9)).</text:p>
      <text:p text:style-name="P31"><draw:frame draw:style-name="fr1" draw:name="Image24" text:anchor-type="char" svg:width="0.3335in" svg:height="0.2917in" draw:z-index="23"><draw:image xlink:href="https://translate.googleusercontent.com/image_22.png" xlink:type="simple" xlink:show="embed" xlink:actuate="onLoad"/></draw:frame></text:p>
      <text:p text:style-name="P180"><text:soft-page-break/><text:span text:style-name="T8">Chapter </text:span><text:span text:style-name="T4">V, </text:span><text:span text:style-name="T36">“ </text:span><text:span text:style-name="T8">Typological Properties of Serial Structures </text:span><text:span text:style-name="T6">in </text:span><text:span text:style-name="T8">Hebrew, </text:span><text:span text:style-name="T36">” </text:span><text:span text:style-name="T37">is </text:span><text:span text:style-name="T8">devoted to an </text:span><text:span text:style-name="T7">analysis of the properties of </text:span><text:span text:style-name="T8">serial Hebrew constructions </text:span><text:span text:style-name="T6">within the </text:span><text:span text:style-name="T8">framework of a general typologically </text:span><text:span text:style-name="T9">oriented classification </text:span><text:span text:style-name="T39">. </text:span><text:span text:style-name="T6">The </text:span><text:span text:style-name="T7">chapter examines </text:span><text:span text:style-name="T8">such properties of serial constructions </text:span><text:span text:style-name="T6">in </text:span><text:span text:style-name="T8">Hebrew </text:span><text:span text:style-name="T11">as </text:span><text:span text:style-name="T8">asymmetry </text:span><text:span text:style-name="T6">and </text:span><text:span text:style-name="T9">polygrammatization </text:span><text:span text:style-name="T39">. </text:span><text:span text:style-name="T6">In </text:span><text:span text:style-name="T7">it also </text:span><text:span text:style-name="T8">considers such parameters serial designs </text:span><text:span text:style-name="T36">, </text:span><text:span text:style-name="T11">as the </text:span><text:span text:style-name="T7">type of connection between the </text:span><text:span text:style-name="T8">components </text:span><text:span text:style-name="T10">of </text:span><text:span text:style-name="T8">the verbs </text:span><text:span text:style-name="T36">, </text:span><text:span text:style-name="T10">their </text:span><text:span text:style-name="T9">morphosyntactic </text:span><text:span text:style-name="T8">properties </text:span><text:span text:style-name="T36">, </text:span><text:span text:style-name="T9">especially </text:span><text:span text:style-name="T8">valentnostnoy </text:span><text:span text:style-name="T7">structure </text:span><text:span text:style-name="T33">, </text:span><text:span text:style-name="T8">the order of </text:span><text:span text:style-name="T7">the words </text:span><text:span text:style-name="T6">, and </text:span><text:span text:style-name="T8">especially </text:span><text:span text:style-name="T9">the use </text:span><text:span text:style-name="T8">of certain service </text:span><text:span text:style-name="T7">words </text:span><text:span text:style-name="T6">in the </text:span><text:span text:style-name="T8">serial designs </text:span><text:span text:style-name="T36">.</text:span></text:p>
      <text:p text:style-name="P181"><text:span text:style-name="T34">1. </text:span><text:span text:style-name="T8">Asymmetric </text:span><text:span text:style-name="T6">and </text:span><text:span text:style-name="T8">symmetric serial designs </text:span><text:span text:style-name="T37">.</text:span> </text:p>
      <text:p text:style-name="P184"><text:span text:style-name="T8">The series design consists </text:span><text:span text:style-name="T12">of </text:span><text:span text:style-name="T8">several </text:span><text:span text:style-name="T36">( </text:span><text:span text:style-name="T8">usually </text:span><text:span text:style-name="T11">two </text:span><text:span text:style-name="T44">) </text:span><text:span text:style-name="T8">verb positions </text:span><text:span text:style-name="T38">( </text:span><text:span text:style-name="T8">cells </text:span><text:span text:style-name="T38">). </text:span><text:span text:style-name="T7">One </text:span><text:span text:style-name="T10">of the </text:span><text:span text:style-name="T7">cells </text:span>- <text:span text:style-name="T8">open position </text:span>- <text:span text:style-name="T7">can be </text:span><text:span text:style-name="T8">filled with verbs </text:span><text:span text:style-name="T36">, </text:span><text:span text:style-name="T9">belonging </text:span><text:span text:style-name="T6">to the </text:span><text:span text:style-name="T7">most </text:span><text:span text:style-name="T8">different semantic </text:span><text:span text:style-name="T7">classes </text:span><text:span text:style-name="T33">, </text:span><text:span text:style-name="T6">in </text:span><text:span text:style-name="T10">that </text:span><text:span text:style-name="T8">time, </text:span><text:span text:style-name="T7">as the </text:span><text:span text:style-name="T8">choice of verbs </text:span><text:span text:style-name="T36">, </text:span><text:span text:style-name="T8">filling </text:span><text:span text:style-name="T7">another </text:span>- <text:span text:style-name="T8">closed position </text:span><text:span text:style-name="T2">- </text:span><text:span text:style-name="T8">normally </text:span><text:span text:style-name="T9">limited </text:span><text:span text:style-name="T8">semantically </text:span><text:span text:style-name="T36">: </text:span><text:span text:style-name="T7">as a </text:span><text:span text:style-name="T8">rule </text:span><text:span text:style-name="T36">, </text:span><text:span text:style-name="T7">it is </text:span><text:span text:style-name="T9">intransitive </text:span><text:span text:style-name="T7">verbs </text:span><text:span text:style-name="T8">of motion </text:span><text:span text:style-name="T36">, </text:span><text:span text:style-name="T8">place </text:span><text:span text:style-name="T36">, </text:span><text:span text:style-name="T8">position </text:span><text:span text:style-name="T36">. </text:span><text:span text:style-name="T48">4 </text:span><text:span text:style-name="T11">There is </text:span><text:span text:style-name="T6">, and </text:span><text:span text:style-name="T7">the other type </text:span><text:span text:style-name="T8">of serial structures </text:span><text:span text:style-name="T36">,</text:span></text:p>
      <text:p text:style-name="P135"><text:span text:style-name="T36">" </text:span><text:span text:style-name="T8">Symmetrical </text:span><text:span text:style-name="T36">", </text:span><text:span text:style-name="T7">when both the verb </text:span><text:span text:style-name="T8">hold </text:span><text:span text:style-name="T36">" </text:span><text:span text:style-name="T8">open </text:span><text:span text:style-name="T36">" </text:span><text:span text:style-name="T8">position </text:span><text:span text:style-name="T36">, </text:span><text:span text:style-name="T10">then </text:span><text:span text:style-name="T7">there is </text:span><text:span text:style-name="T33">, </text:span><text:span text:style-name="T10">their </text:span><text:span text:style-name="T8">choice </text:span><text:span text:style-name="T10">is not </text:span><text:span text:style-name="T9">limited to </text:span><text:span text:style-name="T8">any </text:span><text:span text:style-name="T36">- </text:span><text:span text:style-name="T8">any particular semantic </text:span><text:span text:style-name="T7">class </text:span><text:span text:style-name="T50">5 </text:span><text:span text:style-name="T33">.</text:span></text:p>
      <text:p text:style-name="P89"><text:span text:style-name="T6">In </text:span><text:span text:style-name="T9">asymmetric </text:span><text:span text:style-name="T8">serial constructions, </text:span><text:span text:style-name="T7">verbs are </text:span><text:span text:style-name="T9">organized hierarchically </text:span><text:span text:style-name="T39">: </text:span><text:span text:style-name="T7">one </text:span><text:span text:style-name="T10">of </text:span><text:span text:style-name="T7">them </text:span><text:span text:style-name="T33">, the </text:span><text:span text:style-name="T36">“ </text:span><text:span text:style-name="T8">main </text:span><text:span text:style-name="T36">” one, </text:span><text:span text:style-name="T8">belonging </text:span><text:span text:style-name="T6">to the </text:span><text:span text:style-name="T8">open semantic <text:s text:c="4"/></text:span><text:span text:style-name="T7">class </text:span><text:span text:style-name="T33">, <text:s text:c="5"/></text:span><text:span text:style-name="T8">expresses the main <text:s text:c="3"/>action </text:span><text:span text:style-name="T36">; <text:s text:c="5"/></text:span><text:span text:style-name="T7">the other </text:span><text:span text:style-name="T33">,</text:span></text:p>
      <text:p text:style-name="P143"><text:soft-page-break/><text:span text:style-name="T39">“ </text:span><text:span text:style-name="T16">Secondary </text:span><text:span text:style-name="T27">”, </text:span><text:span text:style-name="T16">belonging </text:span><text:span text:style-name="T13">to the </text:span><text:span text:style-name="T14">closed semantic </text:span><text:span text:style-name="T15">class </text:span><text:span text:style-name="T28">, </text:span><text:span text:style-name="T14">goes through the process of </text:span><text:span text:style-name="T16">grammaticalization </text:span><text:span text:style-name="T27">, </text:span><text:span text:style-name="T13">and </text:span><text:span text:style-name="T15">in one </text:span><text:span text:style-name="T14">way </text:span><text:span text:style-name="T18">or </text:span><text:span text:style-name="T15">another </text:span><text:span text:style-name="T16">modifies the </text:span><text:span text:style-name="T14">lexical </text:span><text:span text:style-name="T15">verb </text:span><text:span text:style-name="T28">. </text:span><text:span text:style-name="T13">In </text:span><text:span text:style-name="T14">Hebrew, the majority of serial designs </text:span><text:span text:style-name="T16">are asymmetrical </text:span><text:span text:style-name="T27">: <text:s/></text:span><text:span text:style-name="T15">all <text:s/></text:span><text:span text:style-name="T14">grammatikalizovannye <text:s/></text:span><text:span text:style-name="T15">verbs <text:s/></text:span><text:span text:style-name="T14">refer </text:span><text:span text:style-name="T13">to </text:span><text:span text:style-name="T14">what </text:span><text:span text:style-name="T26">- </text:span><text:span text:style-name="T14">or</text:span></text:p>
      <text:p text:style-name="P32"><draw:frame draw:style-name="fr2" draw:name="Image25" text:anchor-type="as-char" svg:width="2.6665in" svg:height="0.0161in" draw:z-index="24"><draw:image xlink:href="https://translate.googleusercontent.com/image_4.png" xlink:type="simple" xlink:show="embed" xlink:actuate="onLoad"/></draw:frame></text:p>
      <text:p text:style-name="P188"><text:span text:style-name="T69">4 </text:span>Foley WA and Olson M. Clausehood and Verb Serialization <text:span text:style-name="T2">// </text:span>Grammar Inside and Outside the Clause. - Cambridge, Cambridge Univerity Press, 1985</text:p>
      <text:p text:style-name="P189"><text:span text:style-name="T69">5 </text:span>Aikhenvald AY Serial Verb Constructions in Typological Perspective // Serial Verbs Constructions: A Cross-Linguistic Typology edited by Aikhenvald AY and Dixon RMW - New York, Oxford University Press, 2006. - <text:span text:style-name="T6">C </text:span>.22</text:p>
      <text:p text:style-name="P31"><draw:frame draw:style-name="fr1" draw:name="Image26" text:anchor-type="char" svg:width="0.3335in" svg:height="0.2917in" draw:z-index="25"><draw:image xlink:href="https://translate.googleusercontent.com/image_23.png" xlink:type="simple" xlink:show="embed" xlink:actuate="onLoad"/></draw:frame></text:p>
      <text:p text:style-name="P190"><text:span text:style-name="T9">limited </text:span><text:span text:style-name="T8">semantic </text:span><text:span text:style-name="T7">class </text:span><text:span text:style-name="T33">: </text:span><text:span text:style-name="T7">these can be verbs of </text:span><text:span text:style-name="T8">movement </text:span><text:span text:style-name="T36">, </text:span><text:span text:style-name="T8">verbs </text:span><text:span text:style-name="T6">with an </text:span><text:span text:style-name="T8">aspectual </text:span><text:span text:style-name="T11">or </text:span><text:span text:style-name="T8">adverbial </text:span><text:span text:style-name="T7">seme </text:span><text:span text:style-name="T6">in </text:span><text:span text:style-name="T8">the lexical meaning </text:span><text:span text:style-name="T36">. </text:span><text:span text:style-name="T10">Grammarization paths </text:span><text:span text:style-name="T8">are usually predictable </text:span><text:span text:style-name="T6">and </text:span><text:span text:style-name="T8">well traced </text:span><text:span text:style-name="T36">.</text:span></text:p>
      <text:p text:style-name="P191"><text:span text:style-name="T8">It is interesting to note </text:span><text:span text:style-name="T36">, </text:span><text:span text:style-name="T11">that </text:span><text:span text:style-name="T10">not </text:span><text:span text:style-name="T7">all </text:span><text:span text:style-name="T8">serial construction </text:span><text:span text:style-name="T6">in </text:span><text:span text:style-name="T8">Hebrew stacked </text:span><text:span text:style-name="T6">in the </text:span><text:span text:style-name="T8">framework of the most famous </text:span><text:span text:style-name="T6">in </text:span><text:span text:style-name="T8">the typology of </text:span><text:span text:style-name="T9">classification </text:span><text:span text:style-name="T39">, </text:span><text:span text:style-name="T9">the proposed </text:span><text:span text:style-name="T12">A </text:span><text:span text:style-name="T46">. </text:span><text:span text:style-name="T10">Yu </text:span><text:span text:style-name="T42">. </text:span><text:span text:style-name="T8">Eichenwald </text:span><text:span text:style-name="T36">. </text:span><text:span text:style-name="T8">On </text:span><text:span text:style-name="T36">- </text:span><text:span text:style-name="T8">apparently </text:span><text:span text:style-name="T36">, </text:span><text:span text:style-name="T6">in </text:span><text:span text:style-name="T7">some </text:span><text:span text:style-name="T8">serial structures </text:span><text:span text:style-name="T6">in </text:span><text:span text:style-name="T8">Hebrew, </text:span><text:span text:style-name="T7">both verbs </text:span><text:span text:style-name="T33">, </text:span><text:span text:style-name="T11">like </text:span><text:span text:style-name="T9">grammatikalizovanny </text:span><text:span text:style-name="T39">, </text:span><text:span text:style-name="T7">so </text:span><text:span text:style-name="T6">and </text:span><text:span text:style-name="T8">lexical </text:span><text:span text:style-name="T36">, </text:span><text:span text:style-name="T8">belong </text:span><text:span text:style-name="T6">to </text:span><text:span text:style-name="T8">a closed semantic classes </text:span><text:span text:style-name="T36">. </text:span><text:span text:style-name="T11">This </text:span><text:span text:style-name="T9">happens </text:span><text:span text:style-name="T39">, </text:span><text:span text:style-name="T6">in </text:span><text:span text:style-name="T8">particular </text:span><text:span text:style-name="T36">, </text:span><text:span text:style-name="T7">with </text:span><text:span text:style-name="T8">aspectual serialization </text:span><text:span text:style-name="T36">, </text:span><text:span text:style-name="T7">when a </text:span><text:span text:style-name="T9">certain </text:span><text:span text:style-name="T8">indicator </text:span><text:span text:style-name="T7">can </text:span><text:span text:style-name="T8">only </text:span><text:span text:style-name="T7">be </text:span><text:span text:style-name="T8">combined </text:span><text:span text:style-name="T6">with </text:span><text:span text:style-name="T8">verbs of the appropriate </text:span><text:span text:style-name="T7">type </text:span><text:span text:style-name="T33">. </text:span><text:span text:style-name="T7">So </text:span><text:span text:style-name="T33">, </text:span><text:span text:style-name="T8">figure iterative </text:span><text:span text:style-name="T10">not </text:span><text:span text:style-name="T8">can be combined </text:span><text:span text:style-name="T6">with </text:span><text:span text:style-name="T8">verbs </text:span><text:span text:style-name="T36">, </text:span><text:span text:style-name="T8">belonging </text:span><text:span text:style-name="T6">to the </text:span><text:span text:style-name="T7">class of </text:span><text:span text:style-name="T8">processes </text:span><text:span text:style-name="T36">, </text:span><text:span text:style-name="T11">as well </text:span><text:span text:style-name="T44">, </text:span><text:span text:style-name="T7">how </text:span><text:span text:style-name="T6">and </text:span><text:span text:style-name="T8">figure kontinuativa </text:span><text:span text:style-name="T10">not </text:span><text:span text:style-name="T7">can </text:span><text:span text:style-name="T9">modify </text:span><text:span text:style-name="T7">verbs </text:span><text:span text:style-name="T33">, </text:span><text:span text:style-name="T8">belonging to </text:span><text:span text:style-name="T7">the class of </text:span><text:span text:style-name="T8">the event </text:span><text:span text:style-name="T36">.</text:span></text:p>
      <text:p text:style-name="P185"><text:soft-page-break/><text:span text:style-name="T8">In addition </text:span><text:span text:style-name="T36">, </text:span><text:span text:style-name="T6">in </text:span><text:span text:style-name="T9">some </text:span><text:span text:style-name="T8">serial constructions </text:span><text:span text:style-name="T9">there is a </text:span><text:span text:style-name="T8">further restriction of the semantic class of lexical verbs </text:span><text:span text:style-name="T36">. </text:span><text:span text:style-name="T7">Thus </text:span><text:span text:style-name="T33">, </text:span><text:span text:style-name="T6">in </text:span><text:span text:style-name="T44">C </text:span><text:span text:style-name="T11">and </text:span><text:span text:style-name="T44">, </text:span><text:span text:style-name="T6">in </text:span><text:span text:style-name="T9">iteratively </text:span><text:span text:style-name="T39">- </text:span><text:span text:style-name="T9">refaktivnyh </text:span><text:span text:style-name="T8">constructions </text:span><text:span text:style-name="T6">with </text:span><text:span text:style-name="T7">verb </text:span><text:span text:style-name="T33">μ¹zar </text:span><text:span text:style-name="T8">possible </text:span><text:span text:style-name="T9">combinations </text:span><text:span text:style-name="T7">type </text:span><text:span text:style-name="T33">khazar </text:span><text:span text:style-name="T36">we-'amar </text:span><text:span text:style-name="T33">' </text:span><text:span text:style-name="T7">again say </text:span><text:span text:style-name="T33">' ( </text:span><text:span text:style-name="T7">r </text:span><text:span text:style-name="T33">. </text:span><text:span text:style-name="T7">F </text:span><text:span text:style-name="T33">. </text:span><text:span text:style-name="T36">' </text:span><text:span text:style-name="T8">Repeat </text:span><text:span text:style-name="T36">'), </text:span><text:span text:style-name="T33">khazar </text:span><text:span text:style-name="T36">we-sha'al ' </text:span><text:span text:style-name="T8">again asked </text:span><text:span text:style-name="T36">', </text:span><text:span text:style-name="T33">khazar u- ° va </text:span><text:span text:style-name="T36">' </text:span><text:span text:style-name="T8">newly arrived </text:span><text:span text:style-name="T36">' </text:span><text:span text:style-name="T33">( </text:span><text:span text:style-name="T7">r </text:span><text:span text:style-name="T33">. </text:span><text:span text:style-name="T7">f </text:span><text:span text:style-name="T33">. </text:span><text:span text:style-name="T36">' </text:span><text:span text:style-name="T8">back </text:span><text:span text:style-name="T36">'). </text:span><text:span text:style-name="T8">However, the design </text:span><text:span text:style-name="T7">type </text:span><text:span text:style-name="T33">khazar </text:span><text:span text:style-name="T42">ve- </text:span><text:span text:style-name="T44">qana </text:span><text:span text:style-name="T33">' </text:span><text:span text:style-name="T7">newly </text:span><text:span text:style-name="T9">acquired </text:span><text:span text:style-name="T39">' </text:span><text:span text:style-name="T36">khazar </text:span><text:span text:style-name="T33">ve-'akhal ' </text:span><text:span text:style-name="T7">again ate </text:span><text:span text:style-name="T33">' </text:span><text:span text:style-name="T8">by </text:span><text:span text:style-name="T36">- </text:span><text:span text:style-name="T8">apparently </text:span><text:span text:style-name="T36">, </text:span><text:span text:style-name="T8">negrammatichny </text:span><text:span text:style-name="T36">. </text:span><text:span text:style-name="T8">Most likely </text:span><text:span text:style-name="T36">, </text:span><text:span text:style-name="T7">this is due </text:span><text:span text:style-name="T6">to </text:span><text:span text:style-name="T7">the fact </text:span><text:span text:style-name="T33">, </text:span><text:span text:style-name="T7">that the </text:span><text:span text:style-name="T8">scope of the </text:span><text:span text:style-name="T33">μ¹zar </text:span><text:span text:style-name="T9">applies </text:span><text:span text:style-name="T7">only </text:span><text:span text:style-name="T10">to the </text:span><text:span text:style-name="T7">verb </text:span><text:span text:style-name="T33">, </text:span><text:span text:style-name="T10">but not on </text:span><text:span text:style-name="T7">its actant </text:span><text:span text:style-name="T33">, </text:span><text:span text:style-name="T6">and </text:span><text:span text:style-name="T8">the semantics of </text:span><text:span text:style-name="T7">verbs like </text:span><text:span text:style-name="T33">' </text:span><text:span text:style-name="T7">buy </text:span><text:span text:style-name="T33">' </text:span><text:span text:style-name="T6">and </text:span><text:span text:style-name="T33">' </text:span><text:span text:style-name="T7">there </text:span><text:span text:style-name="T33">' </text:span><text:span text:style-name="T8">involves repeated commission of actions </text:span><text:span text:style-name="T6">with </text:span><text:span text:style-name="T7">other </text:span><text:span text:style-name="T8">actant </text:span><text:span text:style-name="T33">( </text:span><text:span text:style-name="T7">so how </text:span><text:span text:style-name="T8">is impossible </text:span><text:span text:style-name="T7">to eat </text:span><text:span text:style-name="T11">or </text:span><text:span text:style-name="T7">buy </text:span><text:span text:style-name="T8">again </text:span><text:span text:style-name="T10">same </text:span><text:span text:style-name="T7">thing </text:span><text:span text:style-name="T33">).</text:span></text:p>
      <text:p text:style-name="P182"><text:span text:style-name="T34">2. </text:span><text:span text:style-name="T7">Allied </text:span><text:span text:style-name="T6">and </text:span><text:span text:style-name="T8">non-union </text:span><text:span text:style-name="T7">communications </text:span><text:span text:style-name="T6">in </text:span><text:span text:style-name="T7">serial </text:span><text:span text:style-name="T8">designs</text:span> </text:p>
      <text:p text:style-name="P31"><draw:frame draw:style-name="fr1" draw:name="Image27" text:anchor-type="char" svg:width="0.3335in" svg:height="0.2917in" draw:z-index="26"><draw:image xlink:href="https://translate.googleusercontent.com/image_24.png" xlink:type="simple" xlink:show="embed" xlink:actuate="onLoad"/></draw:frame></text:p>
      <text:p text:style-name="P196"><text:span text:style-name="T8">Many </text:span><text:span text:style-name="T7">leading </text:span><text:span text:style-name="T8">serialization researchers </text:span><text:span text:style-name="T7">consider </text:span><text:span text:style-name="T8">asindeza an indispensable feature of serial </text:span><text:span text:style-name="T7">construction </text:span><text:span text:style-name="T50">6 </text:span><text:span text:style-name="T33">. </text:span><text:span text:style-name="T11">Topics </text:span><text:span text:style-name="T10">not </text:span><text:span text:style-name="T8">less </text:span><text:span text:style-name="T36">, </text:span><text:span text:style-name="T7">like it was </text:span><text:span text:style-name="T8">shown </text:span><text:span text:style-name="T36">, </text:span><text:span text:style-name="T6">in </text:span><text:span text:style-name="T8">Hebrew </text:span><text:span text:style-name="T12">on </text:span><text:span text:style-name="T8">different </text:span><text:span text:style-name="T9">diachronic </text:span><text:span text:style-name="T8">levels occur </text:span><text:span text:style-name="T11">as a </text:span><text:span text:style-name="T8">union </text:span><text:span text:style-name="T36">, </text:span><text:span text:style-name="T7">so </text:span><text:span text:style-name="T6">and </text:span><text:span text:style-name="T8">asyndetic serial design </text:span><text:span text:style-name="T36">.</text:span></text:p>
      <text:p text:style-name="P191"><text:span text:style-name="T6">The </text:span><text:span text:style-name="T10">BI </text:span><text:span text:style-name="T7">type connection between </text:span><text:span text:style-name="T8">verbs </text:span><text:span text:style-name="T6">in </text:span><text:span text:style-name="T8">serial construction </text:span><text:span text:style-name="T7">little depends </text:span><text:span text:style-name="T10">on its </text:span><text:span text:style-name="T8">semantic type </text:span><text:span text:style-name="T36">. </text:span><text:span text:style-name="T11">As </text:span><text:span text:style-name="T8">adverbial </text:span><text:span text:style-name="T36">, </text:span><text:span text:style-name="T7">so </text:span><text:span text:style-name="T6">and </text:span><text:span text:style-name="T8">aspectual </text:span><text:span text:style-name="T7">verbs </text:span><text:span text:style-name="T6">and </text:span><text:span text:style-name="T8">verbs of motion allow </text:span><text:span text:style-name="T7">both types of </text:span><text:span text:style-name="T8">communications </text:span><text:span text:style-name="T6">in </text:span><text:span text:style-name="T8">the serial structure </text:span><text:span text:style-name="T36">. </text:span><text:span text:style-name="T7">More than </text:span><text:span text:style-name="T8">that </text:span><text:span text:style-name="T36">, </text:span><text:span text:style-name="T7">one </text:span><text:span text:style-name="T6">and </text:span><text:span text:style-name="T7">the </text:span><text:span text:style-name="T10">same </text:span><text:span text:style-name="T8">verb </text:span><text:span text:style-name="T7">can </text:span><text:span text:style-name="T8">form a </text:span><text:span text:style-name="T7">serially </text:span><text:span text:style-name="T8">structure </text:span><text:span text:style-name="T7">like </text:span><text:span text:style-name="T6">with </text:span><text:span text:style-name="T9">a about th s n of </text:span><text:span text:style-name="T11">the first </text:span>, <text:span text:style-name="T9">so as </text:span><text:span text:style-name="T6">to and from the </text:span><text:span text:style-name="T9">b </text:span><text:span text:style-name="T11">e </text:span><text:span text:style-name="T9">ss of </text:span><text:span text:style-name="T11">th </text:span><text:span text:style-name="T9">s n a </text:span><text:span text:style-name="T6">d </text:span><text:span text:style-name="T9">a in </text:span><text:span text:style-name="T11">i </text:span><text:span text:style-name="T9">s </text:span><text:span text:style-name="T11">s u </text:span>. <text:span text:style-name="T11">With </text:span><text:span text:style-name="T9">p </text:span><text:span text:style-name="T39">. </text:span>: <text:span text:style-name="T56">M </text:span><text:span text:style-name="T36">a </text:span><text:span text:style-name="T33">h </text:span><text:span text:style-name="T39">| r </text:span>û <text:span text:style-name="T66">w </text:span><text:span text:style-name="T40">a </text:span><text:span text:style-name="T44">- </text:span><text:span text:style-name="T39">' | </text:span><text:span text:style-name="T33">l </text:span>¥ <text:span text:style-name="T39">( </text:span><text:span text:style-name="T11">b y a </text:span><text:span text:style-name="T8">a </text:span>. <text:span text:style-name="T56">' </text:span><text:span text:style-name="T9">N of a </text:span><text:span text:style-name="T11">n </text:span><text:span text:style-name="T9">e w and </text:span><text:span text:style-name="T11">m </text:span><text:span text:style-name="T6">e and </text:span><text:span text:style-name="T9">f of d </text:span><text:soft-page-break/><text:span text:style-name="T9">n , and m and m e </text:span><text:span text:style-name="T11">a </text:span><text:span text:style-name="T7">s </text:span><text:span text:style-name="T56">' </text:span>) <text:span text:style-name="T6">to </text:span><text:span text:style-name="T9">h </text:span><text:span text:style-name="T11">n </text:span><text:span text:style-name="T9">and h e n and </text:span><text:span text:style-name="T6">and </text:span><text:span text:style-name="T56">' </text:span><text:span text:style-name="T9">n of d n , and m </text:span><text:span text:style-name="T11">and </text:span><text:span text:style-name="T9">m e </text:span><text:span text:style-name="T11">a </text:span><text:span text:style-name="T6">s </text:span><text:span text:style-name="T9">b s </text:span><text:span text:style-name="T11">c </text:span><text:span text:style-name="T9">r p </text:span><text:span text:style-name="T11">of </text:span>' <text:span text:style-name="T6">and </text:span><text:span text:style-name="T56">m </text:span><text:span text:style-name="T44">a </text:span><text:span text:style-name="T33">h </text:span><text:span text:style-name="T39">¢ </text:span>r <text:span text:style-name="T33">h </text:span><text:span text:style-name="T42">i </text:span><text:span text:style-name="T39">m </text:span><text:span text:style-name="T56">m </text:span><text:span text:style-name="T39">¹ </text:span><text:span text:style-name="T33">l </text:span><text:span text:style-name="T39">¢ </text:span>‰ <text:span text:style-name="T39">( </text:span><text:span text:style-name="T11">b y </text:span><text:span text:style-name="T9">a </text:span><text:span text:style-name="T11">a </text:span>. <text:span text:style-name="T36">' </text:span><text:span text:style-name="T8">haste run </text:span><text:span text:style-name="T36">') </text:span><text:span text:style-name="T6">in </text:span><text:span text:style-name="T8">the meaning </text:span><text:span text:style-name="T36">' </text:span><text:span text:style-name="T7">run </text:span><text:span text:style-name="T8">fast </text:span><text:span text:style-name="T33">. '</text:span><text:span text:style-name="T70"> </text:span><text:s text:c="7"/></text:p>
      <text:p text:style-name="P178"><text:span text:style-name="T7">Cases </text:span><text:span text:style-name="T33">, </text:span><text:span text:style-name="T7">when </text:span><text:span text:style-name="T10">for </text:span><text:span text:style-name="T9">a certain </text:span><text:span text:style-name="T8">semantics of serial design</text:span></text:p>
      <text:p text:style-name="P64">" <text:span text:style-name="T6">Fixed </text:span>" is <text:span text:style-name="T6">only one type of connection </text:span>, <text:span text:style-name="T6">extremely rare </text:span>.</text:p>
      <text:p text:style-name="P197"><text:span text:style-name="T10">In </text:span><text:span text:style-name="T8">many </text:span><text:span text:style-name="T7">cases, </text:span><text:span text:style-name="T9">the opposition </text:span><text:span text:style-name="T8">Union </text:span><text:span text:style-name="T6">and </text:span><text:span text:style-name="T8">asyndetic </text:span><text:span text:style-name="T7">communications </text:span><text:span text:style-name="T8">generally </text:span><text:span text:style-name="T10">do not </text:span><text:span text:style-name="T7">have </text:span><text:span text:style-name="T8">any value </text:span><text:span text:style-name="T36">. </text:span><text:span text:style-name="T11">This </text:span><text:span text:style-name="T9">occurs </text:span><text:span text:style-name="T7">when </text:span><text:span text:style-name="T9">the serialization </text:span><text:span text:style-name="T8">verbs </text:span><text:span text:style-name="T6">in the </text:span><text:span text:style-name="T7">so </text:span><text:span text:style-name="T8">-called </text:span><text:span text:style-name="T36">waw- </text:span><text:span text:style-name="T8">forms </text:span><text:span text:style-name="T36">, </text:span><text:span text:style-name="T8">specific </text:span><text:span text:style-name="T9">vidovremennyh </text:span><text:span text:style-name="T8">forms </text:span><text:span text:style-name="T11">BI </text:span><text:span text:style-name="T44">, </text:span><text:span text:style-name="T7">when </text:span><text:span text:style-name="T9">coordinative </text:span><text:span text:style-name="T7">Union </text:span><text:span text:style-name="T33">, </text:span><text:span text:style-name="T8">grammatikalizuyas </text:span><text:span text:style-name="T36">, </text:span><text:span text:style-name="T8">becomes an integral </text:span><text:span text:style-name="T7">part of </text:span><text:span text:style-name="T8">the affix </text:span><text:span text:style-name="T36">, </text:span><text:span text:style-name="T8">losing </text:span><text:span text:style-name="T36">, </text:span><text:span text:style-name="T8">thus </text:span><text:span text:style-name="T36">, </text:span><text:span text:style-name="T8">possibility to differentiate </text:span><text:span text:style-name="T9">monopredicative </text:span><text:span text:style-name="T6">and </text:span><text:span text:style-name="T9">Polypredicative </text:span><text:span text:style-name="T7">structure </text:span><text:span text:style-name="T33">. </text:span><text:span text:style-name="T8">The composer </text:span><text:span text:style-name="T7">link </text:span><text:span text:style-name="T6">in </text:span><text:span text:style-name="T8">such </text:span><text:span text:style-name="T7">cases is determined </text:span><text:span text:style-name="T8">morphologically </text:span><text:span text:style-name="T36">, </text:span><text:span text:style-name="T6">and </text:span><text:span text:style-name="T12">not </text:span><text:span text:style-name="T8">syntactically </text:span><text:span text:style-name="T36">.</text:span></text:p>
      <text:p text:style-name="P199"><text:span text:style-name="T6">In </text:span><text:span text:style-name="T10">SI, </text:span><text:span text:style-name="T8">most serial constructions suggest </text:span><text:span text:style-name="T7">union communication </text:span><text:span text:style-name="T33">, </text:span><text:span text:style-name="T10">but </text:span><text:span text:style-name="T11">there are </text:span><text:span text:style-name="T6">also </text:span><text:span text:style-name="T8">union-free serial constructions </text:span><text:span text:style-name="T36">.</text:span></text:p>
      <text:p text:style-name="P70"><text:span text:style-name="T34">3. </text:span><text:span text:style-name="T8">Morphosyntax of serial construction </text:span><text:span text:style-name="T6">and the </text:span><text:span text:style-name="T7">meaning of </text:span><text:span text:style-name="T8">inflectional grammatical categories</text:span> </text:p>
      <text:p text:style-name="P201"><text:span text:style-name="T10">According </text:span><text:span text:style-name="T8">to most researchers </text:span><text:span text:style-name="T36">, </text:span><text:span text:style-name="T11">to </text:span><text:span text:style-name="T8">serial designs </text:span><text:span text:style-name="T9">characteristic </text:span><text:span text:style-name="T7">is </text:span><text:span text:style-name="T33">, </text:span><text:span text:style-name="T7">that the </text:span><text:span text:style-name="T8">categories of time value is the same </text:span><text:span text:style-name="T6">in </text:span><text:span text:style-name="T7">all </text:span><text:span text:style-name="T8">verbs </text:span><text:span text:style-name="T36">, </text:span><text:span text:style-name="T10">its </text:span><text:span text:style-name="T8">forming </text:span><text:span text:style-name="T36">. </text:span><text:span text:style-name="T7">As a </text:span><text:span text:style-name="T8">rule </text:span><text:span text:style-name="T36">, </text:span><text:span text:style-name="T11">this </text:span><text:span text:style-name="T8">pattern is observed </text:span><text:span text:style-name="T6">in </text:span><text:span text:style-name="T8">Hebrew </text:span><text:span text:style-name="T36">.</text:span></text:p>
      <text:p text:style-name="P32"><text:s/></text:p>
      <text:p text:style-name="P37"><draw:frame draw:style-name="fr2" draw:name="Image28" text:anchor-type="as-char" svg:width="2.6665in" svg:height="0.0161in" draw:z-index="27"><draw:image xlink:href="https://translate.googleusercontent.com/image_4.png" xlink:type="simple" xlink:show="embed" xlink:actuate="onLoad"/></draw:frame></text:p>
      <text:p text:style-name="P136"><text:span text:style-name="T51">6 </text:span>Foley WA and Olson M. Clausehood and Verb Serialization <text:span text:style-name="T2">// </text:span>Grammar Inside and Outside the Clause. - Cambridge, Cambridge Univerity Press, 1985. –C. eighteen</text:p>
      <text:p text:style-name="P31"><draw:frame draw:style-name="fr1" draw:name="Image29" text:anchor-type="char" svg:width="0.3335in" svg:height="0.2917in" draw:z-index="28"><draw:image xlink:href="https://translate.googleusercontent.com/image_25.png" xlink:type="simple" xlink:show="embed" xlink:actuate="onLoad"/></draw:frame></text:p>
      <text:p text:style-name="P192"><text:soft-page-break/><text:span text:style-name="T7">Meanwhile </text:span><text:span text:style-name="T10">no </text:span><text:span text:style-name="T8">less </text:span><text:span text:style-name="T36">, </text:span><text:span text:style-name="T7">there are a number of cases </text:span><text:span text:style-name="T33">, </text:span><text:span text:style-name="T6">in </text:span><text:span text:style-name="T8">which the value of the category of time </text:span><text:span text:style-name="T12">is not </text:span><text:span text:style-name="T8">the same as </text:span><text:span text:style-name="T6">in </text:span><text:span text:style-name="T8">serial designs </text:span><text:span text:style-name="T36">. </text:span><text:span text:style-name="T6">The </text:span><text:span text:style-name="T12">BI </text:span><text:span text:style-name="T8">sometimes observed </text:span><text:span text:style-name="T7">only </text:span><text:span text:style-name="T9">superficial mismatch </text:span><text:span text:style-name="T7">forms </text:span><text:span text:style-name="T8">of verbs </text:span><text:span text:style-name="T36">, </text:span><text:span text:style-name="T7">when </text:span><text:span text:style-name="T8">verbs </text:span><text:span text:style-name="T6">in </text:span><text:span text:style-name="T8">serial constructions are used </text:span><text:span text:style-name="T6">in </text:span><text:span text:style-name="T8">different </text:span><text:span text:style-name="T36">, </text:span><text:span text:style-name="T10">but </text:span><text:span text:style-name="T9">synonymous vidovremennyh f op m and x </text:span>. <text:span text:style-name="T9">With </text:span><text:span text:style-name="T11">p </text:span>. <text:span text:style-name="T65">w </text:span><text:span text:style-name="T9">ə </text:span><text:span text:style-name="T39">- </text:span><text:span text:style-name="T33">h </text:span><text:span text:style-name="T44">¹ </text:span><text:span text:style-name="T39">- </text:span><text:span text:style-name="T44">' </text:span><text:span text:style-name="T39">î </text:span>š <text:span text:style-name="T71">m </text:span><text:span text:style-name="T36">i </text:span><text:span text:style-name="T33">h </text:span><text:span text:style-name="T44">a </text:span>r <text:span text:style-name="T39">( </text:span><text:span text:style-name="T44">P </text:span><text:span text:style-name="T39">R </text:span>) <text:span text:style-name="T65">w </text:span><text:span text:style-name="T44">a </text:span><text:span text:style-name="T33">y </text:span><text:span text:style-name="T65">y </text:span><text:span text:style-name="T44">¹ </text:span><text:span text:style-name="T39">» œ </text:span>° <text:span text:style-name="T39">( C I </text:span>) <text:span text:style-name="T39">( </text:span><text:span text:style-name="T11">b y </text:span><text:span text:style-name="T9">a </text:span><text:span text:style-name="T11">a </text:span>. <text:span text:style-name="T39">' </text:span><text:span text:style-name="T9">h </text:span><text:span text:style-name="T11">e l </text:span><text:span text:style-name="T9">of a e </text:span><text:span text:style-name="T6">to </text:span><text:span text:style-name="T9">n of a n </text:span><text:span text:style-name="T11">e </text:span><text:span text:style-name="T9">w and </text:span><text:span text:style-name="T6">l and </text:span><text:span text:style-name="T8">came </text:span><text:span text:style-name="T36">') </text:span><text:span text:style-name="T6">in the </text:span><text:span text:style-name="T8">meaning of </text:span><text:span text:style-name="T36">' a </text:span><text:span text:style-name="T8">man hastened to come </text:span><text:span text:style-name="T36">. ' </text:span><text:span text:style-name="T7">How </text:span><text:span text:style-name="T8">perfect </text:span><text:span text:style-name="T36">, </text:span><text:span text:style-name="T7">so </text:span><text:span text:style-name="T6">and</text:span></text:p>
      <text:p text:style-name="P203">“ <text:span text:style-name="T13">Inverted </text:span><text:span text:style-name="T25">” </text:span><text:span text:style-name="T13">imperfect in BI can denote the narrative past tense </text:span><text:span text:style-name="T25">, </text:span><text:span text:style-name="T13">and in this case the meaning of inflectional grammatical categories completely coincide </text:span><text:span text:style-name="T25">.</text:span></text:p>
      <text:p text:style-name="P186"><text:span text:style-name="T7">There are </text:span><text:span text:style-name="T33">, </text:span><text:span text:style-name="T8">however </text:span><text:span text:style-name="T36">, </text:span><text:span text:style-name="T6">and </text:span><text:span text:style-name="T8">such serial structure </text:span><text:span text:style-name="T36">, </text:span><text:span text:style-name="T6">in </text:span><text:span text:style-name="T8">which </text:span><text:span text:style-name="T10">no </text:span><text:span text:style-name="T8">match </text:span><text:span text:style-name="T12">not </text:span><text:span text:style-name="T7">only </text:span><text:span text:style-name="T9">vidovremennyh </text:span><text:span text:style-name="T8">form </text:span><text:span text:style-name="T36">, </text:span><text:span text:style-name="T10">but </text:span><text:span text:style-name="T6">and </text:span><text:span text:style-name="T8">the actual value of the category of time </text:span><text:span text:style-name="T36">. </text:span><text:span text:style-name="T7">Cf. </text:span><text:span text:style-name="T33">. </text:span><text:span text:style-name="T6">in </text:span><text:span text:style-name="T12">SI </text:span><text:span text:style-name="T33">hayta </text:span><text:span text:style-name="T44">(P) </text:span><text:span text:style-name="T33">magi ± a (PS) </text:span><text:span text:style-name="T7">(letters </text:span><text:span text:style-name="T33">. </text:span><text:span text:style-name="T36">' </text:span><text:span text:style-name="T8">she </text:span><text:span text:style-name="T7">was </text:span><text:span text:style-name="T8">arriving </text:span><text:span text:style-name="T36">') </text:span><text:span text:style-name="T6">in </text:span><text:span text:style-name="T8">value of </text:span><text:span text:style-name="T36">' </text:span><text:span text:style-name="T8">it </text:span><text:span text:style-name="T36">, </text:span><text:span text:style-name="T8">happened </text:span><text:span text:style-name="T36">, </text:span><text:span text:style-name="T8">I came </text:span><text:span text:style-name="T36">', </text:span><text:span text:style-name="T7">where </text:span><text:span text:style-name="T8">the lexical </text:span><text:span text:style-name="T7">verb </text:span><text:span text:style-name="T8">The used </text:span><text:span text:style-name="T6">to </text:span><text:span text:style-name="T8">form participle </text:span><text:span text:style-name="T36">. </text:span><text:span text:style-name="T8">Serial constructions </text:span><text:span text:style-name="T6">with the </text:span><text:span text:style-name="T8">emphatic exponent </text:span><text:span text:style-name="T55">nimna ± </text:span><text:span text:style-name="T6">and the </text:span><text:span text:style-name="T20">inhorative verbs </text:span><text:span text:style-name="T36">h ¢ µ ¢ l / hitµil ' </text:span><text:span text:style-name="T8">start </text:span><text:span text:style-name="T36">' </text:span><text:span text:style-name="T7">also have such </text:span><text:span text:style-name="T9">features </text:span><text:span text:style-name="T36">. </text:span><text:span text:style-name="T8">Constructions </text:span><text:span text:style-name="T6">with </text:span><text:span text:style-name="T8">participle arise </text:span><text:span text:style-name="T6">in </text:span><text:span text:style-name="T7">epoch </text:span><text:span text:style-name="T12">MI </text:span><text:span text:style-name="T6">and </text:span><text:span text:style-name="T8">stored </text:span><text:span text:style-name="T6">in </text:span><text:span text:style-name="T11">SI </text:span><text:span text:style-name="T44">. </text:span><text:span text:style-name="T11">For </text:span><text:span text:style-name="T8">the mandatory serial designs </text:span><text:span text:style-name="T7">are also </text:span><text:span text:style-name="T8">characterized by </text:span><text:span text:style-name="T9">a mismatch </text:span><text:span text:style-name="T8">of values of grammatical categories of verbs </text:span><text:span text:style-name="T36">. </text:span><text:span text:style-name="T7">Cf. </text:span><text:span text:style-name="T33">. </text:span><text:span text:style-name="T6">in </text:span><text:span text:style-name="T10">BI </text:span><text:span text:style-name="T44">bô ' </text:span><text:span text:style-name="T33">(IM) n ¢ le½ (FUT) ( </text:span><text:span text:style-name="T7">letters </text:span><text:span text:style-name="T33">. </text:span><text:span text:style-name="T39">' </text:span><text:span text:style-name="T9">come </text:span><text:span text:style-name="T8">go </text:span><text:span text:style-name="T36">') </text:span><text:span text:style-name="T6">in </text:span><text:span text:style-name="T8">value of </text:span><text:span text:style-name="T33">' </text:span><text:span text:style-name="T7">let </text:span><text:span text:style-name="T8">go </text:span><text:span text:style-name="T36">'.</text:span></text:p>
      <text:p text:style-name="P183"><text:span text:style-name="T34">4. </text:span><text:span text:style-name="T8">Arguments </text:span><text:span text:style-name="T6">and </text:span><text:span text:style-name="T8">valency structure of serial constructions</text:span> </text:p>
      <text:p text:style-name="P193"><text:soft-page-break/><text:span text:style-name="T8">It is believed </text:span><text:span text:style-name="T36">, </text:span><text:span text:style-name="T7">that the verbs </text:span><text:span text:style-name="T6">in the </text:span><text:span text:style-name="T8">serial structure necessarily </text:span><text:span text:style-name="T7">have a </text:span><text:span text:style-name="T8">common argument </text:span>- <text:span text:style-name="T7">as a </text:span><text:span text:style-name="T8">rule </text:span><text:span text:style-name="T36">, </text:span><text:span text:style-name="T11">it is </text:span><text:span text:style-name="T8">a common </text:span><text:span text:style-name="T11">subject </text:span><text:span text:style-name="T48">7 </text:span><text:span text:style-name="T44">. </text:span><text:span text:style-name="T9">Prototypical </text:span><text:span text:style-name="T8">serial constructions </text:span><text:span text:style-name="T36">, </text:span><text:span text:style-name="T8">indeed </text:span><text:span text:style-name="T36">, </text:span><text:span text:style-name="T8">meet </text:span><text:span text:style-name="T7">this </text:span><text:span text:style-name="T8">criterion </text:span><text:span text:style-name="T36">, </text:span><text:span text:style-name="T10">but </text:span><text:span text:style-name="T7">there are </text:span><text:span text:style-name="T9">numerous </text:span><text:span text:style-name="T8">exceptions </text:span><text:span text:style-name="T36">. </text:span><text:span text:style-name="T7">So </text:span><text:span text:style-name="T33">, </text:span><text:span text:style-name="T6">in a </text:span><text:span text:style-name="T7">number of </text:span><text:span text:style-name="T8">languages ​​of the </text:span><text:span text:style-name="T7">world so </text:span><text:span text:style-name="T8">-called </text:span><text:span text:style-name="T36">“ </text:span><text:span text:style-name="T8">switching </text:span><text:span text:style-name="T36">” </text:span><text:span text:style-name="T8">serial constructions </text:span><text:span text:style-name="T46">( </text:span><text:span text:style-name="T12">in </text:span><text:span text:style-name="T8">English </text:span><text:span text:style-name="T9">terminology </text:span>- <text:span text:style-name="T33">switch-function SVC) are </text:span><text:span text:style-name="T8">witnessed </text:span><text:span text:style-name="T33">, </text:span><text:span text:style-name="T8">when the </text:span><text:span text:style-name="T7">subject of </text:span><text:span text:style-name="T8">one </text:span><text:span text:style-name="T10">of the </text:span><text:span text:style-name="T7">verbs </text:span><text:span text:style-name="T8">corresponds to the </text:span><text:span text:style-name="T7">object of the </text:span><text:span text:style-name="T8">other </text:span><text:span text:style-name="T36">.</text:span></text:p>
      <text:p text:style-name="P32"><text:s/></text:p>
      <text:p text:style-name="P38"><draw:frame draw:style-name="fr2" draw:name="Image30" text:anchor-type="as-char" svg:width="2.6665in" svg:height="0.0161in" draw:z-index="29"><draw:image xlink:href="https://translate.googleusercontent.com/image_4.png" xlink:type="simple" xlink:show="embed" xlink:actuate="onLoad"/></draw:frame></text:p>
      <text:p text:style-name="P204"><text:span text:style-name="T51">7 </text:span><text:s text:c="2"/>Lefebvre, C., Brousseau, AM. A grammar of fongbe - Berlin-New-York, Mouton de Gruyter, 2002 .-- C. 400<text:span text:style-name="T72"> </text:span><text:s text:c="13"/></text:p>
      <text:p text:style-name="P32"><text:s/><draw:frame draw:style-name="fr1" draw:name="Image31" text:anchor-type="char" svg:width="0.3335in" svg:height="0.2917in" draw:z-index="30"><draw:image xlink:href="https://translate.googleusercontent.com/image_26.png" xlink:type="simple" xlink:show="embed" xlink:actuate="onLoad"/></draw:frame></text:p>
      <text:p text:style-name="Text_20_body"/>
      <text:p text:style-name="P187"><text:span text:style-name="T6">In </text:span><text:span text:style-name="T8">Hebrew </text:span><text:span text:style-name="T7">there is only one </text:span><text:span text:style-name="T8">example of the </text:span><text:span text:style-name="T9">discrepancy between </text:span><text:span text:style-name="T7">the subject </text:span><text:span text:style-name="T6">in </text:span><text:span text:style-name="T8">verbs series </text:span><text:span text:style-name="T36">: </text:span><text:span text:style-name="T33">L °° ' </text:span><text:span text:style-name="T36">tôsî¸î yiqr§u </text:span><text:span text:style-name="T44">la½ </text:span><text:span text:style-name="T33">rakk¹ ( </text:span><text:span text:style-name="T7">letters </text:span><text:span text:style-name="T33">. ' </text:span><text:span text:style-name="T7">You </text:span><text:span text:style-name="T10">do not </text:span><text:span text:style-name="T8">will add </text:span><text:span text:style-name="T7">call you </text:span><text:span text:style-name="T8">soft </text:span><text:span text:style-name="T36">' </text:span><text:span text:style-name="T11">BI </text:span><text:span text:style-name="T44">) </text:span><text:span text:style-name="T6">in </text:span><text:span text:style-name="T8">the meaning of </text:span><text:span text:style-name="T33">" </text:span><text:span text:style-name="T7">you </text:span><text:span text:style-name="T8">better </text:span><text:span text:style-name="T10">not be </text:span><text:span text:style-name="T8">called soft </text:span><text:span text:style-name="T36">." </text:span><text:span text:style-name="T7">Moreover </text:span><text:span text:style-name="T11">, </text:span><text:span text:style-name="T6">in the </text:span><text:span text:style-name="T8">languages ​​of the </text:span><text:span text:style-name="T7">world, </text:span><text:span text:style-name="T8">aspectual </text:span><text:span text:style-name="T36">“ </text:span><text:span text:style-name="T8">switching </text:span><text:span text:style-name="T36">” </text:span><text:span text:style-name="T8">serial constructions are </text:span><text:span text:style-name="T10">not </text:span><text:span text:style-name="T8">noted </text:span><text:span text:style-name="T36">. </text:span><text:span text:style-name="T8">Since </text:span><text:span text:style-name="T6">in </text:span><text:span text:style-name="T7">this </text:span><text:span text:style-name="T8">material is presented </text:span><text:span text:style-name="T7">in all but one </text:span><text:span text:style-name="T8">such example </text:span><text:span text:style-name="T36">, </text:span><text:span text:style-name="T8">it is impossible to assert </text:span><text:span text:style-name="T36">, </text:span><text:span text:style-name="T11">that </text:span><text:span text:style-name="T7">this type </text:span><text:span text:style-name="T8">of serial structures </text:span><text:span text:style-name="T9">characteristic </text:span><text:span text:style-name="T11">for the </text:span><text:span text:style-name="T8">Hebrew </text:span><text:span text:style-name="T36">; </text:span><text:span text:style-name="T8">question </text:span><text:span text:style-name="T36">, </text:span><text:span text:style-name="T8">on </text:span><text:span text:style-name="T36">- </text:span><text:span text:style-name="T8">apparently </text:span><text:span text:style-name="T36">, </text:span><text:span text:style-name="T7">need </text:span><text:span text:style-name="T6">to </text:span><text:span text:style-name="T8">further study </text:span><text:span text:style-name="T36">.</text:span></text:p>
      <text:p text:style-name="P191"><text:span text:style-name="T6">In </text:span><text:span text:style-name="T8">Hebrew, a grammatical </text:span><text:span text:style-name="T7">verb </text:span><text:span text:style-name="T8">usually generally does </text:span><text:span text:style-name="T10">not </text:span><text:span text:style-name="T8">affect </text:span><text:span text:style-name="T10">the </text:span><text:span text:style-name="T8">valence </text:span><text:span text:style-name="T7">structure of the clause at all </text:span><text:span text:style-name="T33">. </text:span><text:span text:style-name="T9">Grammatical </text:span><text:span text:style-name="T8">verbs of movement often lose their ability to control prepositions with </text:span><text:span text:style-name="T9">spatial prepositions of </text:span><text:span text:style-name="T8">direction </text:span><text:soft-page-break/><text:span text:style-name="T6">and </text:span><text:span text:style-name="T9">location </text:span><text:span text:style-name="T39">. </text:span><text:span text:style-name="T8">For example </text:span><text:span text:style-name="T36">, the </text:span><text:span text:style-name="T21">divalent </text:span><text:span text:style-name="T20">motion verb </text:span>mîh ¢ r <text:span text:style-name="T54">' </text:span><text:span text:style-name="T20">rush </text:span><text:span text:style-name="T54">' </text:span><text:span text:style-name="T20">becomes monovalent </text:span><text:span text:style-name="T54">, </text:span><text:span text:style-name="T20">retaining valency only </text:span><text:span text:style-name="T6">on the </text:span><text:span text:style-name="T21">subject </text:span><text:span text:style-name="T55">. </text:span><text:span text:style-name="T9">This </text:span><text:span text:style-name="T36">" </text:span><text:span text:style-name="T8">lack of independence </text:span><text:span text:style-name="T36">" </text:span><text:span text:style-name="T8">prove </text:span><text:span text:style-name="T36">, </text:span><text:span text:style-name="T7">that </text:span><text:span text:style-name="T8">a serial design </text:span><text:span text:style-name="T6">in </text:span><text:span text:style-name="T8">Hebrew is </text:span><text:span text:style-name="T9">hierarchically organized </text:span><text:span text:style-name="T8">structure </text:span><text:span text:style-name="T36">, </text:span><text:span text:style-name="T6">in </text:span><text:span text:style-name="T8">which grammatikalizovanny </text:span><text:span text:style-name="T7">verb </text:span><text:span text:style-name="T10">on </text:span><text:span text:style-name="T7">its </text:span><text:span text:style-name="T8">valentnostnym </text:span><text:span text:style-name="T9">characteristics </text:span><text:span text:style-name="T7">close to </text:span><text:span text:style-name="T8">the support </text:span><text:span text:style-name="T36">.</text:span></text:p>
      <text:p text:style-name="P205"><text:span text:style-name="T34">5. </text:span><text:span text:style-name="T7">Word order </text:span><text:span text:style-name="T6">in </text:span><text:span text:style-name="T8">serial constructions</text:span> </text:p>
      <text:p text:style-name="P194"><text:span text:style-name="T8">Typologically </text:span><text:span text:style-name="T36">, </text:span><text:span text:style-name="T6">in </text:span><text:span text:style-name="T8">serial </text:span><text:span text:style-name="T9">designs </text:span><text:span text:style-name="T8">asymmetric </text:span><text:span text:style-name="T7">type </text:span><text:span text:style-name="T8">grammatikalizovanny verb may </text:span><text:span text:style-name="T36">, </text:span><text:span text:style-name="T11">as a </text:span><text:span text:style-name="T8">precede lexical </text:span><text:span text:style-name="T36">, </text:span><text:span text:style-name="T11">so </text:span><text:span text:style-name="T6">and </text:span><text:span text:style-name="T8">follow </text:span><text:span text:style-name="T10">behind </text:span><text:span text:style-name="T7">them </text:span><text:span text:style-name="T33">. </text:span><text:span text:style-name="T7">Hebrew </text:span><text:span text:style-name="T6">in </text:span><text:span text:style-name="T8">a greater degree of inherent order of </text:span><text:span text:style-name="T7">the words </text:span><text:span text:style-name="T8">of the first type </text:span><text:span text:style-name="T36">. </text:span><text:span text:style-name="T7">Those </text:span><text:span text:style-name="T10">not </text:span><text:span text:style-name="T7">less </text:span><text:span text:style-name="T33">, </text:span><text:span text:style-name="T6">in </text:span><text:span text:style-name="T7">some cases Hebrew </text:span><text:span text:style-name="T8">allows </text:span><text:span text:style-name="T7">two </text:span><text:span text:style-name="T8">variants </text:span><text:span text:style-name="T9">location </text:span><text:span text:style-name="T8">verbs </text:span><text:span text:style-name="T6">in the </text:span><text:span text:style-name="T8">serial </text:span><text:span text:style-name="T9">designs </text:span><text:span text:style-name="T39">, </text:span><text:span text:style-name="T9">for example </text:span><text:span text:style-name="T39">, </text:span><text:span text:style-name="T7">when </text:span><text:span text:style-name="T8">serialization </text:span><text:span text:style-name="T7">verb </text:span><text:span text:style-name="T9">d in and w e n and </text:span><text:span text:style-name="T6">i </text:span><text:span text:style-name="T39">μ ¹ </text:span><text:span text:style-name="T36">z </text:span><text:span text:style-name="T44">a </text:span>r <text:span text:style-name="T56">' </text:span><text:span text:style-name="T9">in </text:span><text:span text:style-name="T11">a s </text:span><text:span text:style-name="T9">a p and w </text:span><text:span text:style-name="T11">and t </text:span><text:span text:style-name="T9">s c </text:span><text:span text:style-name="T11">I </text:span>' <text:span text:style-name="T6">in </text:span><text:span text:style-name="T9">to a h </text:span><text:span text:style-name="T11">e </text:span><text:span text:style-name="T9">a </text:span><text:span text:style-name="T11">t a </text:span><text:span text:style-name="T6">e </text:span><text:span text:style-name="T9">p of a well of </text:span><text:span text:style-name="T11">a </text:span><text:span text:style-name="T9">t </text:span><text:span text:style-name="T11">e </text:span><text:span text:style-name="T9">l e </text:span><text:span text:style-name="T6">d </text:span><text:span text:style-name="T9">r e f a </text:span><text:span text:style-name="T11">to </text:span><text:span text:style-name="T9">r and in the </text:span><text:span text:style-name="T11">well </text:span>, <text:span text:style-name="T6">and </text:span><text:span text:style-name="T9">so on </text:span><text:span text:style-name="T11">and </text:span><text:span text:style-name="T9">to w </text:span><text:span text:style-name="T6">e </text:span><text:span text:style-name="T33">h </text:span><text:span text:style-name="T39">¹ </text:span><text:span text:style-name="T36">la </text:span>½ <text:span text:style-name="T33">' </text:span><text:span text:style-name="T7">walk </text:span><text:span text:style-name="T33">' </text:span><text:span text:style-name="T6">in </text:span><text:span text:style-name="T8">the meaning gradativa </text:span><text:span text:style-name="T36">. </text:span><text:span text:style-name="T8">For example </text:span><text:span text:style-name="T36">, </text:span><text:span text:style-name="T6">in </text:span><text:span text:style-name="T10">the SI </text:span><text:span text:style-name="T8">value of </text:span><text:span text:style-name="T36">' </text:span><text:span text:style-name="T8">repeat </text:span><text:span text:style-name="T36">' </text:span><text:span text:style-name="T7">can </text:span><text:span text:style-name="T8">be transmitted </text:span><text:span text:style-name="T7">as the </text:span><text:span text:style-name="T6">with </text:span><text:span text:style-name="T8">the help of design </text:span><text:span text:style-name="T33">Khazar </text:span><text:span text:style-name="T36">of w </text:span><text:span text:style-name="T8">ə </text:span><text:span text:style-name="T36">'amar </text:span><text:span text:style-name="T33">( </text:span><text:span text:style-name="T7">letters </text:span><text:span text:style-name="T33">. </text:span><text:span text:style-name="T36">' </text:span><text:span text:style-name="T8">Back </text:span><text:span text:style-name="T6">and </text:span><text:span text:style-name="T8">said </text:span><text:span text:style-name="T36">'), </text:span><text:span text:style-name="T11">so </text:span><text:span text:style-name="T6">and with </text:span><text:span text:style-name="T7">the help of </text:span><text:span text:style-name="T8">the design </text:span><text:span text:style-name="T6">with </text:span><text:span text:style-name="T8">the reverse order of </text:span><text:span text:style-name="T7">the words </text:span><text:span text:style-name="T33">: ' amar </text:span><text:span text:style-name="T44">of w </text:span><text:span text:style-name="T11">ə </text:span><text:span text:style-name="T36">Khazar </text:span><text:span text:style-name="T44">( </text:span><text:span text:style-name="T11">the letters </text:span><text:span text:style-name="T44">. </text:span><text:span text:style-name="T36">' </text:span><text:span text:style-name="T8">Told </text:span><text:span text:style-name="T6">and </text:span><text:span text:style-name="T7">returned </text:span><text:span text:style-name="T33">').</text:span></text:p>
      <text:p text:style-name="P206"><text:span text:style-name="T7">As </text:span><text:span text:style-name="T8">a rule </text:span><text:span text:style-name="T36">, </text:span><text:span text:style-name="T7">the verbs </text:span><text:span text:style-name="T6">in the </text:span><text:span text:style-name="T8">serial designs </text:span><text:span text:style-name="T7">follow one </text:span><text:span text:style-name="T10">after </text:span><text:span text:style-name="T7">another </text:span><text:span text:style-name="T33">. </text:span><text:span text:style-name="T7">Those </text:span><text:span text:style-name="T10">not </text:span><text:span text:style-name="T7">less </text:span><text:span text:style-name="T33">, </text:span><text:span text:style-name="T6">in </text:span><text:span text:style-name="T12">BI </text:span><text:span text:style-name="T8">verb sequence is often </text:span><text:span text:style-name="T36">" </text:span><text:span text:style-name="T8">broken </text:span><text:span text:style-name="T36">" </text:span><text:span text:style-name="T8">noun </text:span><text:span text:style-name="T33">( </text:span><text:span text:style-name="T7">both </text:span><text:span text:style-name="T8">generally </text:span><text:span text:style-name="T36">, </text:span><text:span text:style-name="T6">in </text:span><text:span text:style-name="T7">function of </text:span><text:span text:style-name="T9">the subject </text:span><text:span text:style-name="T39">) </text:span><text:span text:style-name="T11">, or </text:span><text:span text:style-name="T8">an adverb </text:span><text:span text:style-name="T36">. </text:span><text:span text:style-name="T7">Wed </text:span><text:span text:style-name="T33">: </text:span><text:span text:style-name="T44">wa-</text:span></text:p>
      <text:p text:style-name="P31"><draw:frame draw:style-name="fr1" draw:name="Image32" text:anchor-type="char" svg:width="0.3335in" svg:height="0.2917in" draw:z-index="31"><draw:image xlink:href="https://translate.googleusercontent.com/image_27.png" xlink:type="simple" xlink:show="embed" xlink:actuate="onLoad"/></draw:frame></text:p>
      <text:p text:style-name="P134"><text:soft-page-break/><text:span text:style-name="T33">y </text:span><text:span text:style-name="T65">y </text:span><text:span text:style-name="T39">œ </text:span><text:span text:style-name="T33">s </text:span><text:span text:style-name="T36">e </text:span>¸ <text:span text:style-name="T56">' </text:span><text:span text:style-name="T36">a </text:span><text:span text:style-name="T39">» r ¹ </text:span><text:span text:style-name="T42">h </text:span><text:span text:style-name="T44">¹ </text:span>m <text:span text:style-name="T33">w </text:span><text:span text:style-name="T36">a </text:span><text:span text:style-name="T44">- </text:span><text:span text:style-name="T33">y </text:span><text:span text:style-name="T65">y </text:span><text:span text:style-name="T36">i </text:span><text:span text:style-name="T33">qq </text:span><text:span text:style-name="T36">a </text:span>μ <text:span text:style-name="T39">( </text:span><text:span text:style-name="T11">b </text:span><text:span text:style-name="T9">y </text:span><text:span text:style-name="T11">a a </text:span>. <text:span text:style-name="T56">' </text:span><text:span text:style-name="T9">d of b and </text:span><text:span text:style-name="T11">a </text:span><text:span text:style-name="T9">and </text:span><text:span text:style-name="T6">n </text:span><text:span text:style-name="T11">A </text:span><text:span text:style-name="T9">in the p well </text:span><text:span text:style-name="T11">and </text:span><text:span text:style-name="T6">m and </text:span><text:span text:style-name="T9">in the z </text:span><text:span text:style-name="T11">i l </text:span><text:span text:style-name="T39">' </text:span>) <text:span text:style-name="T6">in </text:span><text:span text:style-name="T9">h n and h e n and </text:span><text:span text:style-name="T6">and </text:span><text:span text:style-name="T39">' </text:span><text:span text:style-name="T9">a in the p </text:span><text:span text:style-name="T11">well </text:span><text:span text:style-name="T9">and </text:span><text:span text:style-name="T6">m </text:span><text:span text:style-name="T7">I took </text:span><text:span text:style-name="T11">more </text:span><text:span text:style-name="T7">time </text:span><text:span text:style-name="T33">'.</text:span></text:p>
      <text:p text:style-name="P207"><text:span text:style-name="T34">6. </text:span><text:span text:style-name="T7">Scope of </text:span><text:span text:style-name="T8">service </text:span><text:span text:style-name="T7">words </text:span><text:span text:style-name="T34">. </text:span><text:span text:style-name="T8">Negative </text:span><text:span text:style-name="T7">particles</text:span> </text:p>
      <text:p text:style-name="P191"><text:span text:style-name="T8">Serials designs </text:span><text:span text:style-name="T7">are </text:span><text:span text:style-name="T8">especially </text:span><text:span text:style-name="T7">when </text:span><text:span text:style-name="T9">the formation </text:span><text:span text:style-name="T8">of negative </text:span><text:span text:style-name="T9">offers </text:span><text:span text:style-name="T39">, </text:span><text:span text:style-name="T6">in </text:span><text:span text:style-name="T8">comparison </text:span><text:span text:style-name="T6">with </text:span><text:span text:style-name="T9">Polypredicative </text:span><text:span text:style-name="T7">Clausen </text:span><text:span text:style-name="T33">. </text:span><text:span text:style-name="T6">In </text:span><text:span text:style-name="T10">BI </text:span><text:span text:style-name="T6">in </text:span><text:span text:style-name="T9">polypredicative </text:span><text:span text:style-name="T7">clauses </text:span><text:span text:style-name="T33">, </text:span><text:span text:style-name="T6">in </text:span><text:span text:style-name="T8">contrast </text:span><text:span text:style-name="T10">to </text:span><text:span text:style-name="T8">serial constructions </text:span><text:span text:style-name="T36">, the </text:span><text:span text:style-name="T8">repetition of the particle </text:span><text:span text:style-name="T42">l– ' </text:span><text:span text:style-name="T8">is required </text:span><text:span text:style-name="T7">before </text:span><text:span text:style-name="T8">each verb </text:span><text:span text:style-name="T36">. </text:span><text:span text:style-name="T10">The same </text:span><text:span text:style-name="T8">properties are noted </text:span><text:span text:style-name="T11">for the </text:span><text:span text:style-name="T8">negative </text:span><text:span text:style-name="T7">particle </text:span><text:span text:style-name="T33">'al, </text:span><text:span text:style-name="T8">used </text:span><text:span text:style-name="T7">in the </text:span><text:span text:style-name="T8">verb </text:span><text:span text:style-name="T6">in the </text:span><text:span text:style-name="T8">imperative </text:span><text:span text:style-name="T7">or yussiv </text:span><text:span text:style-name="T33">. </text:span><text:span text:style-name="T6">The </text:span><text:span text:style-name="T8">serial </text:span><text:span text:style-name="T9">designs </text:span><text:span text:style-name="T8">negative particle stands before one </text:span><text:span text:style-name="T12">of the </text:span><text:span text:style-name="T8">verbs </text:span><text:span text:style-name="T6">in the </text:span><text:span text:style-name="T8">serial structure </text:span><text:span text:style-name="T36">. </text:span><text:span text:style-name="T7">Cf. </text:span><text:span text:style-name="T33">. </text:span><text:span text:style-name="T8">example </text:span><text:span text:style-name="T44">(11)</text:span></text:p>
      <text:p text:style-name="P55"><text:span text:style-name="T61">( </text:span><text:span text:style-name="T55">11 </text:span>) <text:span text:style-name="T55">k </text:span>î <text:span text:style-name="T54">l </text:span><text:span text:style-name="T61">œ </text:span>' <text:span text:style-name="T58">y </text:span><text:span text:style-name="T61">ô </text:span><text:span text:style-name="T54">s î </text:span>¸ <text:span text:style-name="T54">y ¹ ” </text:span><text:span text:style-name="T63">œ </text:span>'<text:span text:style-name="T62"> </text:span><text:s text:c="27"/></text:p>
      <text:p text:style-name="P208"><text:span text:style-name="T20">because it </text:span><text:span text:style-name="T6">does not </text:span><text:span text:style-name="T20">add </text:span><text:span text:style-name="T54">(I. </text:span><text:span text:style-name="T55">3msg) </text:span><text:span text:style-name="T20">come </text:span>(I <text:span text:style-name="T54">3msgl) </text:span><text:span text:style-name="T55">b </text:span><text:span text:style-name="T20">ā </text:span>½ <text:span text:style-name="T54">' </text:span><text:span text:style-name="T61">ô </text:span>¼ <text:span text:style-name="T54">' </text:span><text:span text:style-name="T61">¹ r </text:span><text:span text:style-name="T54">¢ </text:span>l <text:span text:style-name="T54">w </text:span>§ <text:span text:style-name="T54">- ‰ </text:span><text:span text:style-name="T22">ā </text:span>m <text:span text:style-name="T61">¢ </text:span>'<text:span text:style-name="T73"> </text:span><text:span text:style-name="T55"><text:s text:c="14"/></text:span><text:s text:c="41"/></text:p>
      <text:p text:style-name="P164"><text:span text:style-name="T20">c </text:span><text:span text:style-name="T54">- </text:span><text:span text:style-name="T20">you still uncircumcised </text:span><text:span text:style-name="T6">and </text:span><text:span text:style-name="T20">unclean</text:span><text:span text:style-name="T54"> <text:s text:c="26"/></text:span></text:p>
      <text:p text:style-name="P209"><text:span text:style-name="T6">Particle </text:span><text:span text:style-name="T4">n </text:span><text:span text:style-name="T6">¹ </text:span><text:span text:style-name="T4">'</text:span></text:p>
      <text:p text:style-name="P195"><text:span text:style-name="T8">Particle </text:span><text:span text:style-name="T42">n¹ ' </text:span><text:span text:style-name="T8">occurs </text:span><text:span text:style-name="T7">in the </text:span><text:span text:style-name="T8">forms of the imperative </text:span><text:span text:style-name="T36">, </text:span><text:span text:style-name="T42">( </text:span><text:span text:style-name="T10">as </text:span><text:span text:style-name="T8">well as the jussive </text:span><text:span text:style-name="T7">or </text:span><text:span text:style-name="T8">cohort </text:span><text:span text:style-name="T6">in </text:span><text:span text:style-name="T11">BI </text:span><text:span text:style-name="T44">). </text:span><text:span text:style-name="T8">Most </text:span><text:span text:style-name="T7">close </text:span><text:span text:style-name="T10">to her </text:span><text:span text:style-name="T8">equivalent </text:span><text:span text:style-name="T6">in </text:span><text:span text:style-name="T7">Russian </text:span><text:span text:style-name="T8">language </text:span>- <text:span text:style-name="T8">enclitic</text:span></text:p>
      <text:p text:style-name="P144"><text:span text:style-name="T33">- </text:span><text:span text:style-name="T7">ka </text:span><text:span text:style-name="T33">: </text:span><text:span text:style-name="T36">( </text:span><text:span text:style-name="T8">Sit </text:span><text:span text:style-name="T38">- </text:span><text:span text:style-name="T8">ka </text:span><text:span text:style-name="T10">on the </text:span><text:span text:style-name="T8">sofa </text:span><text:span text:style-name="T38">! </text:span><text:span text:style-name="T36">), </text:span><text:span text:style-name="T7">Or the </text:span><text:span text:style-name="T11">same </text:span><text:span text:style-name="T44">, </text:span><text:span text:style-name="T6">in </text:span><text:span text:style-name="T7">that </text:span><text:span text:style-name="T12">same </text:span><text:span text:style-name="T8">value </text:span><text:span text:style-name="T36">. </text:span><text:span text:style-name="T7">The particle </text:span><text:span text:style-name="T44">n¹ 'is </text:span><text:span text:style-name="T7">also an </text:span><text:span text:style-name="T8">enclitic </text:span>- <text:span text:style-name="T7">it </text:span><text:span text:style-name="T9">adjoins </text:span><text:span text:style-name="T6">the </text:span><text:span text:style-name="T7">verb on the right </text:span><text:span text:style-name="T33">.</text:span></text:p>
      <text:p text:style-name="P202"><text:soft-page-break/><text:span text:style-name="T6">In the </text:span><text:span text:style-name="T7">case of </text:span><text:span text:style-name="T8">serial constructions </text:span><text:span text:style-name="T36">, </text:span><text:span text:style-name="T8">when the first verb </text:span><text:span text:style-name="T6">in the </text:span><text:span text:style-name="T8">serial construction is grammatized </text:span><text:span text:style-name="T6">in the </text:span><text:span text:style-name="T8">value of the imperative index </text:span><text:span text:style-name="T36">, </text:span><text:span text:style-name="T42">n¹ ' </text:span><text:span text:style-name="T9">adjoins directly </text:span><text:span text:style-name="T6">to </text:span><text:span text:style-name="T11">it </text:span><text:span text:style-name="T44">. </text:span><text:span text:style-name="T11">Cf. </text:span><text:span text:style-name="T44">. </text:span><text:span text:style-name="T42">le½ </text:span><text:span text:style-name="T44">n¹ ' </text:span><text:span text:style-name="T33">r </text:span><text:span text:style-name="T7">ə </text:span><text:span text:style-name="T33">' ¢ ( </text:span><text:span text:style-name="T7">letters </text:span><text:span text:style-name="T33">. </text:span><text:span text:style-name="T36">' </text:span><text:span text:style-name="T8">Go </text:span><text:span text:style-name="T36">- </text:span><text:span text:style-name="T8">Single look </text:span><text:span text:style-name="T36">' </text:span><text:span text:style-name="T11">BI </text:span><text:span text:style-name="T44">) </text:span><text:span text:style-name="T6">in </text:span><text:span text:style-name="T8">the meaning </text:span><text:span text:style-name="T36">' </text:span><text:span text:style-name="T8">go and </text:span><text:span text:style-name="T36">- </text:span><text:span text:style-name="T8">Single look </text:span><text:span text:style-name="T36">'.</text:span></text:p>
      <text:p text:style-name="P210"><text:span text:style-name="T8">Adverb </text:span><text:span text:style-name="T43">gam </text:span><text:span text:style-name="T34">' </text:span><text:span text:style-name="T7">also </text:span><text:span text:style-name="T34">' ( </text:span><text:span text:style-name="T7">SI </text:span><text:span text:style-name="T34">)</text:span></text:p>
      <text:p text:style-name="P198"><text:span text:style-name="T8">Overview </text:span><text:span text:style-name="T7">properties </text:span><text:span text:style-name="T8">adverb </text:span><text:span text:style-name="T42">gam </text:span><text:span text:style-name="T6">in </text:span><text:span text:style-name="T8">serial designs </text:span><text:span text:style-name="T7">included </text:span><text:span text:style-name="T6">in the </text:span><text:span text:style-name="T8">study </text:span><text:span text:style-name="T36">, </text:span><text:span text:style-name="T8">because the </text:span><text:span text:style-name="T42">gam </text:span><text:span text:style-name="T8">has </text:span><text:span text:style-name="T7">the following </text:span><text:span text:style-name="T8">syntax property </text:span><text:span text:style-name="T36">: </text:span><text:span text:style-name="T7">it is </text:span><text:span text:style-name="T8">always </text:span><text:span text:style-name="T9">attached </text:span><text:span text:style-name="T6">to the </text:span><text:span text:style-name="T11">fact </text:span><text:span text:style-name="T7">actants </text:span><text:span text:style-name="T33">, </text:span><text:span text:style-name="T6">to </text:span><text:span text:style-name="T8">which belongs</text:span></text:p>
      <text:p text:style-name="P211"><text:span text:style-name="T8">Similar properties of </text:span><text:span text:style-name="T42">gam </text:span><text:span text:style-name="T8">allow </text:span><text:span text:style-name="T11">it </text:span><text:span text:style-name="T6">to </text:span><text:span text:style-name="T8">be used </text:span><text:span text:style-name="T9">as</text:span><text:span text:style-name="T36"> <text:s text:c="27"/></text:span><text:span text:style-name="T42"><text:s text:c="14"/></text:span><text:span text:style-name="T36"><text:s text:c="28"/></text:span><text:span text:style-name="T44"><text:s text:c="14"/></text:span><text:s text:c="13"/></text:p>
      <text:p text:style-name="P212"><text:span text:style-name="T36">" </text:span><text:span text:style-name="T8">Litmus </text:span><text:span text:style-name="T7">paper </text:span><text:span text:style-name="T33">" </text:span><text:span text:style-name="T11">for the </text:span><text:span text:style-name="T8">demarcation of serial designs </text:span><text:span text:style-name="T6">and</text:span><text:span text:style-name="T36"> <text:s text:c="13"/></text:span><text:span text:style-name="T33"><text:s text:c="14"/></text:span><text:span text:style-name="T44"><text:s text:c="14"/></text:span><text:span text:style-name="T36"><text:s text:c="41"/></text:span></text:p>
      <text:p text:style-name="P31"><draw:frame draw:style-name="fr1" draw:name="Image33" text:anchor-type="char" svg:width="0.3335in" svg:height="0.2917in" draw:z-index="32"><draw:image xlink:href="https://translate.googleusercontent.com/image_28.png" xlink:type="simple" xlink:show="embed" xlink:actuate="onLoad"/></draw:frame></text:p>
      <text:p text:style-name="P93"><text:span text:style-name="T9">complex </text:span><text:span text:style-name="T7">clauses </text:span><text:span text:style-name="T33">. </text:span><text:span text:style-name="T7">Cf. </text:span><text:span text:style-name="T33">. </text:span><text:span text:style-name="T46">gam </text:span><text:span text:style-name="T33">khazar ve- ° amar </text:span><text:span text:style-name="T44">( </text:span><text:span text:style-name="T11">letters </text:span><text:span text:style-name="T44">. </text:span><text:span text:style-name="T36">' </text:span><text:span text:style-name="T8">also </text:span><text:span text:style-name="T7">returned </text:span><text:span text:style-name="T6">and </text:span><text:span text:style-name="T8">said </text:span><text:span text:style-name="T36">', </text:span><text:span text:style-name="T11">SR </text:span><text:span text:style-name="T44">) </text:span><text:span text:style-name="T6">in </text:span><text:span text:style-name="T8">the meaning of </text:span><text:span text:style-name="T36">' </text:span><text:span text:style-name="T8">also repeated </text:span><text:span text:style-name="T36">' </text:span><text:span text:style-name="T6">and </text:span><text:span text:style-name="T36">khazar </text:span><text:span text:style-name="T33">we gam-° amar </text:span><text:span text:style-name="T44">( </text:span><text:span text:style-name="T11">letters </text:span><text:span text:style-name="T44">. </text:span><text:span text:style-name="T36">' </text:span><text:span text:style-name="T8">back </text:span><text:span text:style-name="T6">and </text:span><text:span text:style-name="T7">also said </text:span><text:span text:style-name="T33">') </text:span><text:span text:style-name="T6">in the </text:span><text:span text:style-name="T8">value </text:span><text:span text:style-name="T33">' </text:span><text:span text:style-name="T7">returned </text:span><text:span text:style-name="T33">, </text:span><text:span text:style-name="T6">and </text:span><text:span text:style-name="T7">also said </text:span><text:span text:style-name="T33">" .</text:span></text:p>
      <text:p text:style-name="P42"><text:s/></text:p>
      <text:p text:style-name="P191"><text:span text:style-name="T6">The </text:span><text:span text:style-name="T8">report says </text:span><text:span text:style-name="T6">about the </text:span><text:span text:style-name="T8">solution of the problem </text:span><text:span text:style-name="T6">and </text:span><text:span text:style-name="T8">progress </text:span><text:span text:style-name="T7">to </text:span><text:span text:style-name="T8">work </text:span><text:span text:style-name="T36">:</text:span></text:p>
      <text:p text:style-name="P137"><text:span text:style-name="T39">I. </text:span><text:span text:style-name="T6">The </text:span><text:span text:style-name="T8">term </text:span><text:span text:style-name="T36">“ </text:span><text:span text:style-name="T8">serial </text:span><text:span text:style-name="T36">” </text:span><text:span text:style-name="T11">was </text:span><text:span text:style-name="T8">first applied </text:span><text:span text:style-name="T6">to the </text:span><text:span text:style-name="T9">various </text:span><text:span text:style-name="T8">syntactic constructions of </text:span><text:span text:style-name="T7">Hebrew </text:span><text:span text:style-name="T36">. </text:span><text:span text:style-name="T7">It was </text:span><text:span text:style-name="T8">shown </text:span><text:span text:style-name="T36">, </text:span><text:span text:style-name="T7">that the </text:span><text:span text:style-name="T8">verb serialization </text:span><text:span text:style-name="T6">in </text:span><text:span text:style-name="T8">Hebrew differs </text:span><text:span text:style-name="T9">manifold </text:span><text:span text:style-name="T8">values </text:span><text:span text:style-name="T6">and </text:span><text:span text:style-name="T7">forms </text:span><text:span text:style-name="T6">and </text:span><text:span text:style-name="T8">represented </text:span><text:span text:style-name="T11">both </text:span><text:span text:style-name="T6">in </text:span><text:span text:style-name="T9">the modern </text:span><text:span text:style-name="T39">, </text:span><text:span text:style-name="T11">so </text:span><text:span text:style-name="T6">and in </text:span><text:span text:style-name="T8">biblical Hebrew </text:span><text:span text:style-name="T36">.</text:span> </text:p>
      <text:p text:style-name="P91"><text:soft-page-break/><text:span text:style-name="T39">II. </text:span><text:span text:style-name="T7">It was </text:span><text:span text:style-name="T8">found </text:span><text:span text:style-name="T36">, </text:span><text:span text:style-name="T11">that the </text:span><text:span text:style-name="T8">serialization </text:span><text:span text:style-name="T6">in </text:span><text:span text:style-name="T8">Hebrew </text:span><text:span text:style-name="T6">with </text:span><text:span text:style-name="T8">most </text:span><text:span text:style-name="T7">cases </text:span><text:span text:style-name="T9">accompanied </text:span><text:span text:style-name="T8">deleksikalizatsiey </text:span><text:span text:style-name="T6">and </text:span><text:span text:style-name="T8">grammaticalisation </text:span><text:span text:style-name="T6">and </text:span><text:span text:style-name="T8">defined nature grammaticalisation </text:span><text:span text:style-name="T6">in </text:span><text:span text:style-name="T8">various types of serial designs </text:span><text:span text:style-name="T36">.</text:span> </text:p>
      <text:p text:style-name="P142"><text:span text:style-name="T39">III. </text:span><text:span text:style-name="T7">It has been </text:span><text:span text:style-name="T8">shown </text:span><text:span text:style-name="T36">, </text:span><text:span text:style-name="T11">that </text:span><text:span text:style-name="T6">a </text:span><text:span text:style-name="T9">diachronic </text:span><text:span text:style-name="T8">point of view of serialization </text:span><text:span text:style-name="T6">in </text:span><text:span text:style-name="T8">Hebrew undergo quite serious </text:span><text:span text:style-name="T9">changes </text:span><text:span text:style-name="T39">: </text:span><text:span text:style-name="T8">changing a set </text:span><text:span text:style-name="T7">of tokens </text:span><text:span text:style-name="T33">, </text:span><text:span text:style-name="T7">involved </text:span><text:span text:style-name="T6">in </text:span><text:span text:style-name="T9">the formation </text:span><text:span text:style-name="T8">of serial structures </text:span><text:span text:style-name="T36">, </text:span><text:span text:style-name="T6">and </text:span><text:span text:style-name="T10">ways of their </text:span><text:span text:style-name="T9">grammaticalization </text:span><text:span text:style-name="T39">.</text:span> <text:s/></text:p>
      <text:p text:style-name="P137"><text:span text:style-name="T39">IV. </text:span><text:span text:style-name="T7">The </text:span><text:span text:style-name="T8">following typological properties of serial constructions </text:span><text:span text:style-name="T6">in </text:span><text:span text:style-name="T7">Hebrew were </text:span><text:span text:style-name="T8">established </text:span><text:span text:style-name="T33">:</text:span> <text:s/></text:p>
      <text:p text:style-name="P213"><text:span text:style-name="T33">1) </text:span><text:span text:style-name="T6">The </text:span><text:span text:style-name="T8">Hebrew </text:span><text:span text:style-name="T7">exist </text:span><text:span text:style-name="T8">asymmetrical serial structure </text:span><text:span text:style-name="T36">, </text:span><text:span text:style-name="T7">which </text:span><text:span text:style-name="T8">means </text:span><text:span text:style-name="T36">, </text:span><text:span text:style-name="T7">that the verb </text:span><text:span text:style-name="T33">, </text:span><text:span text:style-name="T9">extending </text:span><text:span text:style-name="T8">process grammaticalisation </text:span><text:span text:style-name="T36">, </text:span><text:span text:style-name="T8">always chosen </text:span><text:span text:style-name="T10">from </text:span><text:span text:style-name="T8">the closed semantic </text:span><text:span text:style-name="T7">class </text:span><text:span text:style-name="T33">. </text:span><text:span text:style-name="T8">The second </text:span><text:span text:style-name="T7">verb </text:span><text:span text:style-name="T8">is selected </text:span><text:span text:style-name="T10">from a </text:span><text:span text:style-name="T8">more open </text:span><text:span text:style-name="T7">class </text:span><text:span text:style-name="T33">. </text:span><text:span text:style-name="T11">Topics </text:span><text:span text:style-name="T10">not </text:span><text:span text:style-name="T7">less </text:span><text:span text:style-name="T33">, </text:span><text:span text:style-name="T6">and in </text:span><text:span text:style-name="T8">this </text:span><text:span text:style-name="T7">case, there are </text:span><text:span text:style-name="T9">some </text:span><text:span text:style-name="T8">semantic restrictions </text:span><text:span text:style-name="T36">.</text:span> <text:s text:c="5"/></text:p>
      <text:p text:style-name="P214"><text:span text:style-name="T34">2) </text:span><text:span text:style-name="T8">The existence of </text:span><text:span text:style-name="T7">allied </text:span><text:span text:style-name="T8">serial constructions </text:span><text:span text:style-name="T6">in </text:span><text:span text:style-name="T8">Hebrew is proved </text:span><text:span text:style-name="T37">.</text:span> </text:p>
      <text:p text:style-name="P215"><text:span text:style-name="T8">This </text:span><text:span text:style-name="T9">position of the </text:span><text:span text:style-name="T8">work </text:span><text:span text:style-name="T9">contradicts some studies of </text:span><text:span text:style-name="T8">serial constructions </text:span><text:span text:style-name="T36">, </text:span><text:span text:style-name="T9">for example </text:span><text:span text:style-name="T39">, the </text:span><text:span text:style-name="T8">works of </text:span><text:span text:style-name="T7">Foley </text:span><text:span text:style-name="T6">and </text:span><text:span text:style-name="T7">Olson </text:span><text:span text:style-name="T33">, </text:span><text:span text:style-name="T8">Eichenwald </text:span><text:span text:style-name="T36">. </text:span><text:span text:style-name="T11">Those </text:span><text:span text:style-name="T10">not </text:span><text:span text:style-name="T8">less </text:span><text:span text:style-name="T36">, </text:span><text:span text:style-name="T6">in </text:span><text:span text:style-name="T8">Hebrew </text:span><text:span text:style-name="T7">there are a number of cases </text:span><text:span text:style-name="T33">, </text:span><text:span text:style-name="T8">convincingly demonstrating </text:span><text:span text:style-name="T36">, </text:span><text:span text:style-name="T11">that the </text:span><text:span text:style-name="T8">semantics </text:span><text:span text:style-name="T36">, </text:span><text:span text:style-name="T8">characteristic </text:span><text:span text:style-name="T7">for </text:span><text:span text:style-name="T8">serial structure </text:span><text:span text:style-name="T36">, </text:span><text:span text:style-name="T7">can be </text:span><text:span text:style-name="T8">expressed </text:span><text:span text:style-name="T6">with </text:span><text:span text:style-name="T8">the help </text:span><text:span text:style-name="T7">as a </text:span><text:span text:style-name="T8">union </text:span><text:span text:style-name="T36">, </text:span><text:span text:style-name="T7">so </text:span><text:span text:style-name="T6">and </text:span><text:span text:style-name="T8">asyndetic verb sequences </text:span><text:span text:style-name="T36">. </text:span><text:span text:style-name="T7">Thus </text:span><text:span text:style-name="T33">, </text:span><text:span text:style-name="T6">in</text:span></text:p>
      <text:p text:style-name="P31"><draw:frame draw:style-name="fr1" draw:name="Image34" text:anchor-type="char" svg:width="0.3335in" svg:height="0.2917in" draw:z-index="33"><draw:image xlink:href="https://translate.googleusercontent.com/image_29.png" xlink:type="simple" xlink:show="embed" xlink:actuate="onLoad"/></draw:frame></text:p>
      <text:p text:style-name="P65"><text:span text:style-name="T10">BI </text:span><text:span text:style-name="T8">serial constructions </text:span><text:span text:style-name="T6">with the </text:span><text:span text:style-name="T7">verb </text:span><text:span text:style-name="T36">mih ¢ r </text:span><text:span text:style-name="T6">in the </text:span><text:span text:style-name="T8">adverbial meaning</text:span></text:p>
      <text:p text:style-name="P63">' <text:span text:style-name="T6">Quick </text:span>' <text:span text:style-name="T6">can be both allied </text:span>, <text:span text:style-name="T6">and conjunctionless </text:span>.</text:p>
      <text:p text:style-name="P94"><text:soft-page-break/><text:span text:style-name="T39">V. </text:span><text:span text:style-name="T8">Criteria for </text:span><text:span text:style-name="T7">distinguishing </text:span><text:span text:style-name="T8">serial constructions </text:span><text:span text:style-name="T10">from </text:span><text:span text:style-name="T8">multiclausal verb sequences are established </text:span><text:span text:style-name="T36">.</text:span> <text:s/></text:p>
      <text:p text:style-name="P216"><text:span text:style-name="T33">1) </text:span><text:span text:style-name="T8">One </text:span><text:span text:style-name="T12">of the </text:span><text:span text:style-name="T8">criteria differences serial construction </text:span><text:span text:style-name="T10">of </text:span><text:span text:style-name="T9">a liter of w n of from about h and n e nn of </text:span><text:span text:style-name="T6">minutes </text:span><text:span text:style-name="T11">to </text:span><text:span text:style-name="T9">l </text:span><text:span text:style-name="T11">and y </text:span><text:span text:style-name="T9">s </text:span><text:span text:style-name="T6">s </text:span><text:span text:style-name="T9">I </text:span><text:span text:style-name="T11">a </text:span><text:span text:style-name="T9">l </text:span><text:span text:style-name="T11">i </text:span><text:span text:style-name="T9">e t </text:span><text:span text:style-name="T11">c </text:span><text:span text:style-name="T6">i </text:span><text:span text:style-name="T9">and z m </text:span><text:span text:style-name="T11">e </text:span><text:span text:style-name="T9">n e n and </text:span><text:span text:style-name="T6">e </text:span><text:span text:style-name="T11">to </text:span><text:span text:style-name="T9">t p y </text:span><text:span text:style-name="T11">to </text:span><text:span text:style-name="T9">r y p </text:span><text:span text:style-name="T6">s </text:span><text:span text:style-name="T9">in </text:span><text:span text:style-name="T11">a </text:span><text:span text:style-name="T9">l e </text:span><text:span text:style-name="T11">n </text:span><text:span text:style-name="T9">t n of </text:span><text:span text:style-name="T11">a </text:span><text:span text:style-name="T9">t e </text:span><text:span text:style-name="T6">d </text:span><text:span text:style-name="T9">to d n of z </text:span><text:span text:style-name="T6">of </text:span><text:span text:style-name="T10">from </text:span><text:span text:style-name="T9">verbs </text:span><text:span text:style-name="T41">. </text:span><text:span text:style-name="T7">So </text:span><text:span text:style-name="T33">, </text:span><text:span text:style-name="T6">in the </text:span><text:span text:style-name="T8">construction of </text:span><text:span text:style-name="T33">µ¹zar </text:span><text:span text:style-name="T36">ve-'amar </text:span><text:span text:style-name="T33">(the </text:span><text:span text:style-name="T7">letters </text:span><text:span text:style-name="T36">' </text:span><text:span text:style-name="T8">came back </text:span><text:span text:style-name="T6">and </text:span><text:span text:style-name="T8">said </text:span><text:span text:style-name="T36">'), </text:span><text:span text:style-name="T8">meaning </text:span><text:span text:style-name="T36">' </text:span><text:span text:style-name="T8">repeated </text:span><text:span text:style-name="T36">', the </text:span><text:span text:style-name="T7">verb </text:span><text:span text:style-name="T33">µ¹zar </text:span><text:span text:style-name="T36">'to </text:span><text:span text:style-name="T8">return </text:span><text:span text:style-name="T36">', </text:span><text:span text:style-name="T6">in the </text:span><text:span text:style-name="T8">lexical meaning controlling the directive </text:span><text:span text:style-name="T36">, </text:span><text:span text:style-name="T8">loses </text:span><text:span text:style-name="T11">this </text:span><text:span text:style-name="T8">ability </text:span><text:span text:style-name="T36">.</text:span> </text:p>
      <text:p text:style-name="P217"><text:span text:style-name="T33">2) </text:span><text:span text:style-name="T8">The syntax of some service </text:span><text:span text:style-name="T7">words also </text:span><text:span text:style-name="T8">demonstrates the </text:span><text:span text:style-name="T7">difference between </text:span><text:span text:style-name="T8">serial constructions </text:span><text:span text:style-name="T10">and </text:span><text:span text:style-name="T9">complex </text:span><text:span text:style-name="T7">clauses </text:span><text:span text:style-name="T33">.</text:span> </text:p>
      <text:p text:style-name="P218"><text:span text:style-name="T39">VI. </text:span><text:span text:style-name="T7">It was </text:span><text:span text:style-name="T8">established variation </text:span><text:span text:style-name="T7">of forms </text:span><text:span text:style-name="T8">of serial constructions </text:span><text:span text:style-name="T6">in </text:span><text:span text:style-name="T7">Hebrew </text:span><text:span text:style-name="T33">.</text:span> <text:s/></text:p>
      <text:p text:style-name="P219"><text:span text:style-name="T9">Prototypical </text:span><text:span text:style-name="T8">a serial design has resilient </text:span><text:span text:style-name="T9">morphosyntactic </text:span><text:span text:style-name="T8">properties </text:span><text:span text:style-name="T36">: </text:span><text:span text:style-name="T8">values inflectional grammatical category verb </text:span><text:span text:style-name="T36">, </text:span><text:span text:style-name="T12">its </text:span><text:span text:style-name="T8">generators </text:span><text:span text:style-name="T36">, </text:span><text:span text:style-name="T7">always </text:span><text:span text:style-name="T8">coincide </text:span><text:span text:style-name="T36">. </text:span><text:span text:style-name="T11">This </text:span><text:span text:style-name="T9">pattern </text:span><text:span text:style-name="T8">repeatedly </text:span><text:span text:style-name="T7">disrupted </text:span><text:span text:style-name="T6">in </text:span><text:span text:style-name="T8">Hebrew </text:span><text:span text:style-name="T36">, </text:span><text:span text:style-name="T7">where </text:span><text:span text:style-name="T36">" </text:span><text:span text:style-name="T8">serialized </text:span><text:span text:style-name="T36">" </text:span><text:span text:style-name="T8">semantics </text:span><text:span text:style-name="T9">accompanied </text:span><text:span text:style-name="T8">uncharacteristic </text:span><text:span text:style-name="T7">of </text:span><text:span text:style-name="T8">typical construction serial combination </text:span><text:span text:style-name="T7">forms </text:span><text:span text:style-name="T33">.</text:span></text:p>
      <text:p text:style-name="P142"><text:span text:style-name="T39">VII. </text:span><text:span text:style-name="T8">It is proved </text:span><text:span text:style-name="T36">, </text:span><text:span text:style-name="T7">that the </text:span><text:span text:style-name="T9">serialization </text:span><text:span text:style-name="T6">in </text:span><text:span text:style-name="T8">Hebrew </text:span><text:span text:style-name="T7">is </text:span><text:span text:style-name="T33">, </text:span><text:span text:style-name="T6">in </text:span><text:span text:style-name="T7">the first </text:span><text:span text:style-name="T8">place </text:span><text:span text:style-name="T36">, </text:span><text:span text:style-name="T8">the semantic nature </text:span><text:span text:style-name="T36">.</text:span> <text:s/></text:p>
      <text:p text:style-name="P191"><text:span text:style-name="T8">Variability described </text:span><text:span text:style-name="T7">above </text:span><text:span text:style-name="T8">syntactic </text:span><text:span text:style-name="T7">properties </text:span><text:span text:style-name="T8">serial designs Hebrew allows claim </text:span><text:span text:style-name="T36">, </text:span><text:span text:style-name="T11">that </text:span><text:span text:style-name="T8">the primary distinguishing feature </text:span><text:span text:style-name="T36">, </text:span><text:span text:style-name="T9">determining </text:span><text:span text:style-name="T8">serialization </text:span><text:span text:style-name="T6">and </text:span><text:span text:style-name="T8">distinguishes </text:span><text:span text:style-name="T12">it </text:span><text:span text:style-name="T10">from </text:span><text:span text:style-name="T9">slozhnosochinennogo </text:span><text:span text:style-name="T8">connection </text:span><text:span text:style-name="T36">, </text:span><text:span text:style-name="T8">a special semantics </text:span><text:span text:style-name="T36">, </text:span><text:span text:style-name="T8">associated </text:span><text:span text:style-name="T6">with </text:span><text:span text:style-name="T8">deleksikalizatsiey one </text:span><text:span text:style-name="T10">of its </text:span><text:span text:style-name="T8">elements </text:span><text:span text:style-name="T36">. </text:span><text:span text:style-name="T7">This </text:span><text:soft-page-break/><text:span text:style-name="T8">semantics is combined </text:span><text:span text:style-name="T6">with </text:span><text:span text:style-name="T9">a specific </text:span><text:span text:style-name="T8">syntactic structure </text:span><text:span text:style-name="T36">, </text:span><text:span text:style-name="T6">in a </text:span><text:span text:style-name="T8">sufficiently volatile </text:span><text:span text:style-name="T6">and </text:span><text:span text:style-name="T9">diverse </text:span><text:span text:style-name="T39">, </text:span><text:span text:style-name="T10">but </text:span><text:span text:style-name="T7">all the </text:span><text:span text:style-name="T10">same </text:span><text:span text:style-name="T8">differs </text:span><text:span text:style-name="T10">from the </text:span><text:span text:style-name="T7">structure </text:span><text:span text:style-name="T9">slozhnosochinennogo </text:span><text:span text:style-name="T7">clauses </text:span><text:span text:style-name="T33">. </text:span><text:span text:style-name="T9">The only </text:span><text:span text:style-name="T8">stable syntactic property of the serial construction </text:span>is the <text:span text:style-name="T9">finiteness of </text:span><text:span text:style-name="T8">verb </text:span><text:span text:style-name="T7">forms </text:span><text:span text:style-name="T33">.</text:span></text:p>
      <text:p text:style-name="P31"><draw:frame draw:style-name="fr1" draw:name="Image35" text:anchor-type="char" svg:width="0.3335in" svg:height="0.2917in" draw:z-index="34"><draw:image xlink:href="https://translate.googleusercontent.com/image_30.png" xlink:type="simple" xlink:show="embed" xlink:actuate="onLoad"/></draw:frame></text:p>
      <text:p text:style-name="P220"><text:span text:style-name="T6">Thus </text:span>, <text:span text:style-name="T6">based on the foregoing </text:span>, <text:span text:style-name="T6">we can formulate the definition of a serial construction in Hebrew </text:span>:</text:p>
      <text:p text:style-name="P221"><text:span text:style-name="T9">With e p and a l s n </text:span><text:span text:style-name="T11">a </text:span><text:span text:style-name="T6">i </text:span><text:span text:style-name="T9">a </text:span><text:span text:style-name="T11">a </text:span><text:span text:style-name="T9">n </text:span><text:span text:style-name="T11">a </text:span><text:span text:style-name="T9">t r </text:span><text:span text:style-name="T11">y </text:span><text:span text:style-name="T9">a n and </text:span><text:span text:style-name="T6">I </text:span><text:span text:style-name="T9">n p e d </text:span><text:span text:style-name="T11">a </text:span><text:span text:style-name="T9">t a </text:span><text:span text:style-name="T11">to </text:span><text:span text:style-name="T9">l </text:span><text:span text:style-name="T11">i </text:span><text:span text:style-name="T9">e </text:span><text:span text:style-name="T6">t </text:span><text:span text:style-name="T11">a </text:span><text:span text:style-name="T9">a b a </text:span><text:span text:style-name="T6">d </text:span><text:span text:style-name="T9">n a a l e d a in </text:span><text:span text:style-name="T11">a </text:span><text:span text:style-name="T9">t e </text:span><text:span text:style-name="T11">l </text:span><text:span text:style-name="T9">s </text:span><text:span text:style-name="T11">n </text:span><text:span text:style-name="T9">of from t </text:span><text:span text:style-name="T6">s </text:span><text:span text:style-name="T9">r l and r of the l on </text:span><text:span text:style-name="T6">a in </text:span><text:span text:style-name="T8">individual form </text:span><text:span text:style-name="T38">, </text:span><text:span text:style-name="T7">one </text:span><text:span text:style-name="T10">of </text:span><text:span text:style-name="T8">which </text:span><text:span text:style-name="T10">does not </text:span><text:span text:style-name="T8">have its own </text:span><text:span text:style-name="T9">lexical </text:span><text:span text:style-name="T8">meaning </text:span><text:span text:style-name="T6">and </text:span><text:span text:style-name="T9">with l y f </text:span><text:span text:style-name="T11">and </text:span><text:span text:style-name="T6">t </text:span><text:span text:style-name="T9">and d </text:span><text:span text:style-name="T11">in </text:span><text:span text:style-name="T9">e p b and a </text:span><text:span text:style-name="T11">n </text:span><text:span text:style-name="T9">s n s </text:span><text:span text:style-name="T6">m </text:span><text:span text:style-name="T9">and l </text:span><text:span text:style-name="T6">and </text:span><text:span text:style-name="T9">a with n e </text:span><text:span text:style-name="T11">a </text:span><text:span text:style-name="T9">r y a </text:span><text:span text:style-name="T11">n s </text:span><text:span text:style-name="T9">n s </text:span><text:span text:style-name="T6">m </text:span><text:span text:style-name="T9">m of d and f , and to </text:span><text:span text:style-name="T11">a </text:span><text:span text:style-name="T9">t oro </text:span><text:span text:style-name="T6">m </text:span><text:span text:style-name="T11">in </text:span><text:span text:style-name="T9">m oro g </text:span><text:span text:style-name="T8">of </text:span>.</text:p>
      <text:p text:style-name="P31"><draw:frame draw:style-name="fr1" draw:name="Image36" text:anchor-type="char" svg:width="0.3335in" svg:height="0.2917in" draw:z-index="35"><draw:image xlink:href="https://translate.googleusercontent.com/image_31.png" xlink:type="simple" xlink:show="embed" xlink:actuate="onLoad"/></draw:frame></text:p>
      <text:p text:style-name="P200"><text:span text:style-name="T8">Key provisions of </text:span><text:span text:style-name="T9">the thesis </text:span><text:span text:style-name="T7">found </text:span><text:span text:style-name="T8">reflection </text:span><text:span text:style-name="T6">in </text:span><text:span text:style-name="T24">the following </text:span><text:span text:style-name="T8">publications of the author </text:span><text:span text:style-name="T36">: <text:s text:c="27"/></text:span><text:span text:style-name="T39"><text:s text:c="14"/></text:span><text:span text:style-name="T33"><text:s text:c="14"/></text:span><text:span text:style-name="T36"><text:s text:c="14"/></text:span><text:s text:c="13"/></text:p>
      <text:p text:style-name="P43"><text:s/></text:p>
      <text:p text:style-name="P222"><text:span text:style-name="T34">1. </text:span><text:span text:style-name="T8">Serials designs </text:span><text:span text:style-name="T6">with </text:span><text:span text:style-name="T8">adverbial value </text:span><text:span text:style-name="T6">in </text:span><text:span text:style-name="T8">biblical </text:span><text:span text:style-name="T7">Hebrew as a rare </text:span><text:span text:style-name="T8">syntactic </text:span><text:span text:style-name="T7">phenomenon </text:span><text:span text:style-name="T43">// <text:s/></text:span><text:span text:style-name="T7">Bulletin of </text:span><text:span text:style-name="T8">Moscow University </text:span><text:span text:style-name="T37">: </text:span><text:span text:style-name="T7">Series </text:span><text:span text:style-name="T43">13. </text:span><text:span text:style-name="T8">Oriental </text:span><text:span text:style-name="T37">, </text:span><text:span text:style-name="T11">number </text:span><text:span text:style-name="T45">1, 2010. </text:span><text:span text:style-name="T4">- </text:span><text:span text:style-name="T12">With </text:span><text:span text:style-name="T47">. </text:span><text:span text:style-name="T45">64-74.</text:span> <text:s text:c="22"/></text:p>
      <text:p text:style-name="P222"><text:span text:style-name="T33">2. </text:span><text:span text:style-name="T6">To the </text:span><text:span text:style-name="T8">question </text:span><text:span text:style-name="T6">about the </text:span><text:span text:style-name="T8">typology of serial constructions </text:span><text:span text:style-name="T6">in </text:span><text:span text:style-name="T8">modern Hebrew </text:span><text:span text:style-name="T42">// </text:span><text:span text:style-name="T7">Language </text:span><text:span text:style-name="T8">Hebrew </text:span><text:span text:style-name="T36">: </text:span><text:span text:style-name="T8">learning </text:span><text:span text:style-name="T6">and </text:span><text:span text:style-name="T8">teaching </text:span><text:span text:style-name="T36">. </text:span><text:span text:style-name="T8">Materials of the </text:span><text:span text:style-name="T44">XVI </text:span><text:soft-page-break/><text:span text:style-name="T8">Annual International </text:span><text:span text:style-name="T9">Interdisciplinary Conference </text:span><text:span text:style-name="T10">on </text:span><text:span text:style-name="T8">Jewish Studies </text:span><text:span text:style-name="T36">, </text:span><text:span text:style-name="T7">Part </text:span><text:span text:style-name="T46">I, </text:span><text:span text:style-name="T7">Issue </text:span><text:span text:style-name="T42">25, </text:span><text:span text:style-name="T44">2009. </text:span>- <text:span text:style-name="T10">p </text:span><text:span text:style-name="T42">. </text:span><text:span text:style-name="T33">25-36.</text:span> <text:s text:c="22"/></text:p>
      <text:p text:style-name="P31"><draw:frame draw:style-name="fr1" draw:name="Image37" text:anchor-type="char" svg:width="0.3335in" svg:height="0.2917in" draw:z-index="36"><draw:image xlink:href="https://translate.googleusercontent.com/image_32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Konatu" svg:font-family="Konatu"/>
    <style:font-face style:name="Pothana2000" svg:font-family="Pothana2000"/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7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/>
    <dc:description/>
    <dc:subject/>
    <meta:keyword/>
    <meta:initial-creator/>
    <dc:creator>Žāle Mottahedin</dc:creator>
    <meta:creation-date>2020-05-22T15:05:56Z</meta:creation-date>
    <dc:date>2020-05-22T17:11:21.115934183</dc:date>
    <meta:editing-duration>PT52S</meta:editing-duration>
    <meta:editing-cycles>1</meta:editing-cycles>
    <meta:document-statistic meta:table-count="0" meta:image-count="37" meta:object-count="0" meta:page-count="38" meta:paragraph-count="285" meta:word-count="10062" meta:character-count="50380" meta:non-whitespace-character-count="39244"/>
  </office:meta>
</office:document-meta>
</file>